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5.147cm"/>
    </style:style>
    <style:style style:name="co10" style:family="table-column">
      <style:table-column-properties fo:break-before="auto" style:column-width="4.574cm"/>
    </style:style>
    <style:style style:name="co11" style:family="table-column">
      <style:table-column-properties fo:break-before="auto" style:column-width="5.419cm"/>
    </style:style>
    <style:style style:name="co12" style:family="table-column">
      <style:table-column-properties fo:break-before="auto" style:column-width="3.676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0"/>
    <style:style style:name="ce3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orted_s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</text:p>
          </table:table-cell>
          <table:table-cell office:value-type="string" calcext:value-type="string">
            <text:p>comp_maks</text:p>
          </table:table-cell>
          <table:table-cell office:value-type="string" calcext:value-type="string">
            <text:p>reads_avg</text:p>
          </table:table-cell>
          <table:table-cell office:value-type="string" calcext:value-type="string">
            <text:p>reads_maks</text:p>
          </table:table-cell>
          <table:table-cell office:value-type="string" calcext:value-type="string">
            <text:p>h_avg</text:p>
          </table:table-cell>
          <table:table-cell office:value-type="string" calcext:value-type="string">
            <text:p>h_final</text:p>
          </table:table-cell>
          <table:table-cell office:value-type="string" calcext:value-type="string">
            <text:p>h_maks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0905" calcext:value-type="float">
            <text:p>22,00905</text:p>
          </table:table-cell>
          <table:table-cell office:value-type="float" office:value="9648" calcext:value-type="float">
            <text:p>9648</text:p>
          </table:table-cell>
          <table:table-cell office:value-type="float" office:value="56.2234" calcext:value-type="float">
            <text:p>56,2234</text:p>
          </table:table-cell>
          <table:table-cell office:value-type="float" office:value="28939" calcext:value-type="float">
            <text:p>28939</text:p>
          </table:table-cell>
          <table:table-cell office:value-type="float" office:value="2509.8444" calcext:value-type="float">
            <text:p>2509,8444</text:p>
          </table:table-cell>
          <table:table-cell office:value-type="float" office:value="34" calcext:value-type="float">
            <text:p>34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8998" calcext:value-type="float">
            <text:p>21,8998</text:p>
          </table:table-cell>
          <table:table-cell office:value-type="float" office:value="8427" calcext:value-type="float">
            <text:p>8427</text:p>
          </table:table-cell>
          <table:table-cell office:value-type="float" office:value="55.9319" calcext:value-type="float">
            <text:p>55,9319</text:p>
          </table:table-cell>
          <table:table-cell office:value-type="float" office:value="25277" calcext:value-type="float">
            <text:p>25277</text:p>
          </table:table-cell>
          <table:table-cell office:value-type="float" office:value="2510.07865" calcext:value-type="float">
            <text:p>2510,07865</text:p>
          </table:table-cell>
          <table:table-cell office:value-type="float" office:value="35" calcext:value-type="float">
            <text:p>35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497" calcext:value-type="float">
            <text:p>22,0497</text:p>
          </table:table-cell>
          <table:table-cell office:value-type="float" office:value="12810" calcext:value-type="float">
            <text:p>12810</text:p>
          </table:table-cell>
          <table:table-cell office:value-type="float" office:value="56.30505" calcext:value-type="float">
            <text:p>56,30505</text:p>
          </table:table-cell>
          <table:table-cell office:value-type="float" office:value="38425" calcext:value-type="float">
            <text:p>38425</text:p>
          </table:table-cell>
          <table:table-cell office:value-type="float" office:value="2509.26565" calcext:value-type="float">
            <text:p>2509,26565</text:p>
          </table:table-cell>
          <table:table-cell office:value-type="float" office:value="32" calcext:value-type="float">
            <text:p>32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907" calcext:value-type="float">
            <text:p>21,9907</text:p>
          </table:table-cell>
          <table:table-cell office:value-type="float" office:value="12775" calcext:value-type="float">
            <text:p>12775</text:p>
          </table:table-cell>
          <table:table-cell office:value-type="float" office:value="56.20535" calcext:value-type="float">
            <text:p>56,20535</text:p>
          </table:table-cell>
          <table:table-cell office:value-type="float" office:value="38322" calcext:value-type="float">
            <text:p>38322</text:p>
          </table:table-cell>
          <table:table-cell office:value-type="float" office:value="2510.3052" calcext:value-type="float">
            <text:p>2510,3052</text:p>
          </table:table-cell>
          <table:table-cell office:value-type="float" office:value="31" calcext:value-type="float">
            <text:p>31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3635" calcext:value-type="float">
            <text:p>22,03635</text:p>
          </table:table-cell>
          <table:table-cell office:value-type="float" office:value="6300" calcext:value-type="float">
            <text:p>6300</text:p>
          </table:table-cell>
          <table:table-cell office:value-type="float" office:value="56.2814" calcext:value-type="float">
            <text:p>56,2814</text:p>
          </table:table-cell>
          <table:table-cell office:value-type="float" office:value="18896" calcext:value-type="float">
            <text:p>18896</text:p>
          </table:table-cell>
          <table:table-cell office:value-type="float" office:value="2509.4538" calcext:value-type="float">
            <text:p>2509,4538</text:p>
          </table:table-cell>
          <table:table-cell office:value-type="float" office:value="35" calcext:value-type="float">
            <text:p>35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4265" calcext:value-type="float">
            <text:p>22,04265</text:p>
          </table:table-cell>
          <table:table-cell office:value-type="float" office:value="10419" calcext:value-type="float">
            <text:p>10419</text:p>
          </table:table-cell>
          <table:table-cell office:value-type="float" office:value="56.29795" calcext:value-type="float">
            <text:p>56,29795</text:p>
          </table:table-cell>
          <table:table-cell office:value-type="float" office:value="31252" calcext:value-type="float">
            <text:p>31252</text:p>
          </table:table-cell>
          <table:table-cell office:value-type="float" office:value="2510.19675" calcext:value-type="float">
            <text:p>2510,19675</text:p>
          </table:table-cell>
          <table:table-cell office:value-type="float" office:value="29" calcext:value-type="float">
            <text:p>29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83" calcext:value-type="float">
            <text:p>21,983</text:p>
          </table:table-cell>
          <table:table-cell office:value-type="float" office:value="9267" calcext:value-type="float">
            <text:p>9267</text:p>
          </table:table-cell>
          <table:table-cell office:value-type="float" office:value="56.14395" calcext:value-type="float">
            <text:p>56,14395</text:p>
          </table:table-cell>
          <table:table-cell office:value-type="float" office:value="27796" calcext:value-type="float">
            <text:p>27796</text:p>
          </table:table-cell>
          <table:table-cell office:value-type="float" office:value="2510.821" calcext:value-type="float">
            <text:p>2510,821</text:p>
          </table:table-cell>
          <table:table-cell office:value-type="float" office:value="28" calcext:value-type="float">
            <text:p>28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8825" calcext:value-type="float">
            <text:p>21,98825</text:p>
          </table:table-cell>
          <table:table-cell office:value-type="float" office:value="9585" calcext:value-type="float">
            <text:p>9585</text:p>
          </table:table-cell>
          <table:table-cell office:value-type="float" office:value="56.17505" calcext:value-type="float">
            <text:p>56,17505</text:p>
          </table:table-cell>
          <table:table-cell office:value-type="float" office:value="28750" calcext:value-type="float">
            <text:p>28750</text:p>
          </table:table-cell>
          <table:table-cell office:value-type="float" office:value="2510.7076" calcext:value-type="float">
            <text:p>2510,7076</text:p>
          </table:table-cell>
          <table:table-cell office:value-type="float" office:value="31" calcext:value-type="float">
            <text:p>31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6125" calcext:value-type="float">
            <text:p>22,06125</text:p>
          </table:table-cell>
          <table:table-cell office:value-type="float" office:value="7896" calcext:value-type="float">
            <text:p>7896</text:p>
          </table:table-cell>
          <table:table-cell office:value-type="float" office:value="56.3689" calcext:value-type="float">
            <text:p>56,3689</text:p>
          </table:table-cell>
          <table:table-cell office:value-type="float" office:value="23681" calcext:value-type="float">
            <text:p>23681</text:p>
          </table:table-cell>
          <table:table-cell office:value-type="float" office:value="2508.09705" calcext:value-type="float">
            <text:p>2508,09705</text:p>
          </table:table-cell>
          <table:table-cell office:value-type="float" office:value="33" calcext:value-type="float">
            <text:p>33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7225" calcext:value-type="float">
            <text:p>21,97225</text:p>
          </table:table-cell>
          <table:table-cell office:value-type="float" office:value="6685" calcext:value-type="float">
            <text:p>6685</text:p>
          </table:table-cell>
          <table:table-cell office:value-type="float" office:value="56.1236" calcext:value-type="float">
            <text:p>56,1236</text:p>
          </table:table-cell>
          <table:table-cell office:value-type="float" office:value="20052" calcext:value-type="float">
            <text:p>20052</text:p>
          </table:table-cell>
          <table:table-cell office:value-type="float" office:value="2510.09555" calcext:value-type="float">
            <text:p>2510,09555</text:p>
          </table:table-cell>
          <table:table-cell office:value-type="float" office:value="33" calcext:value-type="float">
            <text:p>33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10465" calcext:value-type="float">
            <text:p>22,10465</text:p>
          </table:table-cell>
          <table:table-cell office:value-type="float" office:value="12723" calcext:value-type="float">
            <text:p>12723</text:p>
          </table:table-cell>
          <table:table-cell office:value-type="float" office:value="56.48505" calcext:value-type="float">
            <text:p>56,48505</text:p>
          </table:table-cell>
          <table:table-cell office:value-type="float" office:value="38165" calcext:value-type="float">
            <text:p>38165</text:p>
          </table:table-cell>
          <table:table-cell office:value-type="float" office:value="2509.48665" calcext:value-type="float">
            <text:p>2509,48665</text:p>
          </table:table-cell>
          <table:table-cell office:value-type="float" office:value="31" calcext:value-type="float">
            <text:p>31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989" calcext:value-type="float">
            <text:p>21,9989</text:p>
          </table:table-cell>
          <table:table-cell office:value-type="float" office:value="6477" calcext:value-type="float">
            <text:p>6477</text:p>
          </table:table-cell>
          <table:table-cell office:value-type="float" office:value="56.21225" calcext:value-type="float">
            <text:p>56,21225</text:p>
          </table:table-cell>
          <table:table-cell office:value-type="float" office:value="19426" calcext:value-type="float">
            <text:p>19426</text:p>
          </table:table-cell>
          <table:table-cell office:value-type="float" office:value="2511.45185" calcext:value-type="float">
            <text:p>2511,45185</text:p>
          </table:table-cell>
          <table:table-cell office:value-type="float" office:value="33" calcext:value-type="float">
            <text:p>33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2585" calcext:value-type="float">
            <text:p>22,02585</text:p>
          </table:table-cell>
          <table:table-cell office:value-type="float" office:value="8595" calcext:value-type="float">
            <text:p>8595</text:p>
          </table:table-cell>
          <table:table-cell office:value-type="float" office:value="56.27275" calcext:value-type="float">
            <text:p>56,27275</text:p>
          </table:table-cell>
          <table:table-cell office:value-type="float" office:value="25780" calcext:value-type="float">
            <text:p>25780</text:p>
          </table:table-cell>
          <table:table-cell office:value-type="float" office:value="2508.74945" calcext:value-type="float">
            <text:p>2508,74945</text:p>
          </table:table-cell>
          <table:table-cell office:value-type="float" office:value="31" calcext:value-type="float">
            <text:p>31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418" calcext:value-type="float">
            <text:p>22,0418</text:p>
          </table:table-cell>
          <table:table-cell office:value-type="float" office:value="5463" calcext:value-type="float">
            <text:p>5463</text:p>
          </table:table-cell>
          <table:table-cell office:value-type="float" office:value="56.30435" calcext:value-type="float">
            <text:p>56,30435</text:p>
          </table:table-cell>
          <table:table-cell office:value-type="float" office:value="16384" calcext:value-type="float">
            <text:p>16384</text:p>
          </table:table-cell>
          <table:table-cell office:value-type="float" office:value="2510.7216" calcext:value-type="float">
            <text:p>2510,7216</text:p>
          </table:table-cell>
          <table:table-cell office:value-type="float" office:value="30" calcext:value-type="float">
            <text:p>30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182" calcext:value-type="float">
            <text:p>22,0182</text:p>
          </table:table-cell>
          <table:table-cell office:value-type="float" office:value="7737" calcext:value-type="float">
            <text:p>7737</text:p>
          </table:table-cell>
          <table:table-cell office:value-type="float" office:value="56.2312" calcext:value-type="float">
            <text:p>56,2312</text:p>
          </table:table-cell>
          <table:table-cell office:value-type="float" office:value="23204" calcext:value-type="float">
            <text:p>23204</text:p>
          </table:table-cell>
          <table:table-cell office:value-type="float" office:value="2510.38785" calcext:value-type="float">
            <text:p>2510,38785</text:p>
          </table:table-cell>
          <table:table-cell office:value-type="float" office:value="34" calcext:value-type="float">
            <text:p>34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8635" calcext:value-type="float">
            <text:p>22,08635</text:p>
          </table:table-cell>
          <table:table-cell office:value-type="float" office:value="12552" calcext:value-type="float">
            <text:p>12552</text:p>
          </table:table-cell>
          <table:table-cell office:value-type="float" office:value="56.4294" calcext:value-type="float">
            <text:p>56,4294</text:p>
          </table:table-cell>
          <table:table-cell office:value-type="float" office:value="37651" calcext:value-type="float">
            <text:p>37651</text:p>
          </table:table-cell>
          <table:table-cell office:value-type="float" office:value="2509.5014" calcext:value-type="float">
            <text:p>2509,5014</text:p>
          </table:table-cell>
          <table:table-cell office:value-type="float" office:value="32" calcext:value-type="float">
            <text:p>32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602" calcext:value-type="float">
            <text:p>22,0602</text:p>
          </table:table-cell>
          <table:table-cell office:value-type="float" office:value="6717" calcext:value-type="float">
            <text:p>6717</text:p>
          </table:table-cell>
          <table:table-cell office:value-type="float" office:value="56.3405" calcext:value-type="float">
            <text:p>56,3405</text:p>
          </table:table-cell>
          <table:table-cell office:value-type="float" office:value="20146" calcext:value-type="float">
            <text:p>20146</text:p>
          </table:table-cell>
          <table:table-cell office:value-type="float" office:value="2509.8666" calcext:value-type="float">
            <text:p>2509,8666</text:p>
          </table:table-cell>
          <table:table-cell office:value-type="float" office:value="34" calcext:value-type="float">
            <text:p>34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0039" calcext:value-type="float">
            <text:p>22,0039</text:p>
          </table:table-cell>
          <table:table-cell office:value-type="float" office:value="8403" calcext:value-type="float">
            <text:p>8403</text:p>
          </table:table-cell>
          <table:table-cell office:value-type="float" office:value="56.22055" calcext:value-type="float">
            <text:p>56,22055</text:p>
          </table:table-cell>
          <table:table-cell office:value-type="float" office:value="25205" calcext:value-type="float">
            <text:p>25205</text:p>
          </table:table-cell>
          <table:table-cell office:value-type="float" office:value="2509.6066" calcext:value-type="float">
            <text:p>2509,6066</text:p>
          </table:table-cell>
          <table:table-cell office:value-type="float" office:value="28" calcext:value-type="float">
            <text:p>28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.9903" calcext:value-type="float">
            <text:p>21,9903</text:p>
          </table:table-cell>
          <table:table-cell office:value-type="float" office:value="11562" calcext:value-type="float">
            <text:p>11562</text:p>
          </table:table-cell>
          <table:table-cell office:value-type="float" office:value="56.1545" calcext:value-type="float">
            <text:p>56,1545</text:p>
          </table:table-cell>
          <table:table-cell office:value-type="float" office:value="34682" calcext:value-type="float">
            <text:p>34682</text:p>
          </table:table-cell>
          <table:table-cell office:value-type="float" office:value="2510.2082" calcext:value-type="float">
            <text:p>2510,2082</text:p>
          </table:table-cell>
          <table:table-cell office:value-type="float" office:value="29" calcext:value-type="float">
            <text:p>29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.1064" calcext:value-type="float">
            <text:p>22,1064</text:p>
          </table:table-cell>
          <table:table-cell office:value-type="float" office:value="14278" calcext:value-type="float">
            <text:p>14278</text:p>
          </table:table-cell>
          <table:table-cell office:value-type="float" office:value="56.4885" calcext:value-type="float">
            <text:p>56,4885</text:p>
          </table:table-cell>
          <table:table-cell office:value-type="float" office:value="42831" calcext:value-type="float">
            <text:p>42831</text:p>
          </table:table-cell>
          <table:table-cell office:value-type="float" office:value="2508.61555" calcext:value-type="float">
            <text:p>2508,61555</text:p>
          </table:table-cell>
          <table:table-cell office:value-type="float" office:value="30" calcext:value-type="float">
            <text:p>30</text:p>
          </table:table-cell>
          <table:table-cell office:value-type="float" office:value="9950" calcext:value-type="float">
            <text:p>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26725" calcext:value-type="float">
            <text:p>23,526725</text:p>
          </table:table-cell>
          <table:table-cell office:value-type="float" office:value="12237" calcext:value-type="float">
            <text:p>12237</text:p>
          </table:table-cell>
          <table:table-cell office:value-type="float" office:value="60.39475" calcext:value-type="float">
            <text:p>60,39475</text:p>
          </table:table-cell>
          <table:table-cell office:value-type="float" office:value="36707" calcext:value-type="float">
            <text:p>36707</text:p>
          </table:table-cell>
          <table:table-cell office:value-type="float" office:value="5011.79845" calcext:value-type="float">
            <text:p>5011,79845</text:p>
          </table:table-cell>
          <table:table-cell office:value-type="float" office:value="35" calcext:value-type="float">
            <text:p>35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2135" calcext:value-type="float">
            <text:p>23,52135</text:p>
          </table:table-cell>
          <table:table-cell office:value-type="float" office:value="19020" calcext:value-type="float">
            <text:p>19020</text:p>
          </table:table-cell>
          <table:table-cell office:value-type="float" office:value="60.388125" calcext:value-type="float">
            <text:p>60,388125</text:p>
          </table:table-cell>
          <table:table-cell office:value-type="float" office:value="57053" calcext:value-type="float">
            <text:p>57053</text:p>
          </table:table-cell>
          <table:table-cell office:value-type="float" office:value="5015.142075" calcext:value-type="float">
            <text:p>5015,142075</text:p>
          </table:table-cell>
          <table:table-cell office:value-type="float" office:value="42" calcext:value-type="float">
            <text:p>42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63865" calcext:value-type="float">
            <text:p>23,63865</text:p>
          </table:table-cell>
          <table:table-cell office:value-type="float" office:value="29620" calcext:value-type="float">
            <text:p>29620</text:p>
          </table:table-cell>
          <table:table-cell office:value-type="float" office:value="60.6873" calcext:value-type="float">
            <text:p>60,6873</text:p>
          </table:table-cell>
          <table:table-cell office:value-type="float" office:value="88857" calcext:value-type="float">
            <text:p>88857</text:p>
          </table:table-cell>
          <table:table-cell office:value-type="float" office:value="5009.363125" calcext:value-type="float">
            <text:p>5009,363125</text:p>
          </table:table-cell>
          <table:table-cell office:value-type="float" office:value="44" calcext:value-type="float">
            <text:p>44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4994" calcext:value-type="float">
            <text:p>23,4994</text:p>
          </table:table-cell>
          <table:table-cell office:value-type="float" office:value="11964" calcext:value-type="float">
            <text:p>11964</text:p>
          </table:table-cell>
          <table:table-cell office:value-type="float" office:value="60.3141" calcext:value-type="float">
            <text:p>60,3141</text:p>
          </table:table-cell>
          <table:table-cell office:value-type="float" office:value="35885" calcext:value-type="float">
            <text:p>35885</text:p>
          </table:table-cell>
          <table:table-cell office:value-type="float" office:value="5011.235525" calcext:value-type="float">
            <text:p>5011,235525</text:p>
          </table:table-cell>
          <table:table-cell office:value-type="float" office:value="36" calcext:value-type="float">
            <text:p>36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84225" calcext:value-type="float">
            <text:p>23,584225</text:p>
          </table:table-cell>
          <table:table-cell office:value-type="float" office:value="16495" calcext:value-type="float">
            <text:p>16495</text:p>
          </table:table-cell>
          <table:table-cell office:value-type="float" office:value="60.5348" calcext:value-type="float">
            <text:p>60,5348</text:p>
          </table:table-cell>
          <table:table-cell office:value-type="float" office:value="49482" calcext:value-type="float">
            <text:p>49482</text:p>
          </table:table-cell>
          <table:table-cell office:value-type="float" office:value="5011.3692" calcext:value-type="float">
            <text:p>5011,3692</text:p>
          </table:table-cell>
          <table:table-cell office:value-type="float" office:value="35" calcext:value-type="float">
            <text:p>35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83275" calcext:value-type="float">
            <text:p>23,583275</text:p>
          </table:table-cell>
          <table:table-cell office:value-type="float" office:value="19542" calcext:value-type="float">
            <text:p>19542</text:p>
          </table:table-cell>
          <table:table-cell office:value-type="float" office:value="60.535575" calcext:value-type="float">
            <text:p>60,535575</text:p>
          </table:table-cell>
          <table:table-cell office:value-type="float" office:value="58619" calcext:value-type="float">
            <text:p>58619</text:p>
          </table:table-cell>
          <table:table-cell office:value-type="float" office:value="5011.505325" calcext:value-type="float">
            <text:p>5011,505325</text:p>
          </table:table-cell>
          <table:table-cell office:value-type="float" office:value="37" calcext:value-type="float">
            <text:p>37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158" calcext:value-type="float">
            <text:p>23,5158</text:p>
          </table:table-cell>
          <table:table-cell office:value-type="float" office:value="17424" calcext:value-type="float">
            <text:p>17424</text:p>
          </table:table-cell>
          <table:table-cell office:value-type="float" office:value="60.359725" calcext:value-type="float">
            <text:p>60,359725</text:p>
          </table:table-cell>
          <table:table-cell office:value-type="float" office:value="52267" calcext:value-type="float">
            <text:p>52267</text:p>
          </table:table-cell>
          <table:table-cell office:value-type="float" office:value="5010.200675" calcext:value-type="float">
            <text:p>5010,200675</text:p>
          </table:table-cell>
          <table:table-cell office:value-type="float" office:value="32" calcext:value-type="float">
            <text:p>32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10575" calcext:value-type="float">
            <text:p>23,510575</text:p>
          </table:table-cell>
          <table:table-cell office:value-type="float" office:value="16200" calcext:value-type="float">
            <text:p>16200</text:p>
          </table:table-cell>
          <table:table-cell office:value-type="float" office:value="60.31505" calcext:value-type="float">
            <text:p>60,31505</text:p>
          </table:table-cell>
          <table:table-cell office:value-type="float" office:value="48596" calcext:value-type="float">
            <text:p>48596</text:p>
          </table:table-cell>
          <table:table-cell office:value-type="float" office:value="5012.22705" calcext:value-type="float">
            <text:p>5012,22705</text:p>
          </table:table-cell>
          <table:table-cell office:value-type="float" office:value="36" calcext:value-type="float">
            <text:p>36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603375" calcext:value-type="float">
            <text:p>23,603375</text:p>
          </table:table-cell>
          <table:table-cell office:value-type="float" office:value="25623" calcext:value-type="float">
            <text:p>25623</text:p>
          </table:table-cell>
          <table:table-cell office:value-type="float" office:value="60.58315" calcext:value-type="float">
            <text:p>60,58315</text:p>
          </table:table-cell>
          <table:table-cell office:value-type="float" office:value="76865" calcext:value-type="float">
            <text:p>76865</text:p>
          </table:table-cell>
          <table:table-cell office:value-type="float" office:value="5011.2172" calcext:value-type="float">
            <text:p>5011,2172</text:p>
          </table:table-cell>
          <table:table-cell office:value-type="float" office:value="34" calcext:value-type="float">
            <text:p>34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27775" calcext:value-type="float">
            <text:p>23,527775</text:p>
          </table:table-cell>
          <table:table-cell office:value-type="float" office:value="28635" calcext:value-type="float">
            <text:p>28635</text:p>
          </table:table-cell>
          <table:table-cell office:value-type="float" office:value="60.4203" calcext:value-type="float">
            <text:p>60,4203</text:p>
          </table:table-cell>
          <table:table-cell office:value-type="float" office:value="85900" calcext:value-type="float">
            <text:p>85900</text:p>
          </table:table-cell>
          <table:table-cell office:value-type="float" office:value="5010.452325" calcext:value-type="float">
            <text:p>5010,452325</text:p>
          </table:table-cell>
          <table:table-cell office:value-type="float" office:value="35" calcext:value-type="float">
            <text:p>35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37625" calcext:value-type="float">
            <text:p>23,537625</text:p>
          </table:table-cell>
          <table:table-cell office:value-type="float" office:value="16236" calcext:value-type="float">
            <text:p>16236</text:p>
          </table:table-cell>
          <table:table-cell office:value-type="float" office:value="60.413675" calcext:value-type="float">
            <text:p>60,413675</text:p>
          </table:table-cell>
          <table:table-cell office:value-type="float" office:value="48703" calcext:value-type="float">
            <text:p>48703</text:p>
          </table:table-cell>
          <table:table-cell office:value-type="float" office:value="5012.056625" calcext:value-type="float">
            <text:p>5012,056625</text:p>
          </table:table-cell>
          <table:table-cell office:value-type="float" office:value="34" calcext:value-type="float">
            <text:p>34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77" calcext:value-type="float">
            <text:p>23,577</text:p>
          </table:table-cell>
          <table:table-cell office:value-type="float" office:value="18714" calcext:value-type="float">
            <text:p>18714</text:p>
          </table:table-cell>
          <table:table-cell office:value-type="float" office:value="60.53325" calcext:value-type="float">
            <text:p>60,53325</text:p>
          </table:table-cell>
          <table:table-cell office:value-type="float" office:value="56138" calcext:value-type="float">
            <text:p>56138</text:p>
          </table:table-cell>
          <table:table-cell office:value-type="float" office:value="5010.037175" calcext:value-type="float">
            <text:p>5010,037175</text:p>
          </table:table-cell>
          <table:table-cell office:value-type="float" office:value="35" calcext:value-type="float">
            <text:p>35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40825" calcext:value-type="float">
            <text:p>23,540825</text:p>
          </table:table-cell>
          <table:table-cell office:value-type="float" office:value="15894" calcext:value-type="float">
            <text:p>15894</text:p>
          </table:table-cell>
          <table:table-cell office:value-type="float" office:value="60.42405" calcext:value-type="float">
            <text:p>60,42405</text:p>
          </table:table-cell>
          <table:table-cell office:value-type="float" office:value="47677" calcext:value-type="float">
            <text:p>47677</text:p>
          </table:table-cell>
          <table:table-cell office:value-type="float" office:value="5010.613575" calcext:value-type="float">
            <text:p>5010,613575</text:p>
          </table:table-cell>
          <table:table-cell office:value-type="float" office:value="35" calcext:value-type="float">
            <text:p>35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19575" calcext:value-type="float">
            <text:p>23,519575</text:p>
          </table:table-cell>
          <table:table-cell office:value-type="float" office:value="20910" calcext:value-type="float">
            <text:p>20910</text:p>
          </table:table-cell>
          <table:table-cell office:value-type="float" office:value="60.395575" calcext:value-type="float">
            <text:p>60,395575</text:p>
          </table:table-cell>
          <table:table-cell office:value-type="float" office:value="62725" calcext:value-type="float">
            <text:p>62725</text:p>
          </table:table-cell>
          <table:table-cell office:value-type="float" office:value="5012.375325" calcext:value-type="float">
            <text:p>5012,375325</text:p>
          </table:table-cell>
          <table:table-cell office:value-type="float" office:value="33" calcext:value-type="float">
            <text:p>33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82925" calcext:value-type="float">
            <text:p>23,582925</text:p>
          </table:table-cell>
          <table:table-cell office:value-type="float" office:value="24184" calcext:value-type="float">
            <text:p>24184</text:p>
          </table:table-cell>
          <table:table-cell office:value-type="float" office:value="60.54565" calcext:value-type="float">
            <text:p>60,54565</text:p>
          </table:table-cell>
          <table:table-cell office:value-type="float" office:value="72549" calcext:value-type="float">
            <text:p>72549</text:p>
          </table:table-cell>
          <table:table-cell office:value-type="float" office:value="5009.725825" calcext:value-type="float">
            <text:p>5009,725825</text:p>
          </table:table-cell>
          <table:table-cell office:value-type="float" office:value="36" calcext:value-type="float">
            <text:p>36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16" calcext:value-type="float">
            <text:p>23,516</text:p>
          </table:table-cell>
          <table:table-cell office:value-type="float" office:value="17961" calcext:value-type="float">
            <text:p>17961</text:p>
          </table:table-cell>
          <table:table-cell office:value-type="float" office:value="60.3748" calcext:value-type="float">
            <text:p>60,3748</text:p>
          </table:table-cell>
          <table:table-cell office:value-type="float" office:value="53879" calcext:value-type="float">
            <text:p>53879</text:p>
          </table:table-cell>
          <table:table-cell office:value-type="float" office:value="5010.748075" calcext:value-type="float">
            <text:p>5010,748075</text:p>
          </table:table-cell>
          <table:table-cell office:value-type="float" office:value="37" calcext:value-type="float">
            <text:p>37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83625" calcext:value-type="float">
            <text:p>23,583625</text:p>
          </table:table-cell>
          <table:table-cell office:value-type="float" office:value="15144" calcext:value-type="float">
            <text:p>15144</text:p>
          </table:table-cell>
          <table:table-cell office:value-type="float" office:value="60.522025" calcext:value-type="float">
            <text:p>60,522025</text:p>
          </table:table-cell>
          <table:table-cell office:value-type="float" office:value="45427" calcext:value-type="float">
            <text:p>45427</text:p>
          </table:table-cell>
          <table:table-cell office:value-type="float" office:value="5010.96105" calcext:value-type="float">
            <text:p>5010,96105</text:p>
          </table:table-cell>
          <table:table-cell office:value-type="float" office:value="37" calcext:value-type="float">
            <text:p>37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6028" calcext:value-type="float">
            <text:p>23,6028</text:p>
          </table:table-cell>
          <table:table-cell office:value-type="float" office:value="11916" calcext:value-type="float">
            <text:p>11916</text:p>
          </table:table-cell>
          <table:table-cell office:value-type="float" office:value="60.62405" calcext:value-type="float">
            <text:p>60,62405</text:p>
          </table:table-cell>
          <table:table-cell office:value-type="float" office:value="35743" calcext:value-type="float">
            <text:p>35743</text:p>
          </table:table-cell>
          <table:table-cell office:value-type="float" office:value="5009.8572" calcext:value-type="float">
            <text:p>5009,8572</text:p>
          </table:table-cell>
          <table:table-cell office:value-type="float" office:value="32" calcext:value-type="float">
            <text:p>32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60475" calcext:value-type="float">
            <text:p>23,560475</text:p>
          </table:table-cell>
          <table:table-cell office:value-type="float" office:value="29949" calcext:value-type="float">
            <text:p>29949</text:p>
          </table:table-cell>
          <table:table-cell office:value-type="float" office:value="60.52605" calcext:value-type="float">
            <text:p>60,52605</text:p>
          </table:table-cell>
          <table:table-cell office:value-type="float" office:value="89843" calcext:value-type="float">
            <text:p>89843</text:p>
          </table:table-cell>
          <table:table-cell office:value-type="float" office:value="5008.598975" calcext:value-type="float">
            <text:p>5008,598975</text:p>
          </table:table-cell>
          <table:table-cell office:value-type="float" office:value="37" calcext:value-type="float">
            <text:p>37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332" calcext:value-type="float">
            <text:p>23,5332</text:p>
          </table:table-cell>
          <table:table-cell office:value-type="float" office:value="9811" calcext:value-type="float">
            <text:p>9811</text:p>
          </table:table-cell>
          <table:table-cell office:value-type="float" office:value="60.3989" calcext:value-type="float">
            <text:p>60,3989</text:p>
          </table:table-cell>
          <table:table-cell office:value-type="float" office:value="29430" calcext:value-type="float">
            <text:p>29430</text:p>
          </table:table-cell>
          <table:table-cell office:value-type="float" office:value="5010.390625" calcext:value-type="float">
            <text:p>5010,390625</text:p>
          </table:table-cell>
          <table:table-cell office:value-type="float" office:value="37" calcext:value-type="float">
            <text:p>37</text:p>
          </table:table-cell>
          <table:table-cell office:value-type="float" office:value="19950" calcext:value-type="float">
            <text:p>1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47567" calcext:value-type="float">
            <text:p>24,447567</text:p>
          </table:table-cell>
          <table:table-cell office:value-type="float" office:value="34191" calcext:value-type="float">
            <text:p>34191</text:p>
          </table:table-cell>
          <table:table-cell office:value-type="float" office:value="62.935117" calcext:value-type="float">
            <text:p>62,935117</text:p>
          </table:table-cell>
          <table:table-cell office:value-type="float" office:value="102568" calcext:value-type="float">
            <text:p>102568</text:p>
          </table:table-cell>
          <table:table-cell office:value-type="float" office:value="7511.134083" calcext:value-type="float">
            <text:p>7511,134083</text:p>
          </table:table-cell>
          <table:table-cell office:value-type="float" office:value="38" calcext:value-type="float">
            <text:p>38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368" calcext:value-type="float">
            <text:p>24,4368</text:p>
          </table:table-cell>
          <table:table-cell office:value-type="float" office:value="18954" calcext:value-type="float">
            <text:p>18954</text:p>
          </table:table-cell>
          <table:table-cell office:value-type="float" office:value="62.857633" calcext:value-type="float">
            <text:p>62,857633</text:p>
          </table:table-cell>
          <table:table-cell office:value-type="float" office:value="56857" calcext:value-type="float">
            <text:p>56857</text:p>
          </table:table-cell>
          <table:table-cell office:value-type="float" office:value="7511.767967" calcext:value-type="float">
            <text:p>7511,767967</text:p>
          </table:table-cell>
          <table:table-cell office:value-type="float" office:value="36" calcext:value-type="float">
            <text:p>36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83383" calcext:value-type="float">
            <text:p>24,483383</text:p>
          </table:table-cell>
          <table:table-cell office:value-type="float" office:value="21606" calcext:value-type="float">
            <text:p>21606</text:p>
          </table:table-cell>
          <table:table-cell office:value-type="float" office:value="63.011183" calcext:value-type="float">
            <text:p>63,011183</text:p>
          </table:table-cell>
          <table:table-cell office:value-type="float" office:value="64814" calcext:value-type="float">
            <text:p>64814</text:p>
          </table:table-cell>
          <table:table-cell office:value-type="float" office:value="7511.421433" calcext:value-type="float">
            <text:p>7511,421433</text:p>
          </table:table-cell>
          <table:table-cell office:value-type="float" office:value="40" calcext:value-type="float">
            <text:p>40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89867" calcext:value-type="float">
            <text:p>24,489867</text:p>
          </table:table-cell>
          <table:table-cell office:value-type="float" office:value="36469" calcext:value-type="float">
            <text:p>36469</text:p>
          </table:table-cell>
          <table:table-cell office:value-type="float" office:value="63.024717" calcext:value-type="float">
            <text:p>63,024717</text:p>
          </table:table-cell>
          <table:table-cell office:value-type="float" office:value="109404" calcext:value-type="float">
            <text:p>109404</text:p>
          </table:table-cell>
          <table:table-cell office:value-type="float" office:value="7509.38005" calcext:value-type="float">
            <text:p>7509,38005</text:p>
          </table:table-cell>
          <table:table-cell office:value-type="float" office:value="37" calcext:value-type="float">
            <text:p>37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81033" calcext:value-type="float">
            <text:p>24,481033</text:p>
          </table:table-cell>
          <table:table-cell office:value-type="float" office:value="21382" calcext:value-type="float">
            <text:p>21382</text:p>
          </table:table-cell>
          <table:table-cell office:value-type="float" office:value="62.991267" calcext:value-type="float">
            <text:p>62,991267</text:p>
          </table:table-cell>
          <table:table-cell office:value-type="float" office:value="64143" calcext:value-type="float">
            <text:p>64143</text:p>
          </table:table-cell>
          <table:table-cell office:value-type="float" office:value="7510.594933" calcext:value-type="float">
            <text:p>7510,594933</text:p>
          </table:table-cell>
          <table:table-cell office:value-type="float" office:value="37" calcext:value-type="float">
            <text:p>37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81567" calcext:value-type="float">
            <text:p>24,481567</text:p>
          </table:table-cell>
          <table:table-cell office:value-type="float" office:value="40815" calcext:value-type="float">
            <text:p>40815</text:p>
          </table:table-cell>
          <table:table-cell office:value-type="float" office:value="62.99435" calcext:value-type="float">
            <text:p>62,99435</text:p>
          </table:table-cell>
          <table:table-cell office:value-type="float" office:value="122441" calcext:value-type="float">
            <text:p>122441</text:p>
          </table:table-cell>
          <table:table-cell office:value-type="float" office:value="7510.600567" calcext:value-type="float">
            <text:p>7510,600567</text:p>
          </table:table-cell>
          <table:table-cell office:value-type="float" office:value="37" calcext:value-type="float">
            <text:p>37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89417" calcext:value-type="float">
            <text:p>24,489417</text:p>
          </table:table-cell>
          <table:table-cell office:value-type="float" office:value="34903" calcext:value-type="float">
            <text:p>34903</text:p>
          </table:table-cell>
          <table:table-cell office:value-type="float" office:value="63.037983" calcext:value-type="float">
            <text:p>63,037983</text:p>
          </table:table-cell>
          <table:table-cell office:value-type="float" office:value="104706" calcext:value-type="float">
            <text:p>104706</text:p>
          </table:table-cell>
          <table:table-cell office:value-type="float" office:value="7511.463167" calcext:value-type="float">
            <text:p>7511,463167</text:p>
          </table:table-cell>
          <table:table-cell office:value-type="float" office:value="38" calcext:value-type="float">
            <text:p>38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61883" calcext:value-type="float">
            <text:p>24,461883</text:p>
          </table:table-cell>
          <table:table-cell office:value-type="float" office:value="20407" calcext:value-type="float">
            <text:p>20407</text:p>
          </table:table-cell>
          <table:table-cell office:value-type="float" office:value="62.950567" calcext:value-type="float">
            <text:p>62,950567</text:p>
          </table:table-cell>
          <table:table-cell office:value-type="float" office:value="61218" calcext:value-type="float">
            <text:p>61218</text:p>
          </table:table-cell>
          <table:table-cell office:value-type="float" office:value="7513.802333" calcext:value-type="float">
            <text:p>7513,802333</text:p>
          </table:table-cell>
          <table:table-cell office:value-type="float" office:value="36" calcext:value-type="float">
            <text:p>36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247" calcext:value-type="float">
            <text:p>24,4247</text:p>
          </table:table-cell>
          <table:table-cell office:value-type="float" office:value="27981" calcext:value-type="float">
            <text:p>27981</text:p>
          </table:table-cell>
          <table:table-cell office:value-type="float" office:value="62.837283" calcext:value-type="float">
            <text:p>62,837283</text:p>
          </table:table-cell>
          <table:table-cell office:value-type="float" office:value="83939" calcext:value-type="float">
            <text:p>83939</text:p>
          </table:table-cell>
          <table:table-cell office:value-type="float" office:value="7512.459383" calcext:value-type="float">
            <text:p>7512,459383</text:p>
          </table:table-cell>
          <table:table-cell office:value-type="float" office:value="43" calcext:value-type="float">
            <text:p>43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503" calcext:value-type="float">
            <text:p>24,4503</text:p>
          </table:table-cell>
          <table:table-cell office:value-type="float" office:value="25684" calcext:value-type="float">
            <text:p>25684</text:p>
          </table:table-cell>
          <table:table-cell office:value-type="float" office:value="62.9018" calcext:value-type="float">
            <text:p>62,9018</text:p>
          </table:table-cell>
          <table:table-cell office:value-type="float" office:value="77049" calcext:value-type="float">
            <text:p>77049</text:p>
          </table:table-cell>
          <table:table-cell office:value-type="float" office:value="7513.366167" calcext:value-type="float">
            <text:p>7513,366167</text:p>
          </table:table-cell>
          <table:table-cell office:value-type="float" office:value="38" calcext:value-type="float">
            <text:p>38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28667" calcext:value-type="float">
            <text:p>24,428667</text:p>
          </table:table-cell>
          <table:table-cell office:value-type="float" office:value="19176" calcext:value-type="float">
            <text:p>19176</text:p>
          </table:table-cell>
          <table:table-cell office:value-type="float" office:value="62.848133" calcext:value-type="float">
            <text:p>62,848133</text:p>
          </table:table-cell>
          <table:table-cell office:value-type="float" office:value="57521" calcext:value-type="float">
            <text:p>57521</text:p>
          </table:table-cell>
          <table:table-cell office:value-type="float" office:value="7513.079183" calcext:value-type="float">
            <text:p>7513,079183</text:p>
          </table:table-cell>
          <table:table-cell office:value-type="float" office:value="37" calcext:value-type="float">
            <text:p>37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2325" calcext:value-type="float">
            <text:p>24,42325</text:p>
          </table:table-cell>
          <table:table-cell office:value-type="float" office:value="21007" calcext:value-type="float">
            <text:p>21007</text:p>
          </table:table-cell>
          <table:table-cell office:value-type="float" office:value="62.8623" calcext:value-type="float">
            <text:p>62,8623</text:p>
          </table:table-cell>
          <table:table-cell office:value-type="float" office:value="63018" calcext:value-type="float">
            <text:p>63018</text:p>
          </table:table-cell>
          <table:table-cell office:value-type="float" office:value="7511.98745" calcext:value-type="float">
            <text:p>7511,98745</text:p>
          </table:table-cell>
          <table:table-cell office:value-type="float" office:value="34" calcext:value-type="float">
            <text:p>34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46183" calcext:value-type="float">
            <text:p>24,446183</text:p>
          </table:table-cell>
          <table:table-cell office:value-type="float" office:value="30477" calcext:value-type="float">
            <text:p>30477</text:p>
          </table:table-cell>
          <table:table-cell office:value-type="float" office:value="62.895967" calcext:value-type="float">
            <text:p>62,895967</text:p>
          </table:table-cell>
          <table:table-cell office:value-type="float" office:value="91427" calcext:value-type="float">
            <text:p>91427</text:p>
          </table:table-cell>
          <table:table-cell office:value-type="float" office:value="7514.653583" calcext:value-type="float">
            <text:p>7514,653583</text:p>
          </table:table-cell>
          <table:table-cell office:value-type="float" office:value="37" calcext:value-type="float">
            <text:p>37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704" calcext:value-type="float">
            <text:p>24,4704</text:p>
          </table:table-cell>
          <table:table-cell office:value-type="float" office:value="27601" calcext:value-type="float">
            <text:p>27601</text:p>
          </table:table-cell>
          <table:table-cell office:value-type="float" office:value="62.973717" calcext:value-type="float">
            <text:p>62,973717</text:p>
          </table:table-cell>
          <table:table-cell office:value-type="float" office:value="82800" calcext:value-type="float">
            <text:p>82800</text:p>
          </table:table-cell>
          <table:table-cell office:value-type="float" office:value="7512.563717" calcext:value-type="float">
            <text:p>7512,563717</text:p>
          </table:table-cell>
          <table:table-cell office:value-type="float" office:value="37" calcext:value-type="float">
            <text:p>37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864" calcext:value-type="float">
            <text:p>24,4864</text:p>
          </table:table-cell>
          <table:table-cell office:value-type="float" office:value="42784" calcext:value-type="float">
            <text:p>42784</text:p>
          </table:table-cell>
          <table:table-cell office:value-type="float" office:value="63.015983" calcext:value-type="float">
            <text:p>63,015983</text:p>
          </table:table-cell>
          <table:table-cell office:value-type="float" office:value="128349" calcext:value-type="float">
            <text:p>128349</text:p>
          </table:table-cell>
          <table:table-cell office:value-type="float" office:value="7509.944833" calcext:value-type="float">
            <text:p>7509,944833</text:p>
          </table:table-cell>
          <table:table-cell office:value-type="float" office:value="37" calcext:value-type="float">
            <text:p>37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3285" calcext:value-type="float">
            <text:p>24,43285</text:p>
          </table:table-cell>
          <table:table-cell office:value-type="float" office:value="23995" calcext:value-type="float">
            <text:p>23995</text:p>
          </table:table-cell>
          <table:table-cell office:value-type="float" office:value="62.865283" calcext:value-type="float">
            <text:p>62,865283</text:p>
          </table:table-cell>
          <table:table-cell office:value-type="float" office:value="71982" calcext:value-type="float">
            <text:p>71982</text:p>
          </table:table-cell>
          <table:table-cell office:value-type="float" office:value="7512.512333" calcext:value-type="float">
            <text:p>7512,512333</text:p>
          </table:table-cell>
          <table:table-cell office:value-type="float" office:value="34" calcext:value-type="float">
            <text:p>34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01167" calcext:value-type="float">
            <text:p>24,401167</text:p>
          </table:table-cell>
          <table:table-cell office:value-type="float" office:value="30954" calcext:value-type="float">
            <text:p>30954</text:p>
          </table:table-cell>
          <table:table-cell office:value-type="float" office:value="62.8035" calcext:value-type="float">
            <text:p>62,8035</text:p>
          </table:table-cell>
          <table:table-cell office:value-type="float" office:value="92858" calcext:value-type="float">
            <text:p>92858</text:p>
          </table:table-cell>
          <table:table-cell office:value-type="float" office:value="7513.228667" calcext:value-type="float">
            <text:p>7513,228667</text:p>
          </table:table-cell>
          <table:table-cell office:value-type="float" office:value="40" calcext:value-type="float">
            <text:p>40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369783" calcext:value-type="float">
            <text:p>24,369783</text:p>
          </table:table-cell>
          <table:table-cell office:value-type="float" office:value="16224" calcext:value-type="float">
            <text:p>16224</text:p>
          </table:table-cell>
          <table:table-cell office:value-type="float" office:value="62.695317" calcext:value-type="float">
            <text:p>62,695317</text:p>
          </table:table-cell>
          <table:table-cell office:value-type="float" office:value="48668" calcext:value-type="float">
            <text:p>48668</text:p>
          </table:table-cell>
          <table:table-cell office:value-type="float" office:value="7513.611183" calcext:value-type="float">
            <text:p>7513,611183</text:p>
          </table:table-cell>
          <table:table-cell office:value-type="float" office:value="34" calcext:value-type="float">
            <text:p>34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317" calcext:value-type="float">
            <text:p>24,4317</text:p>
          </table:table-cell>
          <table:table-cell office:value-type="float" office:value="38196" calcext:value-type="float">
            <text:p>38196</text:p>
          </table:table-cell>
          <table:table-cell office:value-type="float" office:value="62.853717" calcext:value-type="float">
            <text:p>62,853717</text:p>
          </table:table-cell>
          <table:table-cell office:value-type="float" office:value="114583" calcext:value-type="float">
            <text:p>114583</text:p>
          </table:table-cell>
          <table:table-cell office:value-type="float" office:value="7511.0034" calcext:value-type="float">
            <text:p>7511,0034</text:p>
          </table:table-cell>
          <table:table-cell office:value-type="float" office:value="33" calcext:value-type="float">
            <text:p>33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7905" calcext:value-type="float">
            <text:p>24,47905</text:p>
          </table:table-cell>
          <table:table-cell office:value-type="float" office:value="28779" calcext:value-type="float">
            <text:p>28779</text:p>
          </table:table-cell>
          <table:table-cell office:value-type="float" office:value="62.991117" calcext:value-type="float">
            <text:p>62,991117</text:p>
          </table:table-cell>
          <table:table-cell office:value-type="float" office:value="86330" calcext:value-type="float">
            <text:p>86330</text:p>
          </table:table-cell>
          <table:table-cell office:value-type="float" office:value="7511.616867" calcext:value-type="float">
            <text:p>7511,616867</text:p>
          </table:table-cell>
          <table:table-cell office:value-type="float" office:value="35" calcext:value-type="float">
            <text:p>35</text:p>
          </table:table-cell>
          <table:table-cell office:value-type="float" office:value="29950" calcext:value-type="float">
            <text:p>2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29812" calcext:value-type="float">
            <text:p>25,129812</text:p>
          </table:table-cell>
          <table:table-cell office:value-type="float" office:value="58818" calcext:value-type="float">
            <text:p>58818</text:p>
          </table:table-cell>
          <table:table-cell office:value-type="float" office:value="64.779538" calcext:value-type="float">
            <text:p>64,779538</text:p>
          </table:table-cell>
          <table:table-cell office:value-type="float" office:value="176450" calcext:value-type="float">
            <text:p>176450</text:p>
          </table:table-cell>
          <table:table-cell office:value-type="float" office:value="10011.530025" calcext:value-type="float">
            <text:p>10011,530025</text:p>
          </table:table-cell>
          <table:table-cell office:value-type="float" office:value="38" calcext:value-type="float">
            <text:p>38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5405" calcext:value-type="float">
            <text:p>25,15405</text:p>
          </table:table-cell>
          <table:table-cell office:value-type="float" office:value="53418" calcext:value-type="float">
            <text:p>53418</text:p>
          </table:table-cell>
          <table:table-cell office:value-type="float" office:value="64.845988" calcext:value-type="float">
            <text:p>64,845988</text:p>
          </table:table-cell>
          <table:table-cell office:value-type="float" office:value="160249" calcext:value-type="float">
            <text:p>160249</text:p>
          </table:table-cell>
          <table:table-cell office:value-type="float" office:value="10010.07965" calcext:value-type="float">
            <text:p>10010,07965</text:p>
          </table:table-cell>
          <table:table-cell office:value-type="float" office:value="40" calcext:value-type="float">
            <text:p>40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393" calcext:value-type="float">
            <text:p>25,1393</text:p>
          </table:table-cell>
          <table:table-cell office:value-type="float" office:value="44256" calcext:value-type="float">
            <text:p>44256</text:p>
          </table:table-cell>
          <table:table-cell office:value-type="float" office:value="64.79435" calcext:value-type="float">
            <text:p>64,79435</text:p>
          </table:table-cell>
          <table:table-cell office:value-type="float" office:value="132764" calcext:value-type="float">
            <text:p>132764</text:p>
          </table:table-cell>
          <table:table-cell office:value-type="float" office:value="10012.551462" calcext:value-type="float">
            <text:p>10012,551462</text:p>
          </table:table-cell>
          <table:table-cell office:value-type="float" office:value="41" calcext:value-type="float">
            <text:p>41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12012" calcext:value-type="float">
            <text:p>25,112012</text:p>
          </table:table-cell>
          <table:table-cell office:value-type="float" office:value="29431" calcext:value-type="float">
            <text:p>29431</text:p>
          </table:table-cell>
          <table:table-cell office:value-type="float" office:value="64.7307" calcext:value-type="float">
            <text:p>64,7307</text:p>
          </table:table-cell>
          <table:table-cell office:value-type="float" office:value="88290" calcext:value-type="float">
            <text:p>88290</text:p>
          </table:table-cell>
          <table:table-cell office:value-type="float" office:value="10011.645388" calcext:value-type="float">
            <text:p>10011,645388</text:p>
          </table:table-cell>
          <table:table-cell office:value-type="float" office:value="44" calcext:value-type="float">
            <text:p>44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04363" calcext:value-type="float">
            <text:p>25,104363</text:p>
          </table:table-cell>
          <table:table-cell office:value-type="float" office:value="46738" calcext:value-type="float">
            <text:p>46738</text:p>
          </table:table-cell>
          <table:table-cell office:value-type="float" office:value="64.715563" calcext:value-type="float">
            <text:p>64,715563</text:p>
          </table:table-cell>
          <table:table-cell office:value-type="float" office:value="140211" calcext:value-type="float">
            <text:p>140211</text:p>
          </table:table-cell>
          <table:table-cell office:value-type="float" office:value="10012.602563" calcext:value-type="float">
            <text:p>10012,602563</text:p>
          </table:table-cell>
          <table:table-cell office:value-type="float" office:value="41" calcext:value-type="float">
            <text:p>41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10813" calcext:value-type="float">
            <text:p>25,110813</text:p>
          </table:table-cell>
          <table:table-cell office:value-type="float" office:value="54160" calcext:value-type="float">
            <text:p>54160</text:p>
          </table:table-cell>
          <table:table-cell office:value-type="float" office:value="64.758588" calcext:value-type="float">
            <text:p>64,758588</text:p>
          </table:table-cell>
          <table:table-cell office:value-type="float" office:value="162477" calcext:value-type="float">
            <text:p>162477</text:p>
          </table:table-cell>
          <table:table-cell office:value-type="float" office:value="10012.096638" calcext:value-type="float">
            <text:p>10012,096638</text:p>
          </table:table-cell>
          <table:table-cell office:value-type="float" office:value="38" calcext:value-type="float">
            <text:p>38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46262" calcext:value-type="float">
            <text:p>25,146262</text:p>
          </table:table-cell>
          <table:table-cell office:value-type="float" office:value="23155" calcext:value-type="float">
            <text:p>23155</text:p>
          </table:table-cell>
          <table:table-cell office:value-type="float" office:value="64.814638" calcext:value-type="float">
            <text:p>64,814638</text:p>
          </table:table-cell>
          <table:table-cell office:value-type="float" office:value="69462" calcext:value-type="float">
            <text:p>69462</text:p>
          </table:table-cell>
          <table:table-cell office:value-type="float" office:value="10014.259013" calcext:value-type="float">
            <text:p>10014,259013</text:p>
          </table:table-cell>
          <table:table-cell office:value-type="float" office:value="40" calcext:value-type="float">
            <text:p>40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085037" calcext:value-type="float">
            <text:p>25,085037</text:p>
          </table:table-cell>
          <table:table-cell office:value-type="float" office:value="49131" calcext:value-type="float">
            <text:p>49131</text:p>
          </table:table-cell>
          <table:table-cell office:value-type="float" office:value="64.6655" calcext:value-type="float">
            <text:p>64,6655</text:p>
          </table:table-cell>
          <table:table-cell office:value-type="float" office:value="147386" calcext:value-type="float">
            <text:p>147386</text:p>
          </table:table-cell>
          <table:table-cell office:value-type="float" office:value="10016.617513" calcext:value-type="float">
            <text:p>10016,617513</text:p>
          </table:table-cell>
          <table:table-cell office:value-type="float" office:value="48" calcext:value-type="float">
            <text:p>48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09685" calcext:value-type="float">
            <text:p>25,09685</text:p>
          </table:table-cell>
          <table:table-cell office:value-type="float" office:value="43776" calcext:value-type="float">
            <text:p>43776</text:p>
          </table:table-cell>
          <table:table-cell office:value-type="float" office:value="64.695625" calcext:value-type="float">
            <text:p>64,695625</text:p>
          </table:table-cell>
          <table:table-cell office:value-type="float" office:value="131321" calcext:value-type="float">
            <text:p>131321</text:p>
          </table:table-cell>
          <table:table-cell office:value-type="float" office:value="10012.831538" calcext:value-type="float">
            <text:p>10012,831538</text:p>
          </table:table-cell>
          <table:table-cell office:value-type="float" office:value="38" calcext:value-type="float">
            <text:p>38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4795" calcext:value-type="float">
            <text:p>25,14795</text:p>
          </table:table-cell>
          <table:table-cell office:value-type="float" office:value="55626" calcext:value-type="float">
            <text:p>55626</text:p>
          </table:table-cell>
          <table:table-cell office:value-type="float" office:value="64.840812" calcext:value-type="float">
            <text:p>64,840812</text:p>
          </table:table-cell>
          <table:table-cell office:value-type="float" office:value="166874" calcext:value-type="float">
            <text:p>166874</text:p>
          </table:table-cell>
          <table:table-cell office:value-type="float" office:value="10011.044088" calcext:value-type="float">
            <text:p>10011,044088</text:p>
          </table:table-cell>
          <table:table-cell office:value-type="float" office:value="35" calcext:value-type="float">
            <text:p>35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2625" calcext:value-type="float">
            <text:p>25,12625</text:p>
          </table:table-cell>
          <table:table-cell office:value-type="float" office:value="58564" calcext:value-type="float">
            <text:p>58564</text:p>
          </table:table-cell>
          <table:table-cell office:value-type="float" office:value="64.780488" calcext:value-type="float">
            <text:p>64,780488</text:p>
          </table:table-cell>
          <table:table-cell office:value-type="float" office:value="175689" calcext:value-type="float">
            <text:p>175689</text:p>
          </table:table-cell>
          <table:table-cell office:value-type="float" office:value="10011.336425" calcext:value-type="float">
            <text:p>10011,336425</text:p>
          </table:table-cell>
          <table:table-cell office:value-type="float" office:value="40" calcext:value-type="float">
            <text:p>40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07725" calcext:value-type="float">
            <text:p>25,107725</text:p>
          </table:table-cell>
          <table:table-cell office:value-type="float" office:value="43935" calcext:value-type="float">
            <text:p>43935</text:p>
          </table:table-cell>
          <table:table-cell office:value-type="float" office:value="64.728088" calcext:value-type="float">
            <text:p>64,728088</text:p>
          </table:table-cell>
          <table:table-cell office:value-type="float" office:value="131798" calcext:value-type="float">
            <text:p>131798</text:p>
          </table:table-cell>
          <table:table-cell office:value-type="float" office:value="10011.6003" calcext:value-type="float">
            <text:p>10011,6003</text:p>
          </table:table-cell>
          <table:table-cell office:value-type="float" office:value="39" calcext:value-type="float">
            <text:p>39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34725" calcext:value-type="float">
            <text:p>25,134725</text:p>
          </table:table-cell>
          <table:table-cell office:value-type="float" office:value="43833" calcext:value-type="float">
            <text:p>43833</text:p>
          </table:table-cell>
          <table:table-cell office:value-type="float" office:value="64.783987" calcext:value-type="float">
            <text:p>64,783987</text:p>
          </table:table-cell>
          <table:table-cell office:value-type="float" office:value="131492" calcext:value-type="float">
            <text:p>131492</text:p>
          </table:table-cell>
          <table:table-cell office:value-type="float" office:value="10011.889625" calcext:value-type="float">
            <text:p>10011,889625</text:p>
          </table:table-cell>
          <table:table-cell office:value-type="float" office:value="34" calcext:value-type="float">
            <text:p>34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05963" calcext:value-type="float">
            <text:p>25,105963</text:p>
          </table:table-cell>
          <table:table-cell office:value-type="float" office:value="35334" calcext:value-type="float">
            <text:p>35334</text:p>
          </table:table-cell>
          <table:table-cell office:value-type="float" office:value="64.719313" calcext:value-type="float">
            <text:p>64,719313</text:p>
          </table:table-cell>
          <table:table-cell office:value-type="float" office:value="105998" calcext:value-type="float">
            <text:p>105998</text:p>
          </table:table-cell>
          <table:table-cell office:value-type="float" office:value="10011.1047" calcext:value-type="float">
            <text:p>10011,1047</text:p>
          </table:table-cell>
          <table:table-cell office:value-type="float" office:value="42" calcext:value-type="float">
            <text:p>42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0666" calcext:value-type="float">
            <text:p>25,0666</text:p>
          </table:table-cell>
          <table:table-cell office:value-type="float" office:value="25024" calcext:value-type="float">
            <text:p>25024</text:p>
          </table:table-cell>
          <table:table-cell office:value-type="float" office:value="64.599688" calcext:value-type="float">
            <text:p>64,599688</text:p>
          </table:table-cell>
          <table:table-cell office:value-type="float" office:value="75069" calcext:value-type="float">
            <text:p>75069</text:p>
          </table:table-cell>
          <table:table-cell office:value-type="float" office:value="10013.436063" calcext:value-type="float">
            <text:p>10013,436063</text:p>
          </table:table-cell>
          <table:table-cell office:value-type="float" office:value="41" calcext:value-type="float">
            <text:p>41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2185" calcext:value-type="float">
            <text:p>25,12185</text:p>
          </table:table-cell>
          <table:table-cell office:value-type="float" office:value="42355" calcext:value-type="float">
            <text:p>42355</text:p>
          </table:table-cell>
          <table:table-cell office:value-type="float" office:value="64.743013" calcext:value-type="float">
            <text:p>64,743013</text:p>
          </table:table-cell>
          <table:table-cell office:value-type="float" office:value="127062" calcext:value-type="float">
            <text:p>127062</text:p>
          </table:table-cell>
          <table:table-cell office:value-type="float" office:value="10012.794025" calcext:value-type="float">
            <text:p>10012,794025</text:p>
          </table:table-cell>
          <table:table-cell office:value-type="float" office:value="37" calcext:value-type="float">
            <text:p>37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085612" calcext:value-type="float">
            <text:p>25,085612</text:p>
          </table:table-cell>
          <table:table-cell office:value-type="float" office:value="20379" calcext:value-type="float">
            <text:p>20379</text:p>
          </table:table-cell>
          <table:table-cell office:value-type="float" office:value="64.662787" calcext:value-type="float">
            <text:p>64,662787</text:p>
          </table:table-cell>
          <table:table-cell office:value-type="float" office:value="61132" calcext:value-type="float">
            <text:p>61132</text:p>
          </table:table-cell>
          <table:table-cell office:value-type="float" office:value="10011.587863" calcext:value-type="float">
            <text:p>10011,587863</text:p>
          </table:table-cell>
          <table:table-cell office:value-type="float" office:value="37" calcext:value-type="float">
            <text:p>37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091663" calcext:value-type="float">
            <text:p>25,091663</text:p>
          </table:table-cell>
          <table:table-cell office:value-type="float" office:value="42816" calcext:value-type="float">
            <text:p>42816</text:p>
          </table:table-cell>
          <table:table-cell office:value-type="float" office:value="64.684625" calcext:value-type="float">
            <text:p>64,684625</text:p>
          </table:table-cell>
          <table:table-cell office:value-type="float" office:value="128443" calcext:value-type="float">
            <text:p>128443</text:p>
          </table:table-cell>
          <table:table-cell office:value-type="float" office:value="10013.241725" calcext:value-type="float">
            <text:p>10013,241725</text:p>
          </table:table-cell>
          <table:table-cell office:value-type="float" office:value="38" calcext:value-type="float">
            <text:p>38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090763" calcext:value-type="float">
            <text:p>25,090763</text:p>
          </table:table-cell>
          <table:table-cell office:value-type="float" office:value="23421" calcext:value-type="float">
            <text:p>23421</text:p>
          </table:table-cell>
          <table:table-cell office:value-type="float" office:value="64.679775" calcext:value-type="float">
            <text:p>64,679775</text:p>
          </table:table-cell>
          <table:table-cell office:value-type="float" office:value="70259" calcext:value-type="float">
            <text:p>70259</text:p>
          </table:table-cell>
          <table:table-cell office:value-type="float" office:value="10011.742125" calcext:value-type="float">
            <text:p>10011,742125</text:p>
          </table:table-cell>
          <table:table-cell office:value-type="float" office:value="38" calcext:value-type="float">
            <text:p>38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06088" calcext:value-type="float">
            <text:p>25,106088</text:p>
          </table:table-cell>
          <table:table-cell office:value-type="float" office:value="38703" calcext:value-type="float">
            <text:p>38703</text:p>
          </table:table-cell>
          <table:table-cell office:value-type="float" office:value="64.712238" calcext:value-type="float">
            <text:p>64,712238</text:p>
          </table:table-cell>
          <table:table-cell office:value-type="float" office:value="116104" calcext:value-type="float">
            <text:p>116104</text:p>
          </table:table-cell>
          <table:table-cell office:value-type="float" office:value="10012.992425" calcext:value-type="float">
            <text:p>10012,992425</text:p>
          </table:table-cell>
          <table:table-cell office:value-type="float" office:value="42" calcext:value-type="float">
            <text:p>42</text:p>
          </table:table-cell>
          <table:table-cell office:value-type="float" office:value="39950" calcext:value-type="float">
            <text:p>3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58225" calcext:value-type="float">
            <text:p>25,58225</text:p>
          </table:table-cell>
          <table:table-cell office:value-type="float" office:value="29043" calcext:value-type="float">
            <text:p>29043</text:p>
          </table:table-cell>
          <table:table-cell office:value-type="float" office:value="66.04667" calcext:value-type="float">
            <text:p>66,04667</text:p>
          </table:table-cell>
          <table:table-cell office:value-type="float" office:value="87124" calcext:value-type="float">
            <text:p>87124</text:p>
          </table:table-cell>
          <table:table-cell office:value-type="float" office:value="12513.98734" calcext:value-type="float">
            <text:p>12513,98734</text:p>
          </table:table-cell>
          <table:table-cell office:value-type="float" office:value="39" calcext:value-type="float">
            <text:p>39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6224" calcext:value-type="float">
            <text:p>25,66224</text:p>
          </table:table-cell>
          <table:table-cell office:value-type="float" office:value="38379" calcext:value-type="float">
            <text:p>38379</text:p>
          </table:table-cell>
          <table:table-cell office:value-type="float" office:value="66.26169" calcext:value-type="float">
            <text:p>66,26169</text:p>
          </table:table-cell>
          <table:table-cell office:value-type="float" office:value="115132" calcext:value-type="float">
            <text:p>115132</text:p>
          </table:table-cell>
          <table:table-cell office:value-type="float" office:value="12512.17232" calcext:value-type="float">
            <text:p>12512,17232</text:p>
          </table:table-cell>
          <table:table-cell office:value-type="float" office:value="39" calcext:value-type="float">
            <text:p>39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0594" calcext:value-type="float">
            <text:p>25,60594</text:p>
          </table:table-cell>
          <table:table-cell office:value-type="float" office:value="57496" calcext:value-type="float">
            <text:p>57496</text:p>
          </table:table-cell>
          <table:table-cell office:value-type="float" office:value="66.09119" calcext:value-type="float">
            <text:p>66,09119</text:p>
          </table:table-cell>
          <table:table-cell office:value-type="float" office:value="172485" calcext:value-type="float">
            <text:p>172485</text:p>
          </table:table-cell>
          <table:table-cell office:value-type="float" office:value="12516.81048" calcext:value-type="float">
            <text:p>12516,81048</text:p>
          </table:table-cell>
          <table:table-cell office:value-type="float" office:value="38" calcext:value-type="float">
            <text:p>38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58751" calcext:value-type="float">
            <text:p>25,58751</text:p>
          </table:table-cell>
          <table:table-cell office:value-type="float" office:value="41196" calcext:value-type="float">
            <text:p>41196</text:p>
          </table:table-cell>
          <table:table-cell office:value-type="float" office:value="66.05249" calcext:value-type="float">
            <text:p>66,05249</text:p>
          </table:table-cell>
          <table:table-cell office:value-type="float" office:value="123581" calcext:value-type="float">
            <text:p>123581</text:p>
          </table:table-cell>
          <table:table-cell office:value-type="float" office:value="12512.70692" calcext:value-type="float">
            <text:p>12512,70692</text:p>
          </table:table-cell>
          <table:table-cell office:value-type="float" office:value="34" calcext:value-type="float">
            <text:p>34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584" calcext:value-type="float">
            <text:p>25,61584</text:p>
          </table:table-cell>
          <table:table-cell office:value-type="float" office:value="40341" calcext:value-type="float">
            <text:p>40341</text:p>
          </table:table-cell>
          <table:table-cell office:value-type="float" office:value="66.11085" calcext:value-type="float">
            <text:p>66,11085</text:p>
          </table:table-cell>
          <table:table-cell office:value-type="float" office:value="121018" calcext:value-type="float">
            <text:p>121018</text:p>
          </table:table-cell>
          <table:table-cell office:value-type="float" office:value="12511.88746" calcext:value-type="float">
            <text:p>12511,88746</text:p>
          </table:table-cell>
          <table:table-cell office:value-type="float" office:value="45" calcext:value-type="float">
            <text:p>45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629" calcext:value-type="float">
            <text:p>25,61629</text:p>
          </table:table-cell>
          <table:table-cell office:value-type="float" office:value="69702" calcext:value-type="float">
            <text:p>69702</text:p>
          </table:table-cell>
          <table:table-cell office:value-type="float" office:value="66.1101" calcext:value-type="float">
            <text:p>66,1101</text:p>
          </table:table-cell>
          <table:table-cell office:value-type="float" office:value="209099" calcext:value-type="float">
            <text:p>209099</text:p>
          </table:table-cell>
          <table:table-cell office:value-type="float" office:value="12512.10045" calcext:value-type="float">
            <text:p>12512,10045</text:p>
          </table:table-cell>
          <table:table-cell office:value-type="float" office:value="39" calcext:value-type="float">
            <text:p>39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3927" calcext:value-type="float">
            <text:p>25,63927</text:p>
          </table:table-cell>
          <table:table-cell office:value-type="float" office:value="33472" calcext:value-type="float">
            <text:p>33472</text:p>
          </table:table-cell>
          <table:table-cell office:value-type="float" office:value="66.18669" calcext:value-type="float">
            <text:p>66,18669</text:p>
          </table:table-cell>
          <table:table-cell office:value-type="float" office:value="100413" calcext:value-type="float">
            <text:p>100413</text:p>
          </table:table-cell>
          <table:table-cell office:value-type="float" office:value="12513.54621" calcext:value-type="float">
            <text:p>12513,54621</text:p>
          </table:table-cell>
          <table:table-cell office:value-type="float" office:value="42" calcext:value-type="float">
            <text:p>42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3972" calcext:value-type="float">
            <text:p>25,63972</text:p>
          </table:table-cell>
          <table:table-cell office:value-type="float" office:value="42018" calcext:value-type="float">
            <text:p>42018</text:p>
          </table:table-cell>
          <table:table-cell office:value-type="float" office:value="66.18656" calcext:value-type="float">
            <text:p>66,18656</text:p>
          </table:table-cell>
          <table:table-cell office:value-type="float" office:value="126050" calcext:value-type="float">
            <text:p>126050</text:p>
          </table:table-cell>
          <table:table-cell office:value-type="float" office:value="12513.26771" calcext:value-type="float">
            <text:p>12513,26771</text:p>
          </table:table-cell>
          <table:table-cell office:value-type="float" office:value="37" calcext:value-type="float">
            <text:p>37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53967" calcext:value-type="float">
            <text:p>25,53967</text:p>
          </table:table-cell>
          <table:table-cell office:value-type="float" office:value="52353" calcext:value-type="float">
            <text:p>52353</text:p>
          </table:table-cell>
          <table:table-cell office:value-type="float" office:value="65.90689" calcext:value-type="float">
            <text:p>65,90689</text:p>
          </table:table-cell>
          <table:table-cell office:value-type="float" office:value="157054" calcext:value-type="float">
            <text:p>157054</text:p>
          </table:table-cell>
          <table:table-cell office:value-type="float" office:value="12513.21497" calcext:value-type="float">
            <text:p>12513,21497</text:p>
          </table:table-cell>
          <table:table-cell office:value-type="float" office:value="41" calcext:value-type="float">
            <text:p>41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18" calcext:value-type="float">
            <text:p>25,6118</text:p>
          </table:table-cell>
          <table:table-cell office:value-type="float" office:value="68901" calcext:value-type="float">
            <text:p>68901</text:p>
          </table:table-cell>
          <table:table-cell office:value-type="float" office:value="66.11017" calcext:value-type="float">
            <text:p>66,11017</text:p>
          </table:table-cell>
          <table:table-cell office:value-type="float" office:value="206696" calcext:value-type="float">
            <text:p>206696</text:p>
          </table:table-cell>
          <table:table-cell office:value-type="float" office:value="12510.88766" calcext:value-type="float">
            <text:p>12510,88766</text:p>
          </table:table-cell>
          <table:table-cell office:value-type="float" office:value="38" calcext:value-type="float">
            <text:p>38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356" calcext:value-type="float">
            <text:p>25,61356</text:p>
          </table:table-cell>
          <table:table-cell office:value-type="float" office:value="36282" calcext:value-type="float">
            <text:p>36282</text:p>
          </table:table-cell>
          <table:table-cell office:value-type="float" office:value="66.10506" calcext:value-type="float">
            <text:p>66,10506</text:p>
          </table:table-cell>
          <table:table-cell office:value-type="float" office:value="108839" calcext:value-type="float">
            <text:p>108839</text:p>
          </table:table-cell>
          <table:table-cell office:value-type="float" office:value="12513.78757" calcext:value-type="float">
            <text:p>12513,78757</text:p>
          </table:table-cell>
          <table:table-cell office:value-type="float" office:value="40" calcext:value-type="float">
            <text:p>40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167" calcext:value-type="float">
            <text:p>25,61167</text:p>
          </table:table-cell>
          <table:table-cell office:value-type="float" office:value="73837" calcext:value-type="float">
            <text:p>73837</text:p>
          </table:table-cell>
          <table:table-cell office:value-type="float" office:value="66.12634" calcext:value-type="float">
            <text:p>66,12634</text:p>
          </table:table-cell>
          <table:table-cell office:value-type="float" office:value="221508" calcext:value-type="float">
            <text:p>221508</text:p>
          </table:table-cell>
          <table:table-cell office:value-type="float" office:value="12511.39313" calcext:value-type="float">
            <text:p>12511,39313</text:p>
          </table:table-cell>
          <table:table-cell office:value-type="float" office:value="40" calcext:value-type="float">
            <text:p>40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59413" calcext:value-type="float">
            <text:p>25,59413</text:p>
          </table:table-cell>
          <table:table-cell office:value-type="float" office:value="53053" calcext:value-type="float">
            <text:p>53053</text:p>
          </table:table-cell>
          <table:table-cell office:value-type="float" office:value="66.05183" calcext:value-type="float">
            <text:p>66,05183</text:p>
          </table:table-cell>
          <table:table-cell office:value-type="float" office:value="159156" calcext:value-type="float">
            <text:p>159156</text:p>
          </table:table-cell>
          <table:table-cell office:value-type="float" office:value="12515.39892" calcext:value-type="float">
            <text:p>12515,39892</text:p>
          </table:table-cell>
          <table:table-cell office:value-type="float" office:value="39" calcext:value-type="float">
            <text:p>39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1655" calcext:value-type="float">
            <text:p>25,61655</text:p>
          </table:table-cell>
          <table:table-cell office:value-type="float" office:value="24447" calcext:value-type="float">
            <text:p>24447</text:p>
          </table:table-cell>
          <table:table-cell office:value-type="float" office:value="66.1056" calcext:value-type="float">
            <text:p>66,1056</text:p>
          </table:table-cell>
          <table:table-cell office:value-type="float" office:value="73337" calcext:value-type="float">
            <text:p>73337</text:p>
          </table:table-cell>
          <table:table-cell office:value-type="float" office:value="12512.22531" calcext:value-type="float">
            <text:p>12512,22531</text:p>
          </table:table-cell>
          <table:table-cell office:value-type="float" office:value="39" calcext:value-type="float">
            <text:p>39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6507" calcext:value-type="float">
            <text:p>25,66507</text:p>
          </table:table-cell>
          <table:table-cell office:value-type="float" office:value="74532" calcext:value-type="float">
            <text:p>74532</text:p>
          </table:table-cell>
          <table:table-cell office:value-type="float" office:value="66.25531" calcext:value-type="float">
            <text:p>66,25531</text:p>
          </table:table-cell>
          <table:table-cell office:value-type="float" office:value="223589" calcext:value-type="float">
            <text:p>223589</text:p>
          </table:table-cell>
          <table:table-cell office:value-type="float" office:value="12510.56586" calcext:value-type="float">
            <text:p>12510,56586</text:p>
          </table:table-cell>
          <table:table-cell office:value-type="float" office:value="37" calcext:value-type="float">
            <text:p>37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2408" calcext:value-type="float">
            <text:p>25,62408</text:p>
          </table:table-cell>
          <table:table-cell office:value-type="float" office:value="39969" calcext:value-type="float">
            <text:p>39969</text:p>
          </table:table-cell>
          <table:table-cell office:value-type="float" office:value="66.12654" calcext:value-type="float">
            <text:p>66,12654</text:p>
          </table:table-cell>
          <table:table-cell office:value-type="float" office:value="119900" calcext:value-type="float">
            <text:p>119900</text:p>
          </table:table-cell>
          <table:table-cell office:value-type="float" office:value="12512.87288" calcext:value-type="float">
            <text:p>12512,87288</text:p>
          </table:table-cell>
          <table:table-cell office:value-type="float" office:value="40" calcext:value-type="float">
            <text:p>40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59976" calcext:value-type="float">
            <text:p>25,59976</text:p>
          </table:table-cell>
          <table:table-cell office:value-type="float" office:value="51396" calcext:value-type="float">
            <text:p>51396</text:p>
          </table:table-cell>
          <table:table-cell office:value-type="float" office:value="66.05978" calcext:value-type="float">
            <text:p>66,05978</text:p>
          </table:table-cell>
          <table:table-cell office:value-type="float" office:value="154184" calcext:value-type="float">
            <text:p>154184</text:p>
          </table:table-cell>
          <table:table-cell office:value-type="float" office:value="12514.30703" calcext:value-type="float">
            <text:p>12514,30703</text:p>
          </table:table-cell>
          <table:table-cell office:value-type="float" office:value="38" calcext:value-type="float">
            <text:p>38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59391" calcext:value-type="float">
            <text:p>25,59391</text:p>
          </table:table-cell>
          <table:table-cell office:value-type="float" office:value="45492" calcext:value-type="float">
            <text:p>45492</text:p>
          </table:table-cell>
          <table:table-cell office:value-type="float" office:value="66.07028" calcext:value-type="float">
            <text:p>66,07028</text:p>
          </table:table-cell>
          <table:table-cell office:value-type="float" office:value="136472" calcext:value-type="float">
            <text:p>136472</text:p>
          </table:table-cell>
          <table:table-cell office:value-type="float" office:value="12513.84678" calcext:value-type="float">
            <text:p>12513,84678</text:p>
          </table:table-cell>
          <table:table-cell office:value-type="float" office:value="39" calcext:value-type="float">
            <text:p>39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5726" calcext:value-type="float">
            <text:p>25,5726</text:p>
          </table:table-cell>
          <table:table-cell office:value-type="float" office:value="41070" calcext:value-type="float">
            <text:p>41070</text:p>
          </table:table-cell>
          <table:table-cell office:value-type="float" office:value="65.9918" calcext:value-type="float">
            <text:p>65,9918</text:p>
          </table:table-cell>
          <table:table-cell office:value-type="float" office:value="123203" calcext:value-type="float">
            <text:p>123203</text:p>
          </table:table-cell>
          <table:table-cell office:value-type="float" office:value="12512.4719" calcext:value-type="float">
            <text:p>12512,4719</text:p>
          </table:table-cell>
          <table:table-cell office:value-type="float" office:value="39" calcext:value-type="float">
            <text:p>39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0561" calcext:value-type="float">
            <text:p>25,60561</text:p>
          </table:table-cell>
          <table:table-cell office:value-type="float" office:value="63927" calcext:value-type="float">
            <text:p>63927</text:p>
          </table:table-cell>
          <table:table-cell office:value-type="float" office:value="66.10033" calcext:value-type="float">
            <text:p>66,10033</text:p>
          </table:table-cell>
          <table:table-cell office:value-type="float" office:value="191774" calcext:value-type="float">
            <text:p>191774</text:p>
          </table:table-cell>
          <table:table-cell office:value-type="float" office:value="12512.55326" calcext:value-type="float">
            <text:p>12512,55326</text:p>
          </table:table-cell>
          <table:table-cell office:value-type="float" office:value="42" calcext:value-type="float">
            <text:p>42</text:p>
          </table:table-cell>
          <table:table-cell office:value-type="float" office:value="49950" calcext:value-type="float">
            <text:p>4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5.983942" calcext:value-type="float">
            <text:p>25,983942</text:p>
          </table:table-cell>
          <table:table-cell office:value-type="float" office:value="18447" calcext:value-type="float">
            <text:p>18447</text:p>
          </table:table-cell>
          <table:table-cell office:value-type="float" office:value="67.124092" calcext:value-type="float">
            <text:p>67,124092</text:p>
          </table:table-cell>
          <table:table-cell office:value-type="float" office:value="55336" calcext:value-type="float">
            <text:p>55336</text:p>
          </table:table-cell>
          <table:table-cell office:value-type="float" office:value="15014.229008" calcext:value-type="float">
            <text:p>15014,229008</text:p>
          </table:table-cell>
          <table:table-cell office:value-type="float" office:value="41" calcext:value-type="float">
            <text:p>41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5.993725" calcext:value-type="float">
            <text:p>25,993725</text:p>
          </table:table-cell>
          <table:table-cell office:value-type="float" office:value="22606" calcext:value-type="float">
            <text:p>22606</text:p>
          </table:table-cell>
          <table:table-cell office:value-type="float" office:value="67.135483" calcext:value-type="float">
            <text:p>67,135483</text:p>
          </table:table-cell>
          <table:table-cell office:value-type="float" office:value="67815" calcext:value-type="float">
            <text:p>67815</text:p>
          </table:table-cell>
          <table:table-cell office:value-type="float" office:value="15016.979358" calcext:value-type="float">
            <text:p>15016,979358</text:p>
          </table:table-cell>
          <table:table-cell office:value-type="float" office:value="42" calcext:value-type="float">
            <text:p>42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32167" calcext:value-type="float">
            <text:p>26,032167</text:p>
          </table:table-cell>
          <table:table-cell office:value-type="float" office:value="48168" calcext:value-type="float">
            <text:p>48168</text:p>
          </table:table-cell>
          <table:table-cell office:value-type="float" office:value="67.246525" calcext:value-type="float">
            <text:p>67,246525</text:p>
          </table:table-cell>
          <table:table-cell office:value-type="float" office:value="144499" calcext:value-type="float">
            <text:p>144499</text:p>
          </table:table-cell>
          <table:table-cell office:value-type="float" office:value="15013.854592" calcext:value-type="float">
            <text:p>15013,854592</text:p>
          </table:table-cell>
          <table:table-cell office:value-type="float" office:value="42" calcext:value-type="float">
            <text:p>42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21533" calcext:value-type="float">
            <text:p>26,021533</text:p>
          </table:table-cell>
          <table:table-cell office:value-type="float" office:value="62740" calcext:value-type="float">
            <text:p>62740</text:p>
          </table:table-cell>
          <table:table-cell office:value-type="float" office:value="67.231158" calcext:value-type="float">
            <text:p>67,231158</text:p>
          </table:table-cell>
          <table:table-cell office:value-type="float" office:value="188217" calcext:value-type="float">
            <text:p>188217</text:p>
          </table:table-cell>
          <table:table-cell office:value-type="float" office:value="15012.982125" calcext:value-type="float">
            <text:p>15012,982125</text:p>
          </table:table-cell>
          <table:table-cell office:value-type="float" office:value="41" calcext:value-type="float">
            <text:p>41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5.994858" calcext:value-type="float">
            <text:p>25,994858</text:p>
          </table:table-cell>
          <table:table-cell office:value-type="float" office:value="57483" calcext:value-type="float">
            <text:p>57483</text:p>
          </table:table-cell>
          <table:table-cell office:value-type="float" office:value="67.152708" calcext:value-type="float">
            <text:p>67,152708</text:p>
          </table:table-cell>
          <table:table-cell office:value-type="float" office:value="172445" calcext:value-type="float">
            <text:p>172445</text:p>
          </table:table-cell>
          <table:table-cell office:value-type="float" office:value="15015.872783" calcext:value-type="float">
            <text:p>15015,872783</text:p>
          </table:table-cell>
          <table:table-cell office:value-type="float" office:value="36" calcext:value-type="float">
            <text:p>36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50242" calcext:value-type="float">
            <text:p>26,050242</text:p>
          </table:table-cell>
          <table:table-cell office:value-type="float" office:value="45321" calcext:value-type="float">
            <text:p>45321</text:p>
          </table:table-cell>
          <table:table-cell office:value-type="float" office:value="67.316883" calcext:value-type="float">
            <text:p>67,316883</text:p>
          </table:table-cell>
          <table:table-cell office:value-type="float" office:value="135956" calcext:value-type="float">
            <text:p>135956</text:p>
          </table:table-cell>
          <table:table-cell office:value-type="float" office:value="15012.227675" calcext:value-type="float">
            <text:p>15012,227675</text:p>
          </table:table-cell>
          <table:table-cell office:value-type="float" office:value="39" calcext:value-type="float">
            <text:p>39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38883" calcext:value-type="float">
            <text:p>26,038883</text:p>
          </table:table-cell>
          <table:table-cell office:value-type="float" office:value="74919" calcext:value-type="float">
            <text:p>74919</text:p>
          </table:table-cell>
          <table:table-cell office:value-type="float" office:value="67.286233" calcext:value-type="float">
            <text:p>67,286233</text:p>
          </table:table-cell>
          <table:table-cell office:value-type="float" office:value="224752" calcext:value-type="float">
            <text:p>224752</text:p>
          </table:table-cell>
          <table:table-cell office:value-type="float" office:value="15013.341325" calcext:value-type="float">
            <text:p>15013,341325</text:p>
          </table:table-cell>
          <table:table-cell office:value-type="float" office:value="39" calcext:value-type="float">
            <text:p>39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51492" calcext:value-type="float">
            <text:p>26,051492</text:p>
          </table:table-cell>
          <table:table-cell office:value-type="float" office:value="62052" calcext:value-type="float">
            <text:p>62052</text:p>
          </table:table-cell>
          <table:table-cell office:value-type="float" office:value="67.317458" calcext:value-type="float">
            <text:p>67,317458</text:p>
          </table:table-cell>
          <table:table-cell office:value-type="float" office:value="186151" calcext:value-type="float">
            <text:p>186151</text:p>
          </table:table-cell>
          <table:table-cell office:value-type="float" office:value="15014.293575" calcext:value-type="float">
            <text:p>15014,293575</text:p>
          </table:table-cell>
          <table:table-cell office:value-type="float" office:value="45" calcext:value-type="float">
            <text:p>45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3595" calcext:value-type="float">
            <text:p>26,03595</text:p>
          </table:table-cell>
          <table:table-cell office:value-type="float" office:value="77487" calcext:value-type="float">
            <text:p>77487</text:p>
          </table:table-cell>
          <table:table-cell office:value-type="float" office:value="67.275958" calcext:value-type="float">
            <text:p>67,275958</text:p>
          </table:table-cell>
          <table:table-cell office:value-type="float" office:value="232456" calcext:value-type="float">
            <text:p>232456</text:p>
          </table:table-cell>
          <table:table-cell office:value-type="float" office:value="15011.647975" calcext:value-type="float">
            <text:p>15011,647975</text:p>
          </table:table-cell>
          <table:table-cell office:value-type="float" office:value="40" calcext:value-type="float">
            <text:p>40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34192" calcext:value-type="float">
            <text:p>26,034192</text:p>
          </table:table-cell>
          <table:table-cell office:value-type="float" office:value="58977" calcext:value-type="float">
            <text:p>58977</text:p>
          </table:table-cell>
          <table:table-cell office:value-type="float" office:value="67.272308" calcext:value-type="float">
            <text:p>67,272308</text:p>
          </table:table-cell>
          <table:table-cell office:value-type="float" office:value="176926" calcext:value-type="float">
            <text:p>176926</text:p>
          </table:table-cell>
          <table:table-cell office:value-type="float" office:value="15012.789192" calcext:value-type="float">
            <text:p>15012,789192</text:p>
          </table:table-cell>
          <table:table-cell office:value-type="float" office:value="39" calcext:value-type="float">
            <text:p>39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40833" calcext:value-type="float">
            <text:p>26,040833</text:p>
          </table:table-cell>
          <table:table-cell office:value-type="float" office:value="81492" calcext:value-type="float">
            <text:p>81492</text:p>
          </table:table-cell>
          <table:table-cell office:value-type="float" office:value="67.290175" calcext:value-type="float">
            <text:p>67,290175</text:p>
          </table:table-cell>
          <table:table-cell office:value-type="float" office:value="244469" calcext:value-type="float">
            <text:p>244469</text:p>
          </table:table-cell>
          <table:table-cell office:value-type="float" office:value="15014.460542" calcext:value-type="float">
            <text:p>15014,460542</text:p>
          </table:table-cell>
          <table:table-cell office:value-type="float" office:value="37" calcext:value-type="float">
            <text:p>37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52225" calcext:value-type="float">
            <text:p>26,052225</text:p>
          </table:table-cell>
          <table:table-cell office:value-type="float" office:value="38836" calcext:value-type="float">
            <text:p>38836</text:p>
          </table:table-cell>
          <table:table-cell office:value-type="float" office:value="67.300742" calcext:value-type="float">
            <text:p>67,300742</text:p>
          </table:table-cell>
          <table:table-cell office:value-type="float" office:value="116505" calcext:value-type="float">
            <text:p>116505</text:p>
          </table:table-cell>
          <table:table-cell office:value-type="float" office:value="15013.591883" calcext:value-type="float">
            <text:p>15013,591883</text:p>
          </table:table-cell>
          <table:table-cell office:value-type="float" office:value="38" calcext:value-type="float">
            <text:p>38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38008" calcext:value-type="float">
            <text:p>26,038008</text:p>
          </table:table-cell>
          <table:table-cell office:value-type="float" office:value="75987" calcext:value-type="float">
            <text:p>75987</text:p>
          </table:table-cell>
          <table:table-cell office:value-type="float" office:value="67.276308" calcext:value-type="float">
            <text:p>67,276308</text:p>
          </table:table-cell>
          <table:table-cell office:value-type="float" office:value="227954" calcext:value-type="float">
            <text:p>227954</text:p>
          </table:table-cell>
          <table:table-cell office:value-type="float" office:value="15013.152525" calcext:value-type="float">
            <text:p>15013,152525</text:p>
          </table:table-cell>
          <table:table-cell office:value-type="float" office:value="41" calcext:value-type="float">
            <text:p>41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45367" calcext:value-type="float">
            <text:p>26,045367</text:p>
          </table:table-cell>
          <table:table-cell office:value-type="float" office:value="70515" calcext:value-type="float">
            <text:p>70515</text:p>
          </table:table-cell>
          <table:table-cell office:value-type="float" office:value="67.293158" calcext:value-type="float">
            <text:p>67,293158</text:p>
          </table:table-cell>
          <table:table-cell office:value-type="float" office:value="211538" calcext:value-type="float">
            <text:p>211538</text:p>
          </table:table-cell>
          <table:table-cell office:value-type="float" office:value="15014.00725" calcext:value-type="float">
            <text:p>15014,00725</text:p>
          </table:table-cell>
          <table:table-cell office:value-type="float" office:value="38" calcext:value-type="float">
            <text:p>38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57025" calcext:value-type="float">
            <text:p>26,057025</text:p>
          </table:table-cell>
          <table:table-cell office:value-type="float" office:value="57289" calcext:value-type="float">
            <text:p>57289</text:p>
          </table:table-cell>
          <table:table-cell office:value-type="float" office:value="67.328258" calcext:value-type="float">
            <text:p>67,328258</text:p>
          </table:table-cell>
          <table:table-cell office:value-type="float" office:value="171864" calcext:value-type="float">
            <text:p>171864</text:p>
          </table:table-cell>
          <table:table-cell office:value-type="float" office:value="15013.808067" calcext:value-type="float">
            <text:p>15013,808067</text:p>
          </table:table-cell>
          <table:table-cell office:value-type="float" office:value="39" calcext:value-type="float">
            <text:p>39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19067" calcext:value-type="float">
            <text:p>26,019067</text:p>
          </table:table-cell>
          <table:table-cell office:value-type="float" office:value="54735" calcext:value-type="float">
            <text:p>54735</text:p>
          </table:table-cell>
          <table:table-cell office:value-type="float" office:value="67.221567" calcext:value-type="float">
            <text:p>67,221567</text:p>
          </table:table-cell>
          <table:table-cell office:value-type="float" office:value="164200" calcext:value-type="float">
            <text:p>164200</text:p>
          </table:table-cell>
          <table:table-cell office:value-type="float" office:value="15013.589158" calcext:value-type="float">
            <text:p>15013,589158</text:p>
          </table:table-cell>
          <table:table-cell office:value-type="float" office:value="36" calcext:value-type="float">
            <text:p>36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37842" calcext:value-type="float">
            <text:p>26,037842</text:p>
          </table:table-cell>
          <table:table-cell office:value-type="float" office:value="71329" calcext:value-type="float">
            <text:p>71329</text:p>
          </table:table-cell>
          <table:table-cell office:value-type="float" office:value="67.259842" calcext:value-type="float">
            <text:p>67,259842</text:p>
          </table:table-cell>
          <table:table-cell office:value-type="float" office:value="213984" calcext:value-type="float">
            <text:p>213984</text:p>
          </table:table-cell>
          <table:table-cell office:value-type="float" office:value="15015.61285" calcext:value-type="float">
            <text:p>15015,61285</text:p>
          </table:table-cell>
          <table:table-cell office:value-type="float" office:value="35" calcext:value-type="float">
            <text:p>35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444" calcext:value-type="float">
            <text:p>26,0444</text:p>
          </table:table-cell>
          <table:table-cell office:value-type="float" office:value="87378" calcext:value-type="float">
            <text:p>87378</text:p>
          </table:table-cell>
          <table:table-cell office:value-type="float" office:value="67.301467" calcext:value-type="float">
            <text:p>67,301467</text:p>
          </table:table-cell>
          <table:table-cell office:value-type="float" office:value="262129" calcext:value-type="float">
            <text:p>262129</text:p>
          </table:table-cell>
          <table:table-cell office:value-type="float" office:value="15011.355567" calcext:value-type="float">
            <text:p>15011,355567</text:p>
          </table:table-cell>
          <table:table-cell office:value-type="float" office:value="43" calcext:value-type="float">
            <text:p>43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29325" calcext:value-type="float">
            <text:p>26,029325</text:p>
          </table:table-cell>
          <table:table-cell office:value-type="float" office:value="45469" calcext:value-type="float">
            <text:p>45469</text:p>
          </table:table-cell>
          <table:table-cell office:value-type="float" office:value="67.243158" calcext:value-type="float">
            <text:p>67,243158</text:p>
          </table:table-cell>
          <table:table-cell office:value-type="float" office:value="136404" calcext:value-type="float">
            <text:p>136404</text:p>
          </table:table-cell>
          <table:table-cell office:value-type="float" office:value="15012.121083" calcext:value-type="float">
            <text:p>15012,121083</text:p>
          </table:table-cell>
          <table:table-cell office:value-type="float" office:value="45" calcext:value-type="float">
            <text:p>45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24425" calcext:value-type="float">
            <text:p>26,024425</text:p>
          </table:table-cell>
          <table:table-cell office:value-type="float" office:value="53796" calcext:value-type="float">
            <text:p>53796</text:p>
          </table:table-cell>
          <table:table-cell office:value-type="float" office:value="67.231817" calcext:value-type="float">
            <text:p>67,231817</text:p>
          </table:table-cell>
          <table:table-cell office:value-type="float" office:value="161384" calcext:value-type="float">
            <text:p>161384</text:p>
          </table:table-cell>
          <table:table-cell office:value-type="float" office:value="15013.775092" calcext:value-type="float">
            <text:p>15013,775092</text:p>
          </table:table-cell>
          <table:table-cell office:value-type="float" office:value="40" calcext:value-type="float">
            <text:p>40</text:p>
          </table:table-cell>
          <table:table-cell office:value-type="float" office:value="59950" calcext:value-type="float">
            <text:p>5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99971" calcext:value-type="float">
            <text:p>26,399971</text:p>
          </table:table-cell>
          <table:table-cell office:value-type="float" office:value="53118" calcext:value-type="float">
            <text:p>53118</text:p>
          </table:table-cell>
          <table:table-cell office:value-type="float" office:value="68.28035" calcext:value-type="float">
            <text:p>68,28035</text:p>
          </table:table-cell>
          <table:table-cell office:value-type="float" office:value="159347" calcext:value-type="float">
            <text:p>159347</text:p>
          </table:table-cell>
          <table:table-cell office:value-type="float" office:value="17511.877993" calcext:value-type="float">
            <text:p>17511,877993</text:p>
          </table:table-cell>
          <table:table-cell office:value-type="float" office:value="44" calcext:value-type="float">
            <text:p>44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68457" calcext:value-type="float">
            <text:p>26,368457</text:p>
          </table:table-cell>
          <table:table-cell office:value-type="float" office:value="82260" calcext:value-type="float">
            <text:p>82260</text:p>
          </table:table-cell>
          <table:table-cell office:value-type="float" office:value="68.185886" calcext:value-type="float">
            <text:p>68,185886</text:p>
          </table:table-cell>
          <table:table-cell office:value-type="float" office:value="246776" calcext:value-type="float">
            <text:p>246776</text:p>
          </table:table-cell>
          <table:table-cell office:value-type="float" office:value="17515.208836" calcext:value-type="float">
            <text:p>17515,208836</text:p>
          </table:table-cell>
          <table:table-cell office:value-type="float" office:value="41" calcext:value-type="float">
            <text:p>41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8565" calcext:value-type="float">
            <text:p>26,38565</text:p>
          </table:table-cell>
          <table:table-cell office:value-type="float" office:value="54346" calcext:value-type="float">
            <text:p>54346</text:p>
          </table:table-cell>
          <table:table-cell office:value-type="float" office:value="68.216014" calcext:value-type="float">
            <text:p>68,216014</text:p>
          </table:table-cell>
          <table:table-cell office:value-type="float" office:value="163035" calcext:value-type="float">
            <text:p>163035</text:p>
          </table:table-cell>
          <table:table-cell office:value-type="float" office:value="17515.602057" calcext:value-type="float">
            <text:p>17515,602057</text:p>
          </table:table-cell>
          <table:table-cell office:value-type="float" office:value="39" calcext:value-type="float">
            <text:p>39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411321" calcext:value-type="float">
            <text:p>26,411321</text:p>
          </table:table-cell>
          <table:table-cell office:value-type="float" office:value="77577" calcext:value-type="float">
            <text:p>77577</text:p>
          </table:table-cell>
          <table:table-cell office:value-type="float" office:value="68.28175" calcext:value-type="float">
            <text:p>68,28175</text:p>
          </table:table-cell>
          <table:table-cell office:value-type="float" office:value="232726" calcext:value-type="float">
            <text:p>232726</text:p>
          </table:table-cell>
          <table:table-cell office:value-type="float" office:value="17512.154779" calcext:value-type="float">
            <text:p>17512,154779</text:p>
          </table:table-cell>
          <table:table-cell office:value-type="float" office:value="39" calcext:value-type="float">
            <text:p>39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9025" calcext:value-type="float">
            <text:p>26,39025</text:p>
          </table:table-cell>
          <table:table-cell office:value-type="float" office:value="80883" calcext:value-type="float">
            <text:p>80883</text:p>
          </table:table-cell>
          <table:table-cell office:value-type="float" office:value="68.240779" calcext:value-type="float">
            <text:p>68,240779</text:p>
          </table:table-cell>
          <table:table-cell office:value-type="float" office:value="242644" calcext:value-type="float">
            <text:p>242644</text:p>
          </table:table-cell>
          <table:table-cell office:value-type="float" office:value="17513.785607" calcext:value-type="float">
            <text:p>17513,785607</text:p>
          </table:table-cell>
          <table:table-cell office:value-type="float" office:value="43" calcext:value-type="float">
            <text:p>43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413807" calcext:value-type="float">
            <text:p>26,413807</text:p>
          </table:table-cell>
          <table:table-cell office:value-type="float" office:value="83935" calcext:value-type="float">
            <text:p>83935</text:p>
          </table:table-cell>
          <table:table-cell office:value-type="float" office:value="68.312071" calcext:value-type="float">
            <text:p>68,312071</text:p>
          </table:table-cell>
          <table:table-cell office:value-type="float" office:value="251802" calcext:value-type="float">
            <text:p>251802</text:p>
          </table:table-cell>
          <table:table-cell office:value-type="float" office:value="17513.368914" calcext:value-type="float">
            <text:p>17513,368914</text:p>
          </table:table-cell>
          <table:table-cell office:value-type="float" office:value="47" calcext:value-type="float">
            <text:p>47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70864" calcext:value-type="float">
            <text:p>26,370864</text:p>
          </table:table-cell>
          <table:table-cell office:value-type="float" office:value="39961" calcext:value-type="float">
            <text:p>39961</text:p>
          </table:table-cell>
          <table:table-cell office:value-type="float" office:value="68.1723" calcext:value-type="float">
            <text:p>68,1723</text:p>
          </table:table-cell>
          <table:table-cell office:value-type="float" office:value="119880" calcext:value-type="float">
            <text:p>119880</text:p>
          </table:table-cell>
          <table:table-cell office:value-type="float" office:value="17513.320557" calcext:value-type="float">
            <text:p>17513,320557</text:p>
          </table:table-cell>
          <table:table-cell office:value-type="float" office:value="43" calcext:value-type="float">
            <text:p>43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60429" calcext:value-type="float">
            <text:p>26,360429</text:p>
          </table:table-cell>
          <table:table-cell office:value-type="float" office:value="56979" calcext:value-type="float">
            <text:p>56979</text:p>
          </table:table-cell>
          <table:table-cell office:value-type="float" office:value="68.162071" calcext:value-type="float">
            <text:p>68,162071</text:p>
          </table:table-cell>
          <table:table-cell office:value-type="float" office:value="170930" calcext:value-type="float">
            <text:p>170930</text:p>
          </table:table-cell>
          <table:table-cell office:value-type="float" office:value="17512.998343" calcext:value-type="float">
            <text:p>17512,998343</text:p>
          </table:table-cell>
          <table:table-cell office:value-type="float" office:value="41" calcext:value-type="float">
            <text:p>41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32064" calcext:value-type="float">
            <text:p>26,332064</text:p>
          </table:table-cell>
          <table:table-cell office:value-type="float" office:value="53488" calcext:value-type="float">
            <text:p>53488</text:p>
          </table:table-cell>
          <table:table-cell office:value-type="float" office:value="68.086364" calcext:value-type="float">
            <text:p>68,086364</text:p>
          </table:table-cell>
          <table:table-cell office:value-type="float" office:value="160461" calcext:value-type="float">
            <text:p>160461</text:p>
          </table:table-cell>
          <table:table-cell office:value-type="float" office:value="17514.595793" calcext:value-type="float">
            <text:p>17514,595793</text:p>
          </table:table-cell>
          <table:table-cell office:value-type="float" office:value="47" calcext:value-type="float">
            <text:p>47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64421" calcext:value-type="float">
            <text:p>26,364421</text:p>
          </table:table-cell>
          <table:table-cell office:value-type="float" office:value="99733" calcext:value-type="float">
            <text:p>99733</text:p>
          </table:table-cell>
          <table:table-cell office:value-type="float" office:value="68.181157" calcext:value-type="float">
            <text:p>68,181157</text:p>
          </table:table-cell>
          <table:table-cell office:value-type="float" office:value="299196" calcext:value-type="float">
            <text:p>299196</text:p>
          </table:table-cell>
          <table:table-cell office:value-type="float" office:value="17513.769386" calcext:value-type="float">
            <text:p>17513,769386</text:p>
          </table:table-cell>
          <table:table-cell office:value-type="float" office:value="42" calcext:value-type="float">
            <text:p>42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402957" calcext:value-type="float">
            <text:p>26,402957</text:p>
          </table:table-cell>
          <table:table-cell office:value-type="float" office:value="56245" calcext:value-type="float">
            <text:p>56245</text:p>
          </table:table-cell>
          <table:table-cell office:value-type="float" office:value="68.285707" calcext:value-type="float">
            <text:p>68,285707</text:p>
          </table:table-cell>
          <table:table-cell office:value-type="float" office:value="168732" calcext:value-type="float">
            <text:p>168732</text:p>
          </table:table-cell>
          <table:table-cell office:value-type="float" office:value="17513.409486" calcext:value-type="float">
            <text:p>17513,409486</text:p>
          </table:table-cell>
          <table:table-cell office:value-type="float" office:value="51" calcext:value-type="float">
            <text:p>51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23071" calcext:value-type="float">
            <text:p>26,323071</text:p>
          </table:table-cell>
          <table:table-cell office:value-type="float" office:value="57600" calcext:value-type="float">
            <text:p>57600</text:p>
          </table:table-cell>
          <table:table-cell office:value-type="float" office:value="68.074507" calcext:value-type="float">
            <text:p>68,074507</text:p>
          </table:table-cell>
          <table:table-cell office:value-type="float" office:value="172796" calcext:value-type="float">
            <text:p>172796</text:p>
          </table:table-cell>
          <table:table-cell office:value-type="float" office:value="17514.983936" calcext:value-type="float">
            <text:p>17514,983936</text:p>
          </table:table-cell>
          <table:table-cell office:value-type="float" office:value="42" calcext:value-type="float">
            <text:p>42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73229" calcext:value-type="float">
            <text:p>26,373229</text:p>
          </table:table-cell>
          <table:table-cell office:value-type="float" office:value="87363" calcext:value-type="float">
            <text:p>87363</text:p>
          </table:table-cell>
          <table:table-cell office:value-type="float" office:value="68.188571" calcext:value-type="float">
            <text:p>68,188571</text:p>
          </table:table-cell>
          <table:table-cell office:value-type="float" office:value="262085" calcext:value-type="float">
            <text:p>262085</text:p>
          </table:table-cell>
          <table:table-cell office:value-type="float" office:value="17513.367329" calcext:value-type="float">
            <text:p>17513,367329</text:p>
          </table:table-cell>
          <table:table-cell office:value-type="float" office:value="44" calcext:value-type="float">
            <text:p>44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42421" calcext:value-type="float">
            <text:p>26,342421</text:p>
          </table:table-cell>
          <table:table-cell office:value-type="float" office:value="58354" calcext:value-type="float">
            <text:p>58354</text:p>
          </table:table-cell>
          <table:table-cell office:value-type="float" office:value="68.110679" calcext:value-type="float">
            <text:p>68,110679</text:p>
          </table:table-cell>
          <table:table-cell office:value-type="float" office:value="175059" calcext:value-type="float">
            <text:p>175059</text:p>
          </table:table-cell>
          <table:table-cell office:value-type="float" office:value="17514.308529" calcext:value-type="float">
            <text:p>17514,308529</text:p>
          </table:table-cell>
          <table:table-cell office:value-type="float" office:value="39" calcext:value-type="float">
            <text:p>39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69657" calcext:value-type="float">
            <text:p>26,369657</text:p>
          </table:table-cell>
          <table:table-cell office:value-type="float" office:value="85846" calcext:value-type="float">
            <text:p>85846</text:p>
          </table:table-cell>
          <table:table-cell office:value-type="float" office:value="68.186886" calcext:value-type="float">
            <text:p>68,186886</text:p>
          </table:table-cell>
          <table:table-cell office:value-type="float" office:value="257535" calcext:value-type="float">
            <text:p>257535</text:p>
          </table:table-cell>
          <table:table-cell office:value-type="float" office:value="17513.065729" calcext:value-type="float">
            <text:p>17513,065729</text:p>
          </table:table-cell>
          <table:table-cell office:value-type="float" office:value="41" calcext:value-type="float">
            <text:p>41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85407" calcext:value-type="float">
            <text:p>26,385407</text:p>
          </table:table-cell>
          <table:table-cell office:value-type="float" office:value="94803" calcext:value-type="float">
            <text:p>94803</text:p>
          </table:table-cell>
          <table:table-cell office:value-type="float" office:value="68.226957" calcext:value-type="float">
            <text:p>68,226957</text:p>
          </table:table-cell>
          <table:table-cell office:value-type="float" office:value="284402" calcext:value-type="float">
            <text:p>284402</text:p>
          </table:table-cell>
          <table:table-cell office:value-type="float" office:value="17517.563536" calcext:value-type="float">
            <text:p>17517,563536</text:p>
          </table:table-cell>
          <table:table-cell office:value-type="float" office:value="49" calcext:value-type="float">
            <text:p>49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90621" calcext:value-type="float">
            <text:p>26,390621</text:p>
          </table:table-cell>
          <table:table-cell office:value-type="float" office:value="88320" calcext:value-type="float">
            <text:p>88320</text:p>
          </table:table-cell>
          <table:table-cell office:value-type="float" office:value="68.253564" calcext:value-type="float">
            <text:p>68,253564</text:p>
          </table:table-cell>
          <table:table-cell office:value-type="float" office:value="264955" calcext:value-type="float">
            <text:p>264955</text:p>
          </table:table-cell>
          <table:table-cell office:value-type="float" office:value="17511.299593" calcext:value-type="float">
            <text:p>17511,299593</text:p>
          </table:table-cell>
          <table:table-cell office:value-type="float" office:value="39" calcext:value-type="float">
            <text:p>39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83429" calcext:value-type="float">
            <text:p>26,383429</text:p>
          </table:table-cell>
          <table:table-cell office:value-type="float" office:value="39492" calcext:value-type="float">
            <text:p>39492</text:p>
          </table:table-cell>
          <table:table-cell office:value-type="float" office:value="68.221093" calcext:value-type="float">
            <text:p>68,221093</text:p>
          </table:table-cell>
          <table:table-cell office:value-type="float" office:value="118469" calcext:value-type="float">
            <text:p>118469</text:p>
          </table:table-cell>
          <table:table-cell office:value-type="float" office:value="17513.950043" calcext:value-type="float">
            <text:p>17513,950043</text:p>
          </table:table-cell>
          <table:table-cell office:value-type="float" office:value="42" calcext:value-type="float">
            <text:p>42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410629" calcext:value-type="float">
            <text:p>26,410629</text:p>
          </table:table-cell>
          <table:table-cell office:value-type="float" office:value="61641" calcext:value-type="float">
            <text:p>61641</text:p>
          </table:table-cell>
          <table:table-cell office:value-type="float" office:value="68.293307" calcext:value-type="float">
            <text:p>68,293307</text:p>
          </table:table-cell>
          <table:table-cell office:value-type="float" office:value="184918" calcext:value-type="float">
            <text:p>184918</text:p>
          </table:table-cell>
          <table:table-cell office:value-type="float" office:value="17514.2379" calcext:value-type="float">
            <text:p>17514,2379</text:p>
          </table:table-cell>
          <table:table-cell office:value-type="float" office:value="38" calcext:value-type="float">
            <text:p>38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79414" calcext:value-type="float">
            <text:p>26,379414</text:p>
          </table:table-cell>
          <table:table-cell office:value-type="float" office:value="84364" calcext:value-type="float">
            <text:p>84364</text:p>
          </table:table-cell>
          <table:table-cell office:value-type="float" office:value="68.217914" calcext:value-type="float">
            <text:p>68,217914</text:p>
          </table:table-cell>
          <table:table-cell office:value-type="float" office:value="253089" calcext:value-type="float">
            <text:p>253089</text:p>
          </table:table-cell>
          <table:table-cell office:value-type="float" office:value="17513.314986" calcext:value-type="float">
            <text:p>17513,314986</text:p>
          </table:table-cell>
          <table:table-cell office:value-type="float" office:value="45" calcext:value-type="float">
            <text:p>45</text:p>
          </table:table-cell>
          <table:table-cell office:value-type="float" office:value="69950" calcext:value-type="float">
            <text:p>6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44762" calcext:value-type="float">
            <text:p>26,644762</text:p>
          </table:table-cell>
          <table:table-cell office:value-type="float" office:value="71103" calcext:value-type="float">
            <text:p>71103</text:p>
          </table:table-cell>
          <table:table-cell office:value-type="float" office:value="68.9467" calcext:value-type="float">
            <text:p>68,9467</text:p>
          </table:table-cell>
          <table:table-cell office:value-type="float" office:value="213305" calcext:value-type="float">
            <text:p>213305</text:p>
          </table:table-cell>
          <table:table-cell office:value-type="float" office:value="20013.117619" calcext:value-type="float">
            <text:p>20013,117619</text:p>
          </table:table-cell>
          <table:table-cell office:value-type="float" office:value="40" calcext:value-type="float">
            <text:p>40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74969" calcext:value-type="float">
            <text:p>26,674969</text:p>
          </table:table-cell>
          <table:table-cell office:value-type="float" office:value="85495" calcext:value-type="float">
            <text:p>85495</text:p>
          </table:table-cell>
          <table:table-cell office:value-type="float" office:value="69.032475" calcext:value-type="float">
            <text:p>69,032475</text:p>
          </table:table-cell>
          <table:table-cell office:value-type="float" office:value="256482" calcext:value-type="float">
            <text:p>256482</text:p>
          </table:table-cell>
          <table:table-cell office:value-type="float" office:value="20012.578681" calcext:value-type="float">
            <text:p>20012,578681</text:p>
          </table:table-cell>
          <table:table-cell office:value-type="float" office:value="44" calcext:value-type="float">
            <text:p>44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41044" calcext:value-type="float">
            <text:p>26,641044</text:p>
          </table:table-cell>
          <table:table-cell office:value-type="float" office:value="67770" calcext:value-type="float">
            <text:p>67770</text:p>
          </table:table-cell>
          <table:table-cell office:value-type="float" office:value="68.940494" calcext:value-type="float">
            <text:p>68,940494</text:p>
          </table:table-cell>
          <table:table-cell office:value-type="float" office:value="203303" calcext:value-type="float">
            <text:p>203303</text:p>
          </table:table-cell>
          <table:table-cell office:value-type="float" office:value="20015.456056" calcext:value-type="float">
            <text:p>20015,456056</text:p>
          </table:table-cell>
          <table:table-cell office:value-type="float" office:value="37" calcext:value-type="float">
            <text:p>37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39588" calcext:value-type="float">
            <text:p>26,639588</text:p>
          </table:table-cell>
          <table:table-cell office:value-type="float" office:value="51156" calcext:value-type="float">
            <text:p>51156</text:p>
          </table:table-cell>
          <table:table-cell office:value-type="float" office:value="68.937919" calcext:value-type="float">
            <text:p>68,937919</text:p>
          </table:table-cell>
          <table:table-cell office:value-type="float" office:value="153461" calcext:value-type="float">
            <text:p>153461</text:p>
          </table:table-cell>
          <table:table-cell office:value-type="float" office:value="20014.491237" calcext:value-type="float">
            <text:p>20014,491237</text:p>
          </table:table-cell>
          <table:table-cell office:value-type="float" office:value="48" calcext:value-type="float">
            <text:p>48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86312" calcext:value-type="float">
            <text:p>26,686312</text:p>
          </table:table-cell>
          <table:table-cell office:value-type="float" office:value="38916" calcext:value-type="float">
            <text:p>38916</text:p>
          </table:table-cell>
          <table:table-cell office:value-type="float" office:value="69.049262" calcext:value-type="float">
            <text:p>69,049262</text:p>
          </table:table-cell>
          <table:table-cell office:value-type="float" office:value="116741" calcext:value-type="float">
            <text:p>116741</text:p>
          </table:table-cell>
          <table:table-cell office:value-type="float" office:value="20016.302981" calcext:value-type="float">
            <text:p>20016,302981</text:p>
          </table:table-cell>
          <table:table-cell office:value-type="float" office:value="39" calcext:value-type="float">
            <text:p>39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80481" calcext:value-type="float">
            <text:p>26,680481</text:p>
          </table:table-cell>
          <table:table-cell office:value-type="float" office:value="59628" calcext:value-type="float">
            <text:p>59628</text:p>
          </table:table-cell>
          <table:table-cell office:value-type="float" office:value="69.041944" calcext:value-type="float">
            <text:p>69,041944</text:p>
          </table:table-cell>
          <table:table-cell office:value-type="float" office:value="178880" calcext:value-type="float">
            <text:p>178880</text:p>
          </table:table-cell>
          <table:table-cell office:value-type="float" office:value="20015.214969" calcext:value-type="float">
            <text:p>20015,214969</text:p>
          </table:table-cell>
          <table:table-cell office:value-type="float" office:value="45" calcext:value-type="float">
            <text:p>45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3445" calcext:value-type="float">
            <text:p>26,63445</text:p>
          </table:table-cell>
          <table:table-cell office:value-type="float" office:value="56853" calcext:value-type="float">
            <text:p>56853</text:p>
          </table:table-cell>
          <table:table-cell office:value-type="float" office:value="68.90935" calcext:value-type="float">
            <text:p>68,90935</text:p>
          </table:table-cell>
          <table:table-cell office:value-type="float" office:value="170552" calcext:value-type="float">
            <text:p>170552</text:p>
          </table:table-cell>
          <table:table-cell office:value-type="float" office:value="20013.465638" calcext:value-type="float">
            <text:p>20013,465638</text:p>
          </table:table-cell>
          <table:table-cell office:value-type="float" office:value="38" calcext:value-type="float">
            <text:p>38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48712" calcext:value-type="float">
            <text:p>26,648712</text:p>
          </table:table-cell>
          <table:table-cell office:value-type="float" office:value="80304" calcext:value-type="float">
            <text:p>80304</text:p>
          </table:table-cell>
          <table:table-cell office:value-type="float" office:value="68.958975" calcext:value-type="float">
            <text:p>68,958975</text:p>
          </table:table-cell>
          <table:table-cell office:value-type="float" office:value="240905" calcext:value-type="float">
            <text:p>240905</text:p>
          </table:table-cell>
          <table:table-cell office:value-type="float" office:value="20014.086194" calcext:value-type="float">
            <text:p>20014,086194</text:p>
          </table:table-cell>
          <table:table-cell office:value-type="float" office:value="38" calcext:value-type="float">
            <text:p>38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84413" calcext:value-type="float">
            <text:p>26,684413</text:p>
          </table:table-cell>
          <table:table-cell office:value-type="float" office:value="71649" calcext:value-type="float">
            <text:p>71649</text:p>
          </table:table-cell>
          <table:table-cell office:value-type="float" office:value="69.045325" calcext:value-type="float">
            <text:p>69,045325</text:p>
          </table:table-cell>
          <table:table-cell office:value-type="float" office:value="214942" calcext:value-type="float">
            <text:p>214942</text:p>
          </table:table-cell>
          <table:table-cell office:value-type="float" office:value="20012.400975" calcext:value-type="float">
            <text:p>20012,400975</text:p>
          </table:table-cell>
          <table:table-cell office:value-type="float" office:value="40" calcext:value-type="float">
            <text:p>40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71394" calcext:value-type="float">
            <text:p>26,671394</text:p>
          </table:table-cell>
          <table:table-cell office:value-type="float" office:value="97632" calcext:value-type="float">
            <text:p>97632</text:p>
          </table:table-cell>
          <table:table-cell office:value-type="float" office:value="69.014869" calcext:value-type="float">
            <text:p>69,014869</text:p>
          </table:table-cell>
          <table:table-cell office:value-type="float" office:value="292889" calcext:value-type="float">
            <text:p>292889</text:p>
          </table:table-cell>
          <table:table-cell office:value-type="float" office:value="20015.297819" calcext:value-type="float">
            <text:p>20015,297819</text:p>
          </table:table-cell>
          <table:table-cell office:value-type="float" office:value="39" calcext:value-type="float">
            <text:p>39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588" calcext:value-type="float">
            <text:p>26,6588</text:p>
          </table:table-cell>
          <table:table-cell office:value-type="float" office:value="62577" calcext:value-type="float">
            <text:p>62577</text:p>
          </table:table-cell>
          <table:table-cell office:value-type="float" office:value="68.980738" calcext:value-type="float">
            <text:p>68,980738</text:p>
          </table:table-cell>
          <table:table-cell office:value-type="float" office:value="187727" calcext:value-type="float">
            <text:p>187727</text:p>
          </table:table-cell>
          <table:table-cell office:value-type="float" office:value="20013.140244" calcext:value-type="float">
            <text:p>20013,140244</text:p>
          </table:table-cell>
          <table:table-cell office:value-type="float" office:value="42" calcext:value-type="float">
            <text:p>42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68306" calcext:value-type="float">
            <text:p>26,668306</text:p>
          </table:table-cell>
          <table:table-cell office:value-type="float" office:value="56941" calcext:value-type="float">
            <text:p>56941</text:p>
          </table:table-cell>
          <table:table-cell office:value-type="float" office:value="68.998919" calcext:value-type="float">
            <text:p>68,998919</text:p>
          </table:table-cell>
          <table:table-cell office:value-type="float" office:value="170820" calcext:value-type="float">
            <text:p>170820</text:p>
          </table:table-cell>
          <table:table-cell office:value-type="float" office:value="20015.494837" calcext:value-type="float">
            <text:p>20015,494837</text:p>
          </table:table-cell>
          <table:table-cell office:value-type="float" office:value="48" calcext:value-type="float">
            <text:p>48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28181" calcext:value-type="float">
            <text:p>26,628181</text:p>
          </table:table-cell>
          <table:table-cell office:value-type="float" office:value="44472" calcext:value-type="float">
            <text:p>44472</text:p>
          </table:table-cell>
          <table:table-cell office:value-type="float" office:value="68.890425" calcext:value-type="float">
            <text:p>68,890425</text:p>
          </table:table-cell>
          <table:table-cell office:value-type="float" office:value="133409" calcext:value-type="float">
            <text:p>133409</text:p>
          </table:table-cell>
          <table:table-cell office:value-type="float" office:value="20014.471869" calcext:value-type="float">
            <text:p>20014,471869</text:p>
          </table:table-cell>
          <table:table-cell office:value-type="float" office:value="39" calcext:value-type="float">
            <text:p>39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60344" calcext:value-type="float">
            <text:p>26,660344</text:p>
          </table:table-cell>
          <table:table-cell office:value-type="float" office:value="79222" calcext:value-type="float">
            <text:p>79222</text:p>
          </table:table-cell>
          <table:table-cell office:value-type="float" office:value="68.98445" calcext:value-type="float">
            <text:p>68,98445</text:p>
          </table:table-cell>
          <table:table-cell office:value-type="float" office:value="237663" calcext:value-type="float">
            <text:p>237663</text:p>
          </table:table-cell>
          <table:table-cell office:value-type="float" office:value="20012.760431" calcext:value-type="float">
            <text:p>20012,760431</text:p>
          </table:table-cell>
          <table:table-cell office:value-type="float" office:value="40" calcext:value-type="float">
            <text:p>40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59531" calcext:value-type="float">
            <text:p>26,659531</text:p>
          </table:table-cell>
          <table:table-cell office:value-type="float" office:value="98145" calcext:value-type="float">
            <text:p>98145</text:p>
          </table:table-cell>
          <table:table-cell office:value-type="float" office:value="68.984506" calcext:value-type="float">
            <text:p>68,984506</text:p>
          </table:table-cell>
          <table:table-cell office:value-type="float" office:value="294428" calcext:value-type="float">
            <text:p>294428</text:p>
          </table:table-cell>
          <table:table-cell office:value-type="float" office:value="20012.1437" calcext:value-type="float">
            <text:p>20012,1437</text:p>
          </table:table-cell>
          <table:table-cell office:value-type="float" office:value="45" calcext:value-type="float">
            <text:p>45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38613" calcext:value-type="float">
            <text:p>26,638613</text:p>
          </table:table-cell>
          <table:table-cell office:value-type="float" office:value="48591" calcext:value-type="float">
            <text:p>48591</text:p>
          </table:table-cell>
          <table:table-cell office:value-type="float" office:value="68.930569" calcext:value-type="float">
            <text:p>68,930569</text:p>
          </table:table-cell>
          <table:table-cell office:value-type="float" office:value="145768" calcext:value-type="float">
            <text:p>145768</text:p>
          </table:table-cell>
          <table:table-cell office:value-type="float" office:value="20014.063069" calcext:value-type="float">
            <text:p>20014,063069</text:p>
          </table:table-cell>
          <table:table-cell office:value-type="float" office:value="40" calcext:value-type="float">
            <text:p>40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63469" calcext:value-type="float">
            <text:p>26,663469</text:p>
          </table:table-cell>
          <table:table-cell office:value-type="float" office:value="80770" calcext:value-type="float">
            <text:p>80770</text:p>
          </table:table-cell>
          <table:table-cell office:value-type="float" office:value="68.988056" calcext:value-type="float">
            <text:p>68,988056</text:p>
          </table:table-cell>
          <table:table-cell office:value-type="float" office:value="242307" calcext:value-type="float">
            <text:p>242307</text:p>
          </table:table-cell>
          <table:table-cell office:value-type="float" office:value="20013.345206" calcext:value-type="float">
            <text:p>20013,345206</text:p>
          </table:table-cell>
          <table:table-cell office:value-type="float" office:value="39" calcext:value-type="float">
            <text:p>39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60788" calcext:value-type="float">
            <text:p>26,660788</text:p>
          </table:table-cell>
          <table:table-cell office:value-type="float" office:value="58782" calcext:value-type="float">
            <text:p>58782</text:p>
          </table:table-cell>
          <table:table-cell office:value-type="float" office:value="68.985563" calcext:value-type="float">
            <text:p>68,985563</text:p>
          </table:table-cell>
          <table:table-cell office:value-type="float" office:value="176339" calcext:value-type="float">
            <text:p>176339</text:p>
          </table:table-cell>
          <table:table-cell office:value-type="float" office:value="20015.829894" calcext:value-type="float">
            <text:p>20015,829894</text:p>
          </table:table-cell>
          <table:table-cell office:value-type="float" office:value="42" calcext:value-type="float">
            <text:p>42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792" calcext:value-type="float">
            <text:p>26,6792</text:p>
          </table:table-cell>
          <table:table-cell office:value-type="float" office:value="97872" calcext:value-type="float">
            <text:p>97872</text:p>
          </table:table-cell>
          <table:table-cell office:value-type="float" office:value="69.031413" calcext:value-type="float">
            <text:p>69,031413</text:p>
          </table:table-cell>
          <table:table-cell office:value-type="float" office:value="293609" calcext:value-type="float">
            <text:p>293609</text:p>
          </table:table-cell>
          <table:table-cell office:value-type="float" office:value="20013.639387" calcext:value-type="float">
            <text:p>20013,639387</text:p>
          </table:table-cell>
          <table:table-cell office:value-type="float" office:value="45" calcext:value-type="float">
            <text:p>45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47919" calcext:value-type="float">
            <text:p>26,647919</text:p>
          </table:table-cell>
          <table:table-cell office:value-type="float" office:value="51051" calcext:value-type="float">
            <text:p>51051</text:p>
          </table:table-cell>
          <table:table-cell office:value-type="float" office:value="68.931025" calcext:value-type="float">
            <text:p>68,931025</text:p>
          </table:table-cell>
          <table:table-cell office:value-type="float" office:value="153148" calcext:value-type="float">
            <text:p>153148</text:p>
          </table:table-cell>
          <table:table-cell office:value-type="float" office:value="20015.586925" calcext:value-type="float">
            <text:p>20015,586925</text:p>
          </table:table-cell>
          <table:table-cell office:value-type="float" office:value="41" calcext:value-type="float">
            <text:p>41</text:p>
          </table:table-cell>
          <table:table-cell office:value-type="float" office:value="79950" calcext:value-type="float">
            <text:p>7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33356" calcext:value-type="float">
            <text:p>26,933356</text:p>
          </table:table-cell>
          <table:table-cell office:value-type="float" office:value="72003" calcext:value-type="float">
            <text:p>72003</text:p>
          </table:table-cell>
          <table:table-cell office:value-type="float" office:value="69.72625" calcext:value-type="float">
            <text:p>69,72625</text:p>
          </table:table-cell>
          <table:table-cell office:value-type="float" office:value="216002" calcext:value-type="float">
            <text:p>216002</text:p>
          </table:table-cell>
          <table:table-cell office:value-type="float" office:value="22514.989711" calcext:value-type="float">
            <text:p>22514,989711</text:p>
          </table:table-cell>
          <table:table-cell office:value-type="float" office:value="49" calcext:value-type="float">
            <text:p>49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38272" calcext:value-type="float">
            <text:p>26,938272</text:p>
          </table:table-cell>
          <table:table-cell office:value-type="float" office:value="115444" calcext:value-type="float">
            <text:p>115444</text:p>
          </table:table-cell>
          <table:table-cell office:value-type="float" office:value="69.750778" calcext:value-type="float">
            <text:p>69,750778</text:p>
          </table:table-cell>
          <table:table-cell office:value-type="float" office:value="346329" calcext:value-type="float">
            <text:p>346329</text:p>
          </table:table-cell>
          <table:table-cell office:value-type="float" office:value="22512.728139" calcext:value-type="float">
            <text:p>22512,728139</text:p>
          </table:table-cell>
          <table:table-cell office:value-type="float" office:value="47" calcext:value-type="float">
            <text:p>47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19333" calcext:value-type="float">
            <text:p>26,919333</text:p>
          </table:table-cell>
          <table:table-cell office:value-type="float" office:value="92988" calcext:value-type="float">
            <text:p>92988</text:p>
          </table:table-cell>
          <table:table-cell office:value-type="float" office:value="69.690422" calcext:value-type="float">
            <text:p>69,690422</text:p>
          </table:table-cell>
          <table:table-cell office:value-type="float" office:value="278960" calcext:value-type="float">
            <text:p>278960</text:p>
          </table:table-cell>
          <table:table-cell office:value-type="float" office:value="22513.829283" calcext:value-type="float">
            <text:p>22513,829283</text:p>
          </table:table-cell>
          <table:table-cell office:value-type="float" office:value="42" calcext:value-type="float">
            <text:p>42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41117" calcext:value-type="float">
            <text:p>26,941117</text:p>
          </table:table-cell>
          <table:table-cell office:value-type="float" office:value="92967" calcext:value-type="float">
            <text:p>92967</text:p>
          </table:table-cell>
          <table:table-cell office:value-type="float" office:value="69.758061" calcext:value-type="float">
            <text:p>69,758061</text:p>
          </table:table-cell>
          <table:table-cell office:value-type="float" office:value="278897" calcext:value-type="float">
            <text:p>278897</text:p>
          </table:table-cell>
          <table:table-cell office:value-type="float" office:value="22513.379072" calcext:value-type="float">
            <text:p>22513,379072</text:p>
          </table:table-cell>
          <table:table-cell office:value-type="float" office:value="40" calcext:value-type="float">
            <text:p>40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30533" calcext:value-type="float">
            <text:p>26,930533</text:p>
          </table:table-cell>
          <table:table-cell office:value-type="float" office:value="107856" calcext:value-type="float">
            <text:p>107856</text:p>
          </table:table-cell>
          <table:table-cell office:value-type="float" office:value="69.722739" calcext:value-type="float">
            <text:p>69,722739</text:p>
          </table:table-cell>
          <table:table-cell office:value-type="float" office:value="323563" calcext:value-type="float">
            <text:p>323563</text:p>
          </table:table-cell>
          <table:table-cell office:value-type="float" office:value="22513.802306" calcext:value-type="float">
            <text:p>22513,802306</text:p>
          </table:table-cell>
          <table:table-cell office:value-type="float" office:value="40" calcext:value-type="float">
            <text:p>40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17811" calcext:value-type="float">
            <text:p>26,917811</text:p>
          </table:table-cell>
          <table:table-cell office:value-type="float" office:value="56619" calcext:value-type="float">
            <text:p>56619</text:p>
          </table:table-cell>
          <table:table-cell office:value-type="float" office:value="69.693889" calcext:value-type="float">
            <text:p>69,693889</text:p>
          </table:table-cell>
          <table:table-cell office:value-type="float" office:value="169850" calcext:value-type="float">
            <text:p>169850</text:p>
          </table:table-cell>
          <table:table-cell office:value-type="float" office:value="22514.599317" calcext:value-type="float">
            <text:p>22514,599317</text:p>
          </table:table-cell>
          <table:table-cell office:value-type="float" office:value="44" calcext:value-type="float">
            <text:p>44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55106" calcext:value-type="float">
            <text:p>26,955106</text:p>
          </table:table-cell>
          <table:table-cell office:value-type="float" office:value="129588" calcext:value-type="float">
            <text:p>129588</text:p>
          </table:table-cell>
          <table:table-cell office:value-type="float" office:value="69.811428" calcext:value-type="float">
            <text:p>69,811428</text:p>
          </table:table-cell>
          <table:table-cell office:value-type="float" office:value="388760" calcext:value-type="float">
            <text:p>388760</text:p>
          </table:table-cell>
          <table:table-cell office:value-type="float" office:value="22511.41675" calcext:value-type="float">
            <text:p>22511,41675</text:p>
          </table:table-cell>
          <table:table-cell office:value-type="float" office:value="38" calcext:value-type="float">
            <text:p>38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03756" calcext:value-type="float">
            <text:p>26,903756</text:p>
          </table:table-cell>
          <table:table-cell office:value-type="float" office:value="53088" calcext:value-type="float">
            <text:p>53088</text:p>
          </table:table-cell>
          <table:table-cell office:value-type="float" office:value="69.635333" calcext:value-type="float">
            <text:p>69,635333</text:p>
          </table:table-cell>
          <table:table-cell office:value-type="float" office:value="159257" calcext:value-type="float">
            <text:p>159257</text:p>
          </table:table-cell>
          <table:table-cell office:value-type="float" office:value="22514.958606" calcext:value-type="float">
            <text:p>22514,958606</text:p>
          </table:table-cell>
          <table:table-cell office:value-type="float" office:value="40" calcext:value-type="float">
            <text:p>40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1965" calcext:value-type="float">
            <text:p>26,91965</text:p>
          </table:table-cell>
          <table:table-cell office:value-type="float" office:value="124029" calcext:value-type="float">
            <text:p>124029</text:p>
          </table:table-cell>
          <table:table-cell office:value-type="float" office:value="69.695444" calcext:value-type="float">
            <text:p>69,695444</text:p>
          </table:table-cell>
          <table:table-cell office:value-type="float" office:value="372083" calcext:value-type="float">
            <text:p>372083</text:p>
          </table:table-cell>
          <table:table-cell office:value-type="float" office:value="22512.467367" calcext:value-type="float">
            <text:p>22512,467367</text:p>
          </table:table-cell>
          <table:table-cell office:value-type="float" office:value="37" calcext:value-type="float">
            <text:p>37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41006" calcext:value-type="float">
            <text:p>26,941006</text:p>
          </table:table-cell>
          <table:table-cell office:value-type="float" office:value="98412" calcext:value-type="float">
            <text:p>98412</text:p>
          </table:table-cell>
          <table:table-cell office:value-type="float" office:value="69.738683" calcext:value-type="float">
            <text:p>69,738683</text:p>
          </table:table-cell>
          <table:table-cell office:value-type="float" office:value="295232" calcext:value-type="float">
            <text:p>295232</text:p>
          </table:table-cell>
          <table:table-cell office:value-type="float" office:value="22513.335889" calcext:value-type="float">
            <text:p>22513,335889</text:p>
          </table:table-cell>
          <table:table-cell office:value-type="float" office:value="46" calcext:value-type="float">
            <text:p>46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1975" calcext:value-type="float">
            <text:p>26,91975</text:p>
          </table:table-cell>
          <table:table-cell office:value-type="float" office:value="89332" calcext:value-type="float">
            <text:p>89332</text:p>
          </table:table-cell>
          <table:table-cell office:value-type="float" office:value="69.699278" calcext:value-type="float">
            <text:p>69,699278</text:p>
          </table:table-cell>
          <table:table-cell office:value-type="float" office:value="267993" calcext:value-type="float">
            <text:p>267993</text:p>
          </table:table-cell>
          <table:table-cell office:value-type="float" office:value="22512.778178" calcext:value-type="float">
            <text:p>22512,778178</text:p>
          </table:table-cell>
          <table:table-cell office:value-type="float" office:value="52" calcext:value-type="float">
            <text:p>52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91939" calcext:value-type="float">
            <text:p>26,991939</text:p>
          </table:table-cell>
          <table:table-cell office:value-type="float" office:value="123027" calcext:value-type="float">
            <text:p>123027</text:p>
          </table:table-cell>
          <table:table-cell office:value-type="float" office:value="69.880394" calcext:value-type="float">
            <text:p>69,880394</text:p>
          </table:table-cell>
          <table:table-cell office:value-type="float" office:value="369074" calcext:value-type="float">
            <text:p>369074</text:p>
          </table:table-cell>
          <table:table-cell office:value-type="float" office:value="22512.656383" calcext:value-type="float">
            <text:p>22512,656383</text:p>
          </table:table-cell>
          <table:table-cell office:value-type="float" office:value="41" calcext:value-type="float">
            <text:p>41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46972" calcext:value-type="float">
            <text:p>26,946972</text:p>
          </table:table-cell>
          <table:table-cell office:value-type="float" office:value="127791" calcext:value-type="float">
            <text:p>127791</text:p>
          </table:table-cell>
          <table:table-cell office:value-type="float" office:value="69.7782" calcext:value-type="float">
            <text:p>69,7782</text:p>
          </table:table-cell>
          <table:table-cell office:value-type="float" office:value="383369" calcext:value-type="float">
            <text:p>383369</text:p>
          </table:table-cell>
          <table:table-cell office:value-type="float" office:value="22515.395672" calcext:value-type="float">
            <text:p>22515,395672</text:p>
          </table:table-cell>
          <table:table-cell office:value-type="float" office:value="42" calcext:value-type="float">
            <text:p>42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29444" calcext:value-type="float">
            <text:p>26,929444</text:p>
          </table:table-cell>
          <table:table-cell office:value-type="float" office:value="59863" calcext:value-type="float">
            <text:p>59863</text:p>
          </table:table-cell>
          <table:table-cell office:value-type="float" office:value="69.713844" calcext:value-type="float">
            <text:p>69,713844</text:p>
          </table:table-cell>
          <table:table-cell office:value-type="float" office:value="179586" calcext:value-type="float">
            <text:p>179586</text:p>
          </table:table-cell>
          <table:table-cell office:value-type="float" office:value="22514.556817" calcext:value-type="float">
            <text:p>22514,556817</text:p>
          </table:table-cell>
          <table:table-cell office:value-type="float" office:value="40" calcext:value-type="float">
            <text:p>40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30617" calcext:value-type="float">
            <text:p>26,930617</text:p>
          </table:table-cell>
          <table:table-cell office:value-type="float" office:value="85090" calcext:value-type="float">
            <text:p>85090</text:p>
          </table:table-cell>
          <table:table-cell office:value-type="float" office:value="69.7196" calcext:value-type="float">
            <text:p>69,7196</text:p>
          </table:table-cell>
          <table:table-cell office:value-type="float" office:value="255267" calcext:value-type="float">
            <text:p>255267</text:p>
          </table:table-cell>
          <table:table-cell office:value-type="float" office:value="22513.226839" calcext:value-type="float">
            <text:p>22513,226839</text:p>
          </table:table-cell>
          <table:table-cell office:value-type="float" office:value="40" calcext:value-type="float">
            <text:p>40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35933" calcext:value-type="float">
            <text:p>26,935933</text:p>
          </table:table-cell>
          <table:table-cell office:value-type="float" office:value="90993" calcext:value-type="float">
            <text:p>90993</text:p>
          </table:table-cell>
          <table:table-cell office:value-type="float" office:value="69.750422" calcext:value-type="float">
            <text:p>69,750422</text:p>
          </table:table-cell>
          <table:table-cell office:value-type="float" office:value="272975" calcext:value-type="float">
            <text:p>272975</text:p>
          </table:table-cell>
          <table:table-cell office:value-type="float" office:value="22514.089861" calcext:value-type="float">
            <text:p>22514,089861</text:p>
          </table:table-cell>
          <table:table-cell office:value-type="float" office:value="39" calcext:value-type="float">
            <text:p>39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43322" calcext:value-type="float">
            <text:p>26,943322</text:p>
          </table:table-cell>
          <table:table-cell office:value-type="float" office:value="110124" calcext:value-type="float">
            <text:p>110124</text:p>
          </table:table-cell>
          <table:table-cell office:value-type="float" office:value="69.759333" calcext:value-type="float">
            <text:p>69,759333</text:p>
          </table:table-cell>
          <table:table-cell office:value-type="float" office:value="330368" calcext:value-type="float">
            <text:p>330368</text:p>
          </table:table-cell>
          <table:table-cell office:value-type="float" office:value="22513.267822" calcext:value-type="float">
            <text:p>22513,267822</text:p>
          </table:table-cell>
          <table:table-cell office:value-type="float" office:value="42" calcext:value-type="float">
            <text:p>42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13806" calcext:value-type="float">
            <text:p>26,913806</text:p>
          </table:table-cell>
          <table:table-cell office:value-type="float" office:value="83613" calcext:value-type="float">
            <text:p>83613</text:p>
          </table:table-cell>
          <table:table-cell office:value-type="float" office:value="69.681706" calcext:value-type="float">
            <text:p>69,681706</text:p>
          </table:table-cell>
          <table:table-cell office:value-type="float" office:value="250832" calcext:value-type="float">
            <text:p>250832</text:p>
          </table:table-cell>
          <table:table-cell office:value-type="float" office:value="22517.6217" calcext:value-type="float">
            <text:p>22517,6217</text:p>
          </table:table-cell>
          <table:table-cell office:value-type="float" office:value="41" calcext:value-type="float">
            <text:p>41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52489" calcext:value-type="float">
            <text:p>26,952489</text:p>
          </table:table-cell>
          <table:table-cell office:value-type="float" office:value="112174" calcext:value-type="float">
            <text:p>112174</text:p>
          </table:table-cell>
          <table:table-cell office:value-type="float" office:value="69.776639" calcext:value-type="float">
            <text:p>69,776639</text:p>
          </table:table-cell>
          <table:table-cell office:value-type="float" office:value="336519" calcext:value-type="float">
            <text:p>336519</text:p>
          </table:table-cell>
          <table:table-cell office:value-type="float" office:value="22516.583517" calcext:value-type="float">
            <text:p>22516,583517</text:p>
          </table:table-cell>
          <table:table-cell office:value-type="float" office:value="43" calcext:value-type="float">
            <text:p>43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428" calcext:value-type="float">
            <text:p>26,9428</text:p>
          </table:table-cell>
          <table:table-cell office:value-type="float" office:value="131596" calcext:value-type="float">
            <text:p>131596</text:p>
          </table:table-cell>
          <table:table-cell office:value-type="float" office:value="69.747211" calcext:value-type="float">
            <text:p>69,747211</text:p>
          </table:table-cell>
          <table:table-cell office:value-type="float" office:value="394785" calcext:value-type="float">
            <text:p>394785</text:p>
          </table:table-cell>
          <table:table-cell office:value-type="float" office:value="22512.694217" calcext:value-type="float">
            <text:p>22512,694217</text:p>
          </table:table-cell>
          <table:table-cell office:value-type="float" office:value="47" calcext:value-type="float">
            <text:p>47</text:p>
          </table:table-cell>
          <table:table-cell office:value-type="float" office:value="89950" calcext:value-type="float">
            <text:p>8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8786" calcext:value-type="float">
            <text:p>27,18786</text:p>
          </table:table-cell>
          <table:table-cell office:value-type="float" office:value="81540" calcext:value-type="float">
            <text:p>81540</text:p>
          </table:table-cell>
          <table:table-cell office:value-type="float" office:value="70.43374" calcext:value-type="float">
            <text:p>70,43374</text:p>
          </table:table-cell>
          <table:table-cell office:value-type="float" office:value="244613" calcext:value-type="float">
            <text:p>244613</text:p>
          </table:table-cell>
          <table:table-cell office:value-type="float" office:value="25014.153115" calcext:value-type="float">
            <text:p>25014,153115</text:p>
          </table:table-cell>
          <table:table-cell office:value-type="float" office:value="41" calcext:value-type="float">
            <text:p>41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8958" calcext:value-type="float">
            <text:p>27,18958</text:p>
          </table:table-cell>
          <table:table-cell office:value-type="float" office:value="116502" calcext:value-type="float">
            <text:p>116502</text:p>
          </table:table-cell>
          <table:table-cell office:value-type="float" office:value="70.432765" calcext:value-type="float">
            <text:p>70,432765</text:p>
          </table:table-cell>
          <table:table-cell office:value-type="float" office:value="349501" calcext:value-type="float">
            <text:p>349501</text:p>
          </table:table-cell>
          <table:table-cell office:value-type="float" office:value="25016.33151" calcext:value-type="float">
            <text:p>25016,33151</text:p>
          </table:table-cell>
          <table:table-cell office:value-type="float" office:value="42" calcext:value-type="float">
            <text:p>42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4984" calcext:value-type="float">
            <text:p>27,14984</text:p>
          </table:table-cell>
          <table:table-cell office:value-type="float" office:value="63477" calcext:value-type="float">
            <text:p>63477</text:p>
          </table:table-cell>
          <table:table-cell office:value-type="float" office:value="70.31813" calcext:value-type="float">
            <text:p>70,31813</text:p>
          </table:table-cell>
          <table:table-cell office:value-type="float" office:value="190424" calcext:value-type="float">
            <text:p>190424</text:p>
          </table:table-cell>
          <table:table-cell office:value-type="float" office:value="25015.916955" calcext:value-type="float">
            <text:p>25015,916955</text:p>
          </table:table-cell>
          <table:table-cell office:value-type="float" office:value="42" calcext:value-type="float">
            <text:p>42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60155" calcext:value-type="float">
            <text:p>27,160155</text:p>
          </table:table-cell>
          <table:table-cell office:value-type="float" office:value="65469" calcext:value-type="float">
            <text:p>65469</text:p>
          </table:table-cell>
          <table:table-cell office:value-type="float" office:value="70.34199" calcext:value-type="float">
            <text:p>70,34199</text:p>
          </table:table-cell>
          <table:table-cell office:value-type="float" office:value="196402" calcext:value-type="float">
            <text:p>196402</text:p>
          </table:table-cell>
          <table:table-cell office:value-type="float" office:value="25019.405925" calcext:value-type="float">
            <text:p>25019,405925</text:p>
          </table:table-cell>
          <table:table-cell office:value-type="float" office:value="41" calcext:value-type="float">
            <text:p>41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65225" calcext:value-type="float">
            <text:p>27,165225</text:p>
          </table:table-cell>
          <table:table-cell office:value-type="float" office:value="103302" calcext:value-type="float">
            <text:p>103302</text:p>
          </table:table-cell>
          <table:table-cell office:value-type="float" office:value="70.373175" calcext:value-type="float">
            <text:p>70,373175</text:p>
          </table:table-cell>
          <table:table-cell office:value-type="float" office:value="309901" calcext:value-type="float">
            <text:p>309901</text:p>
          </table:table-cell>
          <table:table-cell office:value-type="float" office:value="25014.954175" calcext:value-type="float">
            <text:p>25014,954175</text:p>
          </table:table-cell>
          <table:table-cell office:value-type="float" office:value="41" calcext:value-type="float">
            <text:p>41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5254" calcext:value-type="float">
            <text:p>27,15254</text:p>
          </table:table-cell>
          <table:table-cell office:value-type="float" office:value="108600" calcext:value-type="float">
            <text:p>108600</text:p>
          </table:table-cell>
          <table:table-cell office:value-type="float" office:value="70.32383" calcext:value-type="float">
            <text:p>70,32383</text:p>
          </table:table-cell>
          <table:table-cell office:value-type="float" office:value="325793" calcext:value-type="float">
            <text:p>325793</text:p>
          </table:table-cell>
          <table:table-cell office:value-type="float" office:value="25011.923765" calcext:value-type="float">
            <text:p>25011,923765</text:p>
          </table:table-cell>
          <table:table-cell office:value-type="float" office:value="44" calcext:value-type="float">
            <text:p>44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7367" calcext:value-type="float">
            <text:p>27,17367</text:p>
          </table:table-cell>
          <table:table-cell office:value-type="float" office:value="98734" calcext:value-type="float">
            <text:p>98734</text:p>
          </table:table-cell>
          <table:table-cell office:value-type="float" office:value="70.39125" calcext:value-type="float">
            <text:p>70,39125</text:p>
          </table:table-cell>
          <table:table-cell office:value-type="float" office:value="296199" calcext:value-type="float">
            <text:p>296199</text:p>
          </table:table-cell>
          <table:table-cell office:value-type="float" office:value="25017.03225" calcext:value-type="float">
            <text:p>25017,03225</text:p>
          </table:table-cell>
          <table:table-cell office:value-type="float" office:value="45" calcext:value-type="float">
            <text:p>45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60955" calcext:value-type="float">
            <text:p>27,160955</text:p>
          </table:table-cell>
          <table:table-cell office:value-type="float" office:value="65868" calcext:value-type="float">
            <text:p>65868</text:p>
          </table:table-cell>
          <table:table-cell office:value-type="float" office:value="70.363755" calcext:value-type="float">
            <text:p>70,363755</text:p>
          </table:table-cell>
          <table:table-cell office:value-type="float" office:value="197599" calcext:value-type="float">
            <text:p>197599</text:p>
          </table:table-cell>
          <table:table-cell office:value-type="float" office:value="25012.383275" calcext:value-type="float">
            <text:p>25012,383275</text:p>
          </table:table-cell>
          <table:table-cell office:value-type="float" office:value="42" calcext:value-type="float">
            <text:p>42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63005" calcext:value-type="float">
            <text:p>27,163005</text:p>
          </table:table-cell>
          <table:table-cell office:value-type="float" office:value="132967" calcext:value-type="float">
            <text:p>132967</text:p>
          </table:table-cell>
          <table:table-cell office:value-type="float" office:value="70.36412" calcext:value-type="float">
            <text:p>70,36412</text:p>
          </table:table-cell>
          <table:table-cell office:value-type="float" office:value="398898" calcext:value-type="float">
            <text:p>398898</text:p>
          </table:table-cell>
          <table:table-cell office:value-type="float" office:value="25012.828655" calcext:value-type="float">
            <text:p>25012,828655</text:p>
          </table:table-cell>
          <table:table-cell office:value-type="float" office:value="39" calcext:value-type="float">
            <text:p>39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78895" calcext:value-type="float">
            <text:p>27,178895</text:p>
          </table:table-cell>
          <table:table-cell office:value-type="float" office:value="106395" calcext:value-type="float">
            <text:p>106395</text:p>
          </table:table-cell>
          <table:table-cell office:value-type="float" office:value="70.41048" calcext:value-type="float">
            <text:p>70,41048</text:p>
          </table:table-cell>
          <table:table-cell office:value-type="float" office:value="319180" calcext:value-type="float">
            <text:p>319180</text:p>
          </table:table-cell>
          <table:table-cell office:value-type="float" office:value="25013.04917" calcext:value-type="float">
            <text:p>25013,04917</text:p>
          </table:table-cell>
          <table:table-cell office:value-type="float" office:value="45" calcext:value-type="float">
            <text:p>45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57445" calcext:value-type="float">
            <text:p>27,157445</text:p>
          </table:table-cell>
          <table:table-cell office:value-type="float" office:value="79537" calcext:value-type="float">
            <text:p>79537</text:p>
          </table:table-cell>
          <table:table-cell office:value-type="float" office:value="70.34039" calcext:value-type="float">
            <text:p>70,34039</text:p>
          </table:table-cell>
          <table:table-cell office:value-type="float" office:value="238608" calcext:value-type="float">
            <text:p>238608</text:p>
          </table:table-cell>
          <table:table-cell office:value-type="float" office:value="25016.116855" calcext:value-type="float">
            <text:p>25016,116855</text:p>
          </table:table-cell>
          <table:table-cell office:value-type="float" office:value="42" calcext:value-type="float">
            <text:p>42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79875" calcext:value-type="float">
            <text:p>27,179875</text:p>
          </table:table-cell>
          <table:table-cell office:value-type="float" office:value="96339" calcext:value-type="float">
            <text:p>96339</text:p>
          </table:table-cell>
          <table:table-cell office:value-type="float" office:value="70.39938" calcext:value-type="float">
            <text:p>70,39938</text:p>
          </table:table-cell>
          <table:table-cell office:value-type="float" office:value="289012" calcext:value-type="float">
            <text:p>289012</text:p>
          </table:table-cell>
          <table:table-cell office:value-type="float" office:value="25014.318235" calcext:value-type="float">
            <text:p>25014,318235</text:p>
          </table:table-cell>
          <table:table-cell office:value-type="float" office:value="41" calcext:value-type="float">
            <text:p>41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5057" calcext:value-type="float">
            <text:p>27,15057</text:p>
          </table:table-cell>
          <table:table-cell office:value-type="float" office:value="49627" calcext:value-type="float">
            <text:p>49627</text:p>
          </table:table-cell>
          <table:table-cell office:value-type="float" office:value="70.330845" calcext:value-type="float">
            <text:p>70,330845</text:p>
          </table:table-cell>
          <table:table-cell office:value-type="float" office:value="148878" calcext:value-type="float">
            <text:p>148878</text:p>
          </table:table-cell>
          <table:table-cell office:value-type="float" office:value="25015.2845" calcext:value-type="float">
            <text:p>25015,2845</text:p>
          </table:table-cell>
          <table:table-cell office:value-type="float" office:value="43" calcext:value-type="float">
            <text:p>43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67785" calcext:value-type="float">
            <text:p>27,167785</text:p>
          </table:table-cell>
          <table:table-cell office:value-type="float" office:value="117916" calcext:value-type="float">
            <text:p>117916</text:p>
          </table:table-cell>
          <table:table-cell office:value-type="float" office:value="70.37841" calcext:value-type="float">
            <text:p>70,37841</text:p>
          </table:table-cell>
          <table:table-cell office:value-type="float" office:value="353745" calcext:value-type="float">
            <text:p>353745</text:p>
          </table:table-cell>
          <table:table-cell office:value-type="float" office:value="25015.24931" calcext:value-type="float">
            <text:p>25015,24931</text:p>
          </table:table-cell>
          <table:table-cell office:value-type="float" office:value="42" calcext:value-type="float">
            <text:p>42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4941" calcext:value-type="float">
            <text:p>27,14941</text:p>
          </table:table-cell>
          <table:table-cell office:value-type="float" office:value="61452" calcext:value-type="float">
            <text:p>61452</text:p>
          </table:table-cell>
          <table:table-cell office:value-type="float" office:value="70.33185" calcext:value-type="float">
            <text:p>70,33185</text:p>
          </table:table-cell>
          <table:table-cell office:value-type="float" office:value="184351" calcext:value-type="float">
            <text:p>184351</text:p>
          </table:table-cell>
          <table:table-cell office:value-type="float" office:value="25013.79171" calcext:value-type="float">
            <text:p>25013,79171</text:p>
          </table:table-cell>
          <table:table-cell office:value-type="float" office:value="44" calcext:value-type="float">
            <text:p>44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74485" calcext:value-type="float">
            <text:p>27,174485</text:p>
          </table:table-cell>
          <table:table-cell office:value-type="float" office:value="117699" calcext:value-type="float">
            <text:p>117699</text:p>
          </table:table-cell>
          <table:table-cell office:value-type="float" office:value="70.404" calcext:value-type="float">
            <text:p>70,404</text:p>
          </table:table-cell>
          <table:table-cell office:value-type="float" office:value="353090" calcext:value-type="float">
            <text:p>353090</text:p>
          </table:table-cell>
          <table:table-cell office:value-type="float" office:value="25013.81355" calcext:value-type="float">
            <text:p>25013,81355</text:p>
          </table:table-cell>
          <table:table-cell office:value-type="float" office:value="41" calcext:value-type="float">
            <text:p>41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7506" calcext:value-type="float">
            <text:p>27,17506</text:p>
          </table:table-cell>
          <table:table-cell office:value-type="float" office:value="58950" calcext:value-type="float">
            <text:p>58950</text:p>
          </table:table-cell>
          <table:table-cell office:value-type="float" office:value="70.40645" calcext:value-type="float">
            <text:p>70,40645</text:p>
          </table:table-cell>
          <table:table-cell office:value-type="float" office:value="176843" calcext:value-type="float">
            <text:p>176843</text:p>
          </table:table-cell>
          <table:table-cell office:value-type="float" office:value="25012.752855" calcext:value-type="float">
            <text:p>25012,752855</text:p>
          </table:table-cell>
          <table:table-cell office:value-type="float" office:value="37" calcext:value-type="float">
            <text:p>37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86895" calcext:value-type="float">
            <text:p>27,186895</text:p>
          </table:table-cell>
          <table:table-cell office:value-type="float" office:value="100164" calcext:value-type="float">
            <text:p>100164</text:p>
          </table:table-cell>
          <table:table-cell office:value-type="float" office:value="70.416795" calcext:value-type="float">
            <text:p>70,416795</text:p>
          </table:table-cell>
          <table:table-cell office:value-type="float" office:value="300485" calcext:value-type="float">
            <text:p>300485</text:p>
          </table:table-cell>
          <table:table-cell office:value-type="float" office:value="25013.61054" calcext:value-type="float">
            <text:p>25013,61054</text:p>
          </table:table-cell>
          <table:table-cell office:value-type="float" office:value="43" calcext:value-type="float">
            <text:p>43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2837" calcext:value-type="float">
            <text:p>27,12837</text:p>
          </table:table-cell>
          <table:table-cell office:value-type="float" office:value="76081" calcext:value-type="float">
            <text:p>76081</text:p>
          </table:table-cell>
          <table:table-cell office:value-type="float" office:value="70.28126" calcext:value-type="float">
            <text:p>70,28126</text:p>
          </table:table-cell>
          <table:table-cell office:value-type="float" office:value="228240" calcext:value-type="float">
            <text:p>228240</text:p>
          </table:table-cell>
          <table:table-cell office:value-type="float" office:value="25016.389445" calcext:value-type="float">
            <text:p>25016,389445</text:p>
          </table:table-cell>
          <table:table-cell office:value-type="float" office:value="41" calcext:value-type="float">
            <text:p>41</text:p>
          </table:table-cell>
          <table:table-cell office:value-type="float" office:value="99950" calcext:value-type="float">
            <text:p>999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.151825" calcext:value-type="float">
            <text:p>27,151825</text:p>
          </table:table-cell>
          <table:table-cell office:value-type="float" office:value="114205" calcext:value-type="float">
            <text:p>114205</text:p>
          </table:table-cell>
          <table:table-cell office:value-type="float" office:value="70.332345" calcext:value-type="float">
            <text:p>70,332345</text:p>
          </table:table-cell>
          <table:table-cell office:value-type="float" office:value="342612" calcext:value-type="float">
            <text:p>342612</text:p>
          </table:table-cell>
          <table:table-cell office:value-type="float" office:value="25015.034605" calcext:value-type="float">
            <text:p>25015,034605</text:p>
          </table:table-cell>
          <table:table-cell office:value-type="float" office:value="42" calcext:value-type="float">
            <text:p>42</text:p>
          </table:table-cell>
          <table:table-cell office:value-type="float" office:value="99950" calcext:value-type="float">
            <text:p>99950</text:p>
          </table:table-cell>
          <table:table-cell/>
        </table:table-row>
      </table:table>
      <table:table table:name="Tabela przestawna_sorted_splay_1" table:style-name="ta1">
        <table:table-column table:style-name="co7" table:default-cell-style-name="ce27"/>
        <table:table-column table:style-name="co8" table:default-cell-style-name="ce32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44"/>
        <table:table-row table:style-name="ro1">
          <table:table-cell table:style-name="ce24"/>
          <table:table-cell table:style-name="ce29" office:value-type="string" calcext:value-type="string">
            <text:p>Dane</text:p>
          </table:table-cell>
          <table:table-cell table:style-name="ce35" table:number-columns-repeated="5"/>
          <table:table-cell table:style-name="ce41"/>
        </table:table-row>
        <table:table-row table:style-name="ro1">
          <table:table-cell table:style-name="ce25" office:value-type="string" calcext:value-type="string">
            <text:p>size_n</text:p>
          </table:table-cell>
          <table:table-cell table:style-name="ce30" office:value-type="string" calcext:value-type="string">
            <text:p>comp_avg – sorted_splay</text:p>
          </table:table-cell>
          <table:table-cell table:style-name="ce36" office:value-type="string" calcext:value-type="string">
            <text:p>comp_maks – sorted_splay</text:p>
          </table:table-cell>
          <table:table-cell table:style-name="ce36" office:value-type="string" calcext:value-type="string">
            <text:p>reads_avg – sorted_splay</text:p>
          </table:table-cell>
          <table:table-cell table:style-name="ce36" office:value-type="string" calcext:value-type="string">
            <text:p>reads_maks – sorted_splay</text:p>
          </table:table-cell>
          <table:table-cell table:style-name="ce36" office:value-type="string" calcext:value-type="string">
            <text:p>h_avg <text:s/>- sorted_splay</text:p>
          </table:table-cell>
          <table:table-cell table:style-name="ce36" office:value-type="string" calcext:value-type="string">
            <text:p>h_final <text:s/>- sorted_splay</text:p>
          </table:table-cell>
          <table:table-cell table:style-name="ce42" office:value-type="string" calcext:value-type="string">
            <text:p>h_maks - sorted_splay</text:p>
          </table:table-cell>
        </table:table-row>
        <table:table-row table:style-name="ro1">
          <table:table-cell table:style-name="ce26" office:value-type="float" office:value="10000" calcext:value-type="float">
            <text:p>10000</text:p>
          </table:table-cell>
          <table:table-cell table:style-name="ce31" office:value-type="float" office:value="22.0234775" calcext:value-type="float">
            <text:p>22,0234775</text:p>
          </table:table-cell>
          <table:table-cell table:style-name="ce37" office:value-type="float" office:value="9415.95" calcext:value-type="float">
            <text:p>9415,95</text:p>
          </table:table-cell>
          <table:table-cell table:style-name="ce37" office:value-type="float" office:value="56.25978" calcext:value-type="float">
            <text:p>56,25978</text:p>
          </table:table-cell>
          <table:table-cell table:style-name="ce37" office:value-type="float" office:value="28243.2" calcext:value-type="float">
            <text:p>28243,2</text:p>
          </table:table-cell>
          <table:table-cell table:style-name="ce37" office:value-type="float" office:value="2509.87307" calcext:value-type="float">
            <text:p>2509,87307</text:p>
          </table:table-cell>
          <table:table-cell table:style-name="ce37" office:value-type="float" office:value="31.65" calcext:value-type="float">
            <text:p>31,65</text:p>
          </table:table-cell>
          <table:table-cell table:style-name="ce43"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55326" calcext:value-type="float">
            <text:p>23,55326</text:p>
          </table:table-cell>
          <table:table-cell office:value-type="float" office:value="18873.95" calcext:value-type="float">
            <text:p>18873,95</text:p>
          </table:table-cell>
          <table:table-cell office:value-type="float" office:value="60.464545" calcext:value-type="float">
            <text:p>60,464545</text:p>
          </table:table-cell>
          <table:table-cell office:value-type="float" office:value="56617.25" calcext:value-type="float">
            <text:p>56617,25</text:p>
          </table:table-cell>
          <table:table-cell office:value-type="float" office:value="5010.99377" calcext:value-type="float">
            <text:p>5010,99377</text:p>
          </table:table-cell>
          <table:table-cell office:value-type="float" office:value="35.95" calcext:value-type="float">
            <text:p>35,95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5079835" calcext:value-type="float">
            <text:p>24,45079835</text:p>
          </table:table-cell>
          <table:table-cell office:value-type="float" office:value="28079.25" calcext:value-type="float">
            <text:p>28079,25</text:p>
          </table:table-cell>
          <table:table-cell office:value-type="float" office:value="62.9173467" calcext:value-type="float">
            <text:p>62,9173467</text:p>
          </table:table-cell>
          <table:table-cell office:value-type="float" office:value="84233.75" calcext:value-type="float">
            <text:p>84233,75</text:p>
          </table:table-cell>
          <table:table-cell office:value-type="float" office:value="7512.00956495" calcext:value-type="float">
            <text:p>7512,00956495</text:p>
          </table:table-cell>
          <table:table-cell office:value-type="float" office:value="36.9" calcext:value-type="float">
            <text:p>36,9</text:p>
          </table:table-cell>
          <table:table-cell office:value-type="float" office:value="29950" calcext:value-type="float">
            <text:p>2995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.1131844" calcext:value-type="float">
            <text:p>25,1131844</text:p>
          </table:table-cell>
          <table:table-cell office:value-type="float" office:value="41643.65" calcext:value-type="float">
            <text:p>41643,65</text:p>
          </table:table-cell>
          <table:table-cell office:value-type="float" office:value="64.7367652" calcext:value-type="float">
            <text:p>64,7367652</text:p>
          </table:table-cell>
          <table:table-cell office:value-type="float" office:value="124926.5" calcext:value-type="float">
            <text:p>124926,5</text:p>
          </table:table-cell>
          <table:table-cell office:value-type="float" office:value="10012.3491577" calcext:value-type="float">
            <text:p>10012,3491577</text:p>
          </table:table-cell>
          <table:table-cell office:value-type="float" office:value="39.55" calcext:value-type="float">
            <text:p>39,55</text:p>
          </table:table-cell>
          <table:table-cell office:value-type="float" office:value="39950" calcext:value-type="float">
            <text:p>3995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.6098735" calcext:value-type="float">
            <text:p>25,6098735</text:p>
          </table:table-cell>
          <table:table-cell office:value-type="float" office:value="48845.3" calcext:value-type="float">
            <text:p>48845,3</text:p>
          </table:table-cell>
          <table:table-cell office:value-type="float" office:value="66.1028085" calcext:value-type="float">
            <text:p>66,1028085</text:p>
          </table:table-cell>
          <table:table-cell office:value-type="float" office:value="146530.7" calcext:value-type="float">
            <text:p>146530,7</text:p>
          </table:table-cell>
          <table:table-cell office:value-type="float" office:value="12513.000208" calcext:value-type="float">
            <text:p>12513,000208</text:p>
          </table:table-cell>
          <table:table-cell office:value-type="float" office:value="39.25" calcext:value-type="float">
            <text:p>39,25</text:p>
          </table:table-cell>
          <table:table-cell office:value-type="float" office:value="49950" calcext:value-type="float">
            <text:p>4995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03127505" calcext:value-type="float">
            <text:p>26,03127505</text:p>
          </table:table-cell>
          <table:table-cell office:value-type="float" office:value="58251.3" calcext:value-type="float">
            <text:p>58251,3</text:p>
          </table:table-cell>
          <table:table-cell office:value-type="float" office:value="67.2552649" calcext:value-type="float">
            <text:p>67,2552649</text:p>
          </table:table-cell>
          <table:table-cell office:value-type="float" office:value="174749.2" calcext:value-type="float">
            <text:p>174749,2</text:p>
          </table:table-cell>
          <table:table-cell office:value-type="float" office:value="15013.68458125" calcext:value-type="float">
            <text:p>15013,68458125</text:p>
          </table:table-cell>
          <table:table-cell office:value-type="float" office:value="39.8" calcext:value-type="float">
            <text:p>39,8</text:p>
          </table:table-cell>
          <table:table-cell office:value-type="float" office:value="59950" calcext:value-type="float">
            <text:p>5995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6.37790345" calcext:value-type="float">
            <text:p>26,37790345</text:p>
          </table:table-cell>
          <table:table-cell office:value-type="float" office:value="69815.4" calcext:value-type="float">
            <text:p>69815,4</text:p>
          </table:table-cell>
          <table:table-cell office:value-type="float" office:value="68.20889635" calcext:value-type="float">
            <text:p>68,20889635</text:p>
          </table:table-cell>
          <table:table-cell office:value-type="float" office:value="209441.85" calcext:value-type="float">
            <text:p>209441,85</text:p>
          </table:table-cell>
          <table:table-cell office:value-type="float" office:value="17513.8091666" calcext:value-type="float">
            <text:p>17513,8091666</text:p>
          </table:table-cell>
          <table:table-cell office:value-type="float" office:value="42.8" calcext:value-type="float">
            <text:p>42,8</text:p>
          </table:table-cell>
          <table:table-cell office:value-type="float" office:value="69950" calcext:value-type="float">
            <text:p>6995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6585638" calcext:value-type="float">
            <text:p>26,6585638</text:p>
          </table:table-cell>
          <table:table-cell office:value-type="float" office:value="67946.45" calcext:value-type="float">
            <text:p>67946,45</text:p>
          </table:table-cell>
          <table:table-cell office:value-type="float" office:value="68.97914885" calcext:value-type="float">
            <text:p>68,97914885</text:p>
          </table:table-cell>
          <table:table-cell office:value-type="float" office:value="203833.9" calcext:value-type="float">
            <text:p>203833,9</text:p>
          </table:table-cell>
          <table:table-cell office:value-type="float" office:value="20014.14438655" calcext:value-type="float">
            <text:p>20014,14438655</text:p>
          </table:table-cell>
          <table:table-cell office:value-type="float" office:value="41.45" calcext:value-type="float">
            <text:p>41,45</text:p>
          </table:table-cell>
          <table:table-cell office:value-type="float" office:value="79950" calcext:value-type="float">
            <text:p>7995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.9353506" calcext:value-type="float">
            <text:p>26,9353506</text:p>
          </table:table-cell>
          <table:table-cell office:value-type="float" office:value="97829.85" calcext:value-type="float">
            <text:p>97829,85</text:p>
          </table:table-cell>
          <table:table-cell office:value-type="float" office:value="69.7364827" calcext:value-type="float">
            <text:p>69,7364827</text:p>
          </table:table-cell>
          <table:table-cell office:value-type="float" office:value="293485.05" calcext:value-type="float">
            <text:p>293485,05</text:p>
          </table:table-cell>
          <table:table-cell office:value-type="float" office:value="22513.9188723" calcext:value-type="float">
            <text:p>22513,9188723</text:p>
          </table:table-cell>
          <table:table-cell office:value-type="float" office:value="42.5" calcext:value-type="float">
            <text:p>42,5</text:p>
          </table:table-cell>
          <table:table-cell office:value-type="float" office:value="89950" calcext:value-type="float">
            <text:p>8995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3" office:value-type="float" office:value="27.16517225" calcext:value-type="float">
            <text:p>27,16517225</text:p>
          </table:table-cell>
          <table:table-cell table:style-name="ce39" office:value-type="float" office:value="90741.2" calcext:value-type="float">
            <text:p>90741,2</text:p>
          </table:table-cell>
          <table:table-cell table:style-name="ce39" office:value-type="float" office:value="70.368748" calcext:value-type="float">
            <text:p>70,368748</text:p>
          </table:table-cell>
          <table:table-cell table:style-name="ce39" office:value-type="float" office:value="272218.7" calcext:value-type="float">
            <text:p>272218,7</text:p>
          </table:table-cell>
          <table:table-cell table:style-name="ce39" office:value-type="float" office:value="25014.71702" calcext:value-type="float">
            <text:p>25014,71702</text:p>
          </table:table-cell>
          <table:table-cell table:style-name="ce39" office:value-type="float" office:value="41.9" calcext:value-type="float">
            <text:p>41,9</text:p>
          </table:table-cell>
          <table:table-cell table:style-name="ce45" office:value-type="float" office:value="99950" calcext:value-type="float">
            <text:p>99950</text:p>
          </table:table-cell>
        </table:table-row>
        <table:table-row table:style-name="ro1">
          <table:table-cell table:style-name="ce28" office:value-type="string" calcext:value-type="string">
            <text:p>Razem Wynik</text:p>
          </table:table-cell>
          <table:table-cell table:style-name="ce34" office:value-type="float" office:value="25.39188589" calcext:value-type="float">
            <text:p>25,39188589</text:p>
          </table:table-cell>
          <table:table-cell table:style-name="ce40" office:value-type="float" office:value="53144.23" calcext:value-type="float">
            <text:p>53144,23</text:p>
          </table:table-cell>
          <table:table-cell table:style-name="ce40" office:value-type="float" office:value="65.50297862" calcext:value-type="float">
            <text:p>65,50297862</text:p>
          </table:table-cell>
          <table:table-cell table:style-name="ce40" office:value-type="float" office:value="159428.01" calcext:value-type="float">
            <text:p>159428,01</text:p>
          </table:table-cell>
          <table:table-cell table:style-name="ce40" office:value-type="float" office:value="13762.849979735" calcext:value-type="float">
            <text:p>13762,849979735</text:p>
          </table:table-cell>
          <table:table-cell table:style-name="ce40" office:value-type="float" office:value="39.175" calcext:value-type="float">
            <text:p>39,175</text:p>
          </table:table-cell>
          <table:table-cell table:style-name="ce46" office:value-type="float" office:value="54950" calcext:value-type="float">
            <text:p>54950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sorted_splay_1'.A1:'Tabela przestawna_sorted_splay_1'.H13" table:buttons="'Tabela przestawna_sorted_splay_1'.A2 'Tabela przestawna_sorted_splay_1'.B1" table:show-filter-button="false" table:drill-down-on-double-click="false">
          <table:source-cell-range table:cell-range-address="sorted_splay.A1:sorted_splay.H2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_n" table:orientation="row" table:used-hierarchy="0" table:function="auto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avg" tableooo:display-name="comp_avg – 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21,8998" table:display="true" table:show-details="true"/>
                <table:data-pilot-member table:name="21,97225" table:display="true" table:show-details="true"/>
                <table:data-pilot-member table:name="21,983" table:display="true" table:show-details="true"/>
                <table:data-pilot-member table:name="21,98825" table:display="true" table:show-details="true"/>
                <table:data-pilot-member table:name="21,9903" table:display="true" table:show-details="true"/>
                <table:data-pilot-member table:name="21,9907" table:display="true" table:show-details="true"/>
                <table:data-pilot-member table:name="21,9989" table:display="true" table:show-details="true"/>
                <table:data-pilot-member table:name="22,0039" table:display="true" table:show-details="true"/>
                <table:data-pilot-member table:name="22,00905" table:display="true" table:show-details="true"/>
                <table:data-pilot-member table:name="22,0182" table:display="true" table:show-details="true"/>
                <table:data-pilot-member table:name="22,02585" table:display="true" table:show-details="true"/>
                <table:data-pilot-member table:name="22,03635" table:display="true" table:show-details="true"/>
                <table:data-pilot-member table:name="22,0418" table:display="true" table:show-details="true"/>
                <table:data-pilot-member table:name="22,04265" table:display="true" table:show-details="true"/>
                <table:data-pilot-member table:name="22,0497" table:display="true" table:show-details="true"/>
                <table:data-pilot-member table:name="22,0602" table:display="true" table:show-details="true"/>
                <table:data-pilot-member table:name="22,06125" table:display="true" table:show-details="true"/>
                <table:data-pilot-member table:name="22,08635" table:display="true" table:show-details="true"/>
                <table:data-pilot-member table:name="22,10465" table:display="true" table:show-details="true"/>
                <table:data-pilot-member table:name="22,1064" table:display="true" table:show-details="true"/>
                <table:data-pilot-member table:name="23,4994" table:display="true" table:show-details="true"/>
                <table:data-pilot-member table:name="23,510575" table:display="true" table:show-details="true"/>
                <table:data-pilot-member table:name="23,5158" table:display="true" table:show-details="true"/>
                <table:data-pilot-member table:name="23,516" table:display="true" table:show-details="true"/>
                <table:data-pilot-member table:name="23,519575" table:display="true" table:show-details="true"/>
                <table:data-pilot-member table:name="23,52135" table:display="true" table:show-details="true"/>
                <table:data-pilot-member table:name="23,526725" table:display="true" table:show-details="true"/>
                <table:data-pilot-member table:name="23,527775" table:display="true" table:show-details="true"/>
                <table:data-pilot-member table:name="23,5332" table:display="true" table:show-details="true"/>
                <table:data-pilot-member table:name="23,537625" table:display="true" table:show-details="true"/>
                <table:data-pilot-member table:name="23,540825" table:display="true" table:show-details="true"/>
                <table:data-pilot-member table:name="23,560475" table:display="true" table:show-details="true"/>
                <table:data-pilot-member table:name="23,577" table:display="true" table:show-details="true"/>
                <table:data-pilot-member table:name="23,582925" table:display="true" table:show-details="true"/>
                <table:data-pilot-member table:name="23,583275" table:display="true" table:show-details="true"/>
                <table:data-pilot-member table:name="23,583625" table:display="true" table:show-details="true"/>
                <table:data-pilot-member table:name="23,584225" table:display="true" table:show-details="true"/>
                <table:data-pilot-member table:name="23,6028" table:display="true" table:show-details="true"/>
                <table:data-pilot-member table:name="23,603375" table:display="true" table:show-details="true"/>
                <table:data-pilot-member table:name="23,63865" table:display="true" table:show-details="true"/>
                <table:data-pilot-member table:name="24,369783" table:display="true" table:show-details="true"/>
                <table:data-pilot-member table:name="24,401167" table:display="true" table:show-details="true"/>
                <table:data-pilot-member table:name="24,42325" table:display="true" table:show-details="true"/>
                <table:data-pilot-member table:name="24,4247" table:display="true" table:show-details="true"/>
                <table:data-pilot-member table:name="24,428667" table:display="true" table:show-details="true"/>
                <table:data-pilot-member table:name="24,4317" table:display="true" table:show-details="true"/>
                <table:data-pilot-member table:name="24,43285" table:display="true" table:show-details="true"/>
                <table:data-pilot-member table:name="24,4368" table:display="true" table:show-details="true"/>
                <table:data-pilot-member table:name="24,446183" table:display="true" table:show-details="true"/>
                <table:data-pilot-member table:name="24,447567" table:display="true" table:show-details="true"/>
                <table:data-pilot-member table:name="24,4503" table:display="true" table:show-details="true"/>
                <table:data-pilot-member table:name="24,461883" table:display="true" table:show-details="true"/>
                <table:data-pilot-member table:name="24,4704" table:display="true" table:show-details="true"/>
                <table:data-pilot-member table:name="24,47905" table:display="true" table:show-details="true"/>
                <table:data-pilot-member table:name="24,481033" table:display="true" table:show-details="true"/>
                <table:data-pilot-member table:name="24,481567" table:display="true" table:show-details="true"/>
                <table:data-pilot-member table:name="24,483383" table:display="true" table:show-details="true"/>
                <table:data-pilot-member table:name="24,4864" table:display="true" table:show-details="true"/>
                <table:data-pilot-member table:name="24,489417" table:display="true" table:show-details="true"/>
                <table:data-pilot-member table:name="24,489867" table:display="true" table:show-details="true"/>
                <table:data-pilot-member table:name="25,0666" table:display="true" table:show-details="true"/>
                <table:data-pilot-member table:name="25,085037" table:display="true" table:show-details="true"/>
                <table:data-pilot-member table:name="25,085612" table:display="true" table:show-details="true"/>
                <table:data-pilot-member table:name="25,090763" table:display="true" table:show-details="true"/>
                <table:data-pilot-member table:name="25,091663" table:display="true" table:show-details="true"/>
                <table:data-pilot-member table:name="25,09685" table:display="true" table:show-details="true"/>
                <table:data-pilot-member table:name="25,104363" table:display="true" table:show-details="true"/>
                <table:data-pilot-member table:name="25,105963" table:display="true" table:show-details="true"/>
                <table:data-pilot-member table:name="25,106088" table:display="true" table:show-details="true"/>
                <table:data-pilot-member table:name="25,107725" table:display="true" table:show-details="true"/>
                <table:data-pilot-member table:name="25,110813" table:display="true" table:show-details="true"/>
                <table:data-pilot-member table:name="25,112012" table:display="true" table:show-details="true"/>
                <table:data-pilot-member table:name="25,12185" table:display="true" table:show-details="true"/>
                <table:data-pilot-member table:name="25,12625" table:display="true" table:show-details="true"/>
                <table:data-pilot-member table:name="25,129812" table:display="true" table:show-details="true"/>
                <table:data-pilot-member table:name="25,134725" table:display="true" table:show-details="true"/>
                <table:data-pilot-member table:name="25,1393" table:display="true" table:show-details="true"/>
                <table:data-pilot-member table:name="25,146262" table:display="true" table:show-details="true"/>
                <table:data-pilot-member table:name="25,14795" table:display="true" table:show-details="true"/>
                <table:data-pilot-member table:name="25,15405" table:display="true" table:show-details="true"/>
                <table:data-pilot-member table:name="25,53967" table:display="true" table:show-details="true"/>
                <table:data-pilot-member table:name="25,5726" table:display="true" table:show-details="true"/>
                <table:data-pilot-member table:name="25,58225" table:display="true" table:show-details="true"/>
                <table:data-pilot-member table:name="25,58751" table:display="true" table:show-details="true"/>
                <table:data-pilot-member table:name="25,59391" table:display="true" table:show-details="true"/>
                <table:data-pilot-member table:name="25,59413" table:display="true" table:show-details="true"/>
                <table:data-pilot-member table:name="25,59976" table:display="true" table:show-details="true"/>
                <table:data-pilot-member table:name="25,60561" table:display="true" table:show-details="true"/>
                <table:data-pilot-member table:name="25,60594" table:display="true" table:show-details="true"/>
                <table:data-pilot-member table:name="25,61167" table:display="true" table:show-details="true"/>
                <table:data-pilot-member table:name="25,6118" table:display="true" table:show-details="true"/>
                <table:data-pilot-member table:name="25,61356" table:display="true" table:show-details="true"/>
                <table:data-pilot-member table:name="25,61584" table:display="true" table:show-details="true"/>
                <table:data-pilot-member table:name="25,61629" table:display="true" table:show-details="true"/>
                <table:data-pilot-member table:name="25,61655" table:display="true" table:show-details="true"/>
                <table:data-pilot-member table:name="25,62408" table:display="true" table:show-details="true"/>
                <table:data-pilot-member table:name="25,63927" table:display="true" table:show-details="true"/>
                <table:data-pilot-member table:name="25,63972" table:display="true" table:show-details="true"/>
                <table:data-pilot-member table:name="25,66224" table:display="true" table:show-details="true"/>
                <table:data-pilot-member table:name="25,66507" table:display="true" table:show-details="true"/>
                <table:data-pilot-member table:name="25,983942" table:display="true" table:show-details="true"/>
                <table:data-pilot-member table:name="25,993725" table:display="true" table:show-details="true"/>
                <table:data-pilot-member table:name="25,994858" table:display="true" table:show-details="true"/>
                <table:data-pilot-member table:name="26,019067" table:display="true" table:show-details="true"/>
                <table:data-pilot-member table:name="26,021533" table:display="true" table:show-details="true"/>
                <table:data-pilot-member table:name="26,024425" table:display="true" table:show-details="true"/>
                <table:data-pilot-member table:name="26,029325" table:display="true" table:show-details="true"/>
                <table:data-pilot-member table:name="26,032167" table:display="true" table:show-details="true"/>
                <table:data-pilot-member table:name="26,034192" table:display="true" table:show-details="true"/>
                <table:data-pilot-member table:name="26,03595" table:display="true" table:show-details="true"/>
                <table:data-pilot-member table:name="26,037842" table:display="true" table:show-details="true"/>
                <table:data-pilot-member table:name="26,038008" table:display="true" table:show-details="true"/>
                <table:data-pilot-member table:name="26,038883" table:display="true" table:show-details="true"/>
                <table:data-pilot-member table:name="26,040833" table:display="true" table:show-details="true"/>
                <table:data-pilot-member table:name="26,0444" table:display="true" table:show-details="true"/>
                <table:data-pilot-member table:name="26,045367" table:display="true" table:show-details="true"/>
                <table:data-pilot-member table:name="26,050242" table:display="true" table:show-details="true"/>
                <table:data-pilot-member table:name="26,051492" table:display="true" table:show-details="true"/>
                <table:data-pilot-member table:name="26,052225" table:display="true" table:show-details="true"/>
                <table:data-pilot-member table:name="26,057025" table:display="true" table:show-details="true"/>
                <table:data-pilot-member table:name="26,323071" table:display="true" table:show-details="true"/>
                <table:data-pilot-member table:name="26,332064" table:display="true" table:show-details="true"/>
                <table:data-pilot-member table:name="26,342421" table:display="true" table:show-details="true"/>
                <table:data-pilot-member table:name="26,360429" table:display="true" table:show-details="true"/>
                <table:data-pilot-member table:name="26,364421" table:display="true" table:show-details="true"/>
                <table:data-pilot-member table:name="26,368457" table:display="true" table:show-details="true"/>
                <table:data-pilot-member table:name="26,369657" table:display="true" table:show-details="true"/>
                <table:data-pilot-member table:name="26,370864" table:display="true" table:show-details="true"/>
                <table:data-pilot-member table:name="26,373229" table:display="true" table:show-details="true"/>
                <table:data-pilot-member table:name="26,379414" table:display="true" table:show-details="true"/>
                <table:data-pilot-member table:name="26,383429" table:display="true" table:show-details="true"/>
                <table:data-pilot-member table:name="26,385407" table:display="true" table:show-details="true"/>
                <table:data-pilot-member table:name="26,38565" table:display="true" table:show-details="true"/>
                <table:data-pilot-member table:name="26,39025" table:display="true" table:show-details="true"/>
                <table:data-pilot-member table:name="26,390621" table:display="true" table:show-details="true"/>
                <table:data-pilot-member table:name="26,399971" table:display="true" table:show-details="true"/>
                <table:data-pilot-member table:name="26,402957" table:display="true" table:show-details="true"/>
                <table:data-pilot-member table:name="26,410629" table:display="true" table:show-details="true"/>
                <table:data-pilot-member table:name="26,411321" table:display="true" table:show-details="true"/>
                <table:data-pilot-member table:name="26,413807" table:display="true" table:show-details="true"/>
                <table:data-pilot-member table:name="26,628181" table:display="true" table:show-details="true"/>
                <table:data-pilot-member table:name="26,63445" table:display="true" table:show-details="true"/>
                <table:data-pilot-member table:name="26,638613" table:display="true" table:show-details="true"/>
                <table:data-pilot-member table:name="26,639588" table:display="true" table:show-details="true"/>
                <table:data-pilot-member table:name="26,641044" table:display="true" table:show-details="true"/>
                <table:data-pilot-member table:name="26,644762" table:display="true" table:show-details="true"/>
                <table:data-pilot-member table:name="26,647919" table:display="true" table:show-details="true"/>
                <table:data-pilot-member table:name="26,648712" table:display="true" table:show-details="true"/>
                <table:data-pilot-member table:name="26,6588" table:display="true" table:show-details="true"/>
                <table:data-pilot-member table:name="26,659531" table:display="true" table:show-details="true"/>
                <table:data-pilot-member table:name="26,660344" table:display="true" table:show-details="true"/>
                <table:data-pilot-member table:name="26,660788" table:display="true" table:show-details="true"/>
                <table:data-pilot-member table:name="26,663469" table:display="true" table:show-details="true"/>
                <table:data-pilot-member table:name="26,668306" table:display="true" table:show-details="true"/>
                <table:data-pilot-member table:name="26,671394" table:display="true" table:show-details="true"/>
                <table:data-pilot-member table:name="26,674969" table:display="true" table:show-details="true"/>
                <table:data-pilot-member table:name="26,6792" table:display="true" table:show-details="true"/>
                <table:data-pilot-member table:name="26,680481" table:display="true" table:show-details="true"/>
                <table:data-pilot-member table:name="26,684413" table:display="true" table:show-details="true"/>
                <table:data-pilot-member table:name="26,686312" table:display="true" table:show-details="true"/>
                <table:data-pilot-member table:name="26,903756" table:display="true" table:show-details="true"/>
                <table:data-pilot-member table:name="26,913806" table:display="true" table:show-details="true"/>
                <table:data-pilot-member table:name="26,917811" table:display="true" table:show-details="true"/>
                <table:data-pilot-member table:name="26,919333" table:display="true" table:show-details="true"/>
                <table:data-pilot-member table:name="26,91965" table:display="true" table:show-details="true"/>
                <table:data-pilot-member table:name="26,91975" table:display="true" table:show-details="true"/>
                <table:data-pilot-member table:name="26,929444" table:display="true" table:show-details="true"/>
                <table:data-pilot-member table:name="26,930533" table:display="true" table:show-details="true"/>
                <table:data-pilot-member table:name="26,930617" table:display="true" table:show-details="true"/>
                <table:data-pilot-member table:name="26,933356" table:display="true" table:show-details="true"/>
                <table:data-pilot-member table:name="26,935933" table:display="true" table:show-details="true"/>
                <table:data-pilot-member table:name="26,938272" table:display="true" table:show-details="true"/>
                <table:data-pilot-member table:name="26,941006" table:display="true" table:show-details="true"/>
                <table:data-pilot-member table:name="26,941117" table:display="true" table:show-details="true"/>
                <table:data-pilot-member table:name="26,9428" table:display="true" table:show-details="true"/>
                <table:data-pilot-member table:name="26,943322" table:display="true" table:show-details="true"/>
                <table:data-pilot-member table:name="26,946972" table:display="true" table:show-details="true"/>
                <table:data-pilot-member table:name="26,952489" table:display="true" table:show-details="true"/>
                <table:data-pilot-member table:name="26,955106" table:display="true" table:show-details="true"/>
                <table:data-pilot-member table:name="26,991939" table:display="true" table:show-details="true"/>
                <table:data-pilot-member table:name="27,12837" table:display="true" table:show-details="true"/>
                <table:data-pilot-member table:name="27,14941" table:display="true" table:show-details="true"/>
                <table:data-pilot-member table:name="27,14984" table:display="true" table:show-details="true"/>
                <table:data-pilot-member table:name="27,15057" table:display="true" table:show-details="true"/>
                <table:data-pilot-member table:name="27,151825" table:display="true" table:show-details="true"/>
                <table:data-pilot-member table:name="27,15254" table:display="true" table:show-details="true"/>
                <table:data-pilot-member table:name="27,157445" table:display="true" table:show-details="true"/>
                <table:data-pilot-member table:name="27,160155" table:display="true" table:show-details="true"/>
                <table:data-pilot-member table:name="27,160955" table:display="true" table:show-details="true"/>
                <table:data-pilot-member table:name="27,163005" table:display="true" table:show-details="true"/>
                <table:data-pilot-member table:name="27,165225" table:display="true" table:show-details="true"/>
                <table:data-pilot-member table:name="27,167785" table:display="true" table:show-details="true"/>
                <table:data-pilot-member table:name="27,17367" table:display="true" table:show-details="true"/>
                <table:data-pilot-member table:name="27,174485" table:display="true" table:show-details="true"/>
                <table:data-pilot-member table:name="27,17506" table:display="true" table:show-details="true"/>
                <table:data-pilot-member table:name="27,178895" table:display="true" table:show-details="true"/>
                <table:data-pilot-member table:name="27,179875" table:display="true" table:show-details="true"/>
                <table:data-pilot-member table:name="27,186895" table:display="true" table:show-details="true"/>
                <table:data-pilot-member table:name="27,18786" table:display="true" table:show-details="true"/>
                <table:data-pilot-member table:name="27,189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maks" tableooo:display-name="comp_maks – 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5463" table:display="true" table:show-details="true"/>
                <table:data-pilot-member table:name="6300" table:display="true" table:show-details="true"/>
                <table:data-pilot-member table:name="6477" table:display="true" table:show-details="true"/>
                <table:data-pilot-member table:name="6685" table:display="true" table:show-details="true"/>
                <table:data-pilot-member table:name="6717" table:display="true" table:show-details="true"/>
                <table:data-pilot-member table:name="7737" table:display="true" table:show-details="true"/>
                <table:data-pilot-member table:name="7896" table:display="true" table:show-details="true"/>
                <table:data-pilot-member table:name="8403" table:display="true" table:show-details="true"/>
                <table:data-pilot-member table:name="8427" table:display="true" table:show-details="true"/>
                <table:data-pilot-member table:name="8595" table:display="true" table:show-details="true"/>
                <table:data-pilot-member table:name="9267" table:display="true" table:show-details="true"/>
                <table:data-pilot-member table:name="9585" table:display="true" table:show-details="true"/>
                <table:data-pilot-member table:name="9648" table:display="true" table:show-details="true"/>
                <table:data-pilot-member table:name="9811" table:display="true" table:show-details="true"/>
                <table:data-pilot-member table:name="10419" table:display="true" table:show-details="true"/>
                <table:data-pilot-member table:name="11562" table:display="true" table:show-details="true"/>
                <table:data-pilot-member table:name="11916" table:display="true" table:show-details="true"/>
                <table:data-pilot-member table:name="11964" table:display="true" table:show-details="true"/>
                <table:data-pilot-member table:name="12237" table:display="true" table:show-details="true"/>
                <table:data-pilot-member table:name="12552" table:display="true" table:show-details="true"/>
                <table:data-pilot-member table:name="12723" table:display="true" table:show-details="true"/>
                <table:data-pilot-member table:name="12775" table:display="true" table:show-details="true"/>
                <table:data-pilot-member table:name="12810" table:display="true" table:show-details="true"/>
                <table:data-pilot-member table:name="14278" table:display="true" table:show-details="true"/>
                <table:data-pilot-member table:name="15144" table:display="true" table:show-details="true"/>
                <table:data-pilot-member table:name="15894" table:display="true" table:show-details="true"/>
                <table:data-pilot-member table:name="16200" table:display="true" table:show-details="true"/>
                <table:data-pilot-member table:name="16224" table:display="true" table:show-details="true"/>
                <table:data-pilot-member table:name="16236" table:display="true" table:show-details="true"/>
                <table:data-pilot-member table:name="16495" table:display="true" table:show-details="true"/>
                <table:data-pilot-member table:name="17424" table:display="true" table:show-details="true"/>
                <table:data-pilot-member table:name="17961" table:display="true" table:show-details="true"/>
                <table:data-pilot-member table:name="18447" table:display="true" table:show-details="true"/>
                <table:data-pilot-member table:name="18714" table:display="true" table:show-details="true"/>
                <table:data-pilot-member table:name="18954" table:display="true" table:show-details="true"/>
                <table:data-pilot-member table:name="19020" table:display="true" table:show-details="true"/>
                <table:data-pilot-member table:name="19176" table:display="true" table:show-details="true"/>
                <table:data-pilot-member table:name="19542" table:display="true" table:show-details="true"/>
                <table:data-pilot-member table:name="20379" table:display="true" table:show-details="true"/>
                <table:data-pilot-member table:name="20407" table:display="true" table:show-details="true"/>
                <table:data-pilot-member table:name="20910" table:display="true" table:show-details="true"/>
                <table:data-pilot-member table:name="21007" table:display="true" table:show-details="true"/>
                <table:data-pilot-member table:name="21382" table:display="true" table:show-details="true"/>
                <table:data-pilot-member table:name="21606" table:display="true" table:show-details="true"/>
                <table:data-pilot-member table:name="22606" table:display="true" table:show-details="true"/>
                <table:data-pilot-member table:name="23155" table:display="true" table:show-details="true"/>
                <table:data-pilot-member table:name="23421" table:display="true" table:show-details="true"/>
                <table:data-pilot-member table:name="23995" table:display="true" table:show-details="true"/>
                <table:data-pilot-member table:name="24184" table:display="true" table:show-details="true"/>
                <table:data-pilot-member table:name="24447" table:display="true" table:show-details="true"/>
                <table:data-pilot-member table:name="25024" table:display="true" table:show-details="true"/>
                <table:data-pilot-member table:name="25623" table:display="true" table:show-details="true"/>
                <table:data-pilot-member table:name="25684" table:display="true" table:show-details="true"/>
                <table:data-pilot-member table:name="27601" table:display="true" table:show-details="true"/>
                <table:data-pilot-member table:name="27981" table:display="true" table:show-details="true"/>
                <table:data-pilot-member table:name="28635" table:display="true" table:show-details="true"/>
                <table:data-pilot-member table:name="28779" table:display="true" table:show-details="true"/>
                <table:data-pilot-member table:name="29043" table:display="true" table:show-details="true"/>
                <table:data-pilot-member table:name="29431" table:display="true" table:show-details="true"/>
                <table:data-pilot-member table:name="29620" table:display="true" table:show-details="true"/>
                <table:data-pilot-member table:name="29949" table:display="true" table:show-details="true"/>
                <table:data-pilot-member table:name="30477" table:display="true" table:show-details="true"/>
                <table:data-pilot-member table:name="30954" table:display="true" table:show-details="true"/>
                <table:data-pilot-member table:name="33472" table:display="true" table:show-details="true"/>
                <table:data-pilot-member table:name="34191" table:display="true" table:show-details="true"/>
                <table:data-pilot-member table:name="34903" table:display="true" table:show-details="true"/>
                <table:data-pilot-member table:name="35334" table:display="true" table:show-details="true"/>
                <table:data-pilot-member table:name="36282" table:display="true" table:show-details="true"/>
                <table:data-pilot-member table:name="36469" table:display="true" table:show-details="true"/>
                <table:data-pilot-member table:name="38196" table:display="true" table:show-details="true"/>
                <table:data-pilot-member table:name="38379" table:display="true" table:show-details="true"/>
                <table:data-pilot-member table:name="38703" table:display="true" table:show-details="true"/>
                <table:data-pilot-member table:name="38836" table:display="true" table:show-details="true"/>
                <table:data-pilot-member table:name="38916" table:display="true" table:show-details="true"/>
                <table:data-pilot-member table:name="39492" table:display="true" table:show-details="true"/>
                <table:data-pilot-member table:name="39961" table:display="true" table:show-details="true"/>
                <table:data-pilot-member table:name="39969" table:display="true" table:show-details="true"/>
                <table:data-pilot-member table:name="40341" table:display="true" table:show-details="true"/>
                <table:data-pilot-member table:name="40815" table:display="true" table:show-details="true"/>
                <table:data-pilot-member table:name="41070" table:display="true" table:show-details="true"/>
                <table:data-pilot-member table:name="41196" table:display="true" table:show-details="true"/>
                <table:data-pilot-member table:name="42018" table:display="true" table:show-details="true"/>
                <table:data-pilot-member table:name="42355" table:display="true" table:show-details="true"/>
                <table:data-pilot-member table:name="42784" table:display="true" table:show-details="true"/>
                <table:data-pilot-member table:name="42816" table:display="true" table:show-details="true"/>
                <table:data-pilot-member table:name="43776" table:display="true" table:show-details="true"/>
                <table:data-pilot-member table:name="43833" table:display="true" table:show-details="true"/>
                <table:data-pilot-member table:name="43935" table:display="true" table:show-details="true"/>
                <table:data-pilot-member table:name="44256" table:display="true" table:show-details="true"/>
                <table:data-pilot-member table:name="44472" table:display="true" table:show-details="true"/>
                <table:data-pilot-member table:name="45321" table:display="true" table:show-details="true"/>
                <table:data-pilot-member table:name="45469" table:display="true" table:show-details="true"/>
                <table:data-pilot-member table:name="45492" table:display="true" table:show-details="true"/>
                <table:data-pilot-member table:name="46738" table:display="true" table:show-details="true"/>
                <table:data-pilot-member table:name="48168" table:display="true" table:show-details="true"/>
                <table:data-pilot-member table:name="48591" table:display="true" table:show-details="true"/>
                <table:data-pilot-member table:name="49131" table:display="true" table:show-details="true"/>
                <table:data-pilot-member table:name="49627" table:display="true" table:show-details="true"/>
                <table:data-pilot-member table:name="51051" table:display="true" table:show-details="true"/>
                <table:data-pilot-member table:name="51156" table:display="true" table:show-details="true"/>
                <table:data-pilot-member table:name="51396" table:display="true" table:show-details="true"/>
                <table:data-pilot-member table:name="52353" table:display="true" table:show-details="true"/>
                <table:data-pilot-member table:name="53053" table:display="true" table:show-details="true"/>
                <table:data-pilot-member table:name="53088" table:display="true" table:show-details="true"/>
                <table:data-pilot-member table:name="53118" table:display="true" table:show-details="true"/>
                <table:data-pilot-member table:name="53418" table:display="true" table:show-details="true"/>
                <table:data-pilot-member table:name="53488" table:display="true" table:show-details="true"/>
                <table:data-pilot-member table:name="53796" table:display="true" table:show-details="true"/>
                <table:data-pilot-member table:name="54160" table:display="true" table:show-details="true"/>
                <table:data-pilot-member table:name="54346" table:display="true" table:show-details="true"/>
                <table:data-pilot-member table:name="54735" table:display="true" table:show-details="true"/>
                <table:data-pilot-member table:name="55626" table:display="true" table:show-details="true"/>
                <table:data-pilot-member table:name="56245" table:display="true" table:show-details="true"/>
                <table:data-pilot-member table:name="56619" table:display="true" table:show-details="true"/>
                <table:data-pilot-member table:name="56853" table:display="true" table:show-details="true"/>
                <table:data-pilot-member table:name="56941" table:display="true" table:show-details="true"/>
                <table:data-pilot-member table:name="56979" table:display="true" table:show-details="true"/>
                <table:data-pilot-member table:name="57289" table:display="true" table:show-details="true"/>
                <table:data-pilot-member table:name="57483" table:display="true" table:show-details="true"/>
                <table:data-pilot-member table:name="57496" table:display="true" table:show-details="true"/>
                <table:data-pilot-member table:name="57600" table:display="true" table:show-details="true"/>
                <table:data-pilot-member table:name="58354" table:display="true" table:show-details="true"/>
                <table:data-pilot-member table:name="58564" table:display="true" table:show-details="true"/>
                <table:data-pilot-member table:name="58782" table:display="true" table:show-details="true"/>
                <table:data-pilot-member table:name="58818" table:display="true" table:show-details="true"/>
                <table:data-pilot-member table:name="58950" table:display="true" table:show-details="true"/>
                <table:data-pilot-member table:name="58977" table:display="true" table:show-details="true"/>
                <table:data-pilot-member table:name="59628" table:display="true" table:show-details="true"/>
                <table:data-pilot-member table:name="59863" table:display="true" table:show-details="true"/>
                <table:data-pilot-member table:name="61452" table:display="true" table:show-details="true"/>
                <table:data-pilot-member table:name="61641" table:display="true" table:show-details="true"/>
                <table:data-pilot-member table:name="62052" table:display="true" table:show-details="true"/>
                <table:data-pilot-member table:name="62577" table:display="true" table:show-details="true"/>
                <table:data-pilot-member table:name="62740" table:display="true" table:show-details="true"/>
                <table:data-pilot-member table:name="63477" table:display="true" table:show-details="true"/>
                <table:data-pilot-member table:name="63927" table:display="true" table:show-details="true"/>
                <table:data-pilot-member table:name="65469" table:display="true" table:show-details="true"/>
                <table:data-pilot-member table:name="65868" table:display="true" table:show-details="true"/>
                <table:data-pilot-member table:name="67770" table:display="true" table:show-details="true"/>
                <table:data-pilot-member table:name="68901" table:display="true" table:show-details="true"/>
                <table:data-pilot-member table:name="69702" table:display="true" table:show-details="true"/>
                <table:data-pilot-member table:name="70515" table:display="true" table:show-details="true"/>
                <table:data-pilot-member table:name="71103" table:display="true" table:show-details="true"/>
                <table:data-pilot-member table:name="71329" table:display="true" table:show-details="true"/>
                <table:data-pilot-member table:name="71649" table:display="true" table:show-details="true"/>
                <table:data-pilot-member table:name="72003" table:display="true" table:show-details="true"/>
                <table:data-pilot-member table:name="73837" table:display="true" table:show-details="true"/>
                <table:data-pilot-member table:name="74532" table:display="true" table:show-details="true"/>
                <table:data-pilot-member table:name="74919" table:display="true" table:show-details="true"/>
                <table:data-pilot-member table:name="75987" table:display="true" table:show-details="true"/>
                <table:data-pilot-member table:name="76081" table:display="true" table:show-details="true"/>
                <table:data-pilot-member table:name="77487" table:display="true" table:show-details="true"/>
                <table:data-pilot-member table:name="77577" table:display="true" table:show-details="true"/>
                <table:data-pilot-member table:name="79222" table:display="true" table:show-details="true"/>
                <table:data-pilot-member table:name="79537" table:display="true" table:show-details="true"/>
                <table:data-pilot-member table:name="80304" table:display="true" table:show-details="true"/>
                <table:data-pilot-member table:name="80770" table:display="true" table:show-details="true"/>
                <table:data-pilot-member table:name="80883" table:display="true" table:show-details="true"/>
                <table:data-pilot-member table:name="81492" table:display="true" table:show-details="true"/>
                <table:data-pilot-member table:name="81540" table:display="true" table:show-details="true"/>
                <table:data-pilot-member table:name="82260" table:display="true" table:show-details="true"/>
                <table:data-pilot-member table:name="83613" table:display="true" table:show-details="true"/>
                <table:data-pilot-member table:name="83935" table:display="true" table:show-details="true"/>
                <table:data-pilot-member table:name="84364" table:display="true" table:show-details="true"/>
                <table:data-pilot-member table:name="85090" table:display="true" table:show-details="true"/>
                <table:data-pilot-member table:name="85495" table:display="true" table:show-details="true"/>
                <table:data-pilot-member table:name="85846" table:display="true" table:show-details="true"/>
                <table:data-pilot-member table:name="87363" table:display="true" table:show-details="true"/>
                <table:data-pilot-member table:name="87378" table:display="true" table:show-details="true"/>
                <table:data-pilot-member table:name="88320" table:display="true" table:show-details="true"/>
                <table:data-pilot-member table:name="89332" table:display="true" table:show-details="true"/>
                <table:data-pilot-member table:name="90993" table:display="true" table:show-details="true"/>
                <table:data-pilot-member table:name="92967" table:display="true" table:show-details="true"/>
                <table:data-pilot-member table:name="92988" table:display="true" table:show-details="true"/>
                <table:data-pilot-member table:name="94803" table:display="true" table:show-details="true"/>
                <table:data-pilot-member table:name="96339" table:display="true" table:show-details="true"/>
                <table:data-pilot-member table:name="97632" table:display="true" table:show-details="true"/>
                <table:data-pilot-member table:name="97872" table:display="true" table:show-details="true"/>
                <table:data-pilot-member table:name="98145" table:display="true" table:show-details="true"/>
                <table:data-pilot-member table:name="98412" table:display="true" table:show-details="true"/>
                <table:data-pilot-member table:name="98734" table:display="true" table:show-details="true"/>
                <table:data-pilot-member table:name="99733" table:display="true" table:show-details="true"/>
                <table:data-pilot-member table:name="100164" table:display="true" table:show-details="true"/>
                <table:data-pilot-member table:name="103302" table:display="true" table:show-details="true"/>
                <table:data-pilot-member table:name="106395" table:display="true" table:show-details="true"/>
                <table:data-pilot-member table:name="107856" table:display="true" table:show-details="true"/>
                <table:data-pilot-member table:name="108600" table:display="true" table:show-details="true"/>
                <table:data-pilot-member table:name="110124" table:display="true" table:show-details="true"/>
                <table:data-pilot-member table:name="112174" table:display="true" table:show-details="true"/>
                <table:data-pilot-member table:name="114205" table:display="true" table:show-details="true"/>
                <table:data-pilot-member table:name="115444" table:display="true" table:show-details="true"/>
                <table:data-pilot-member table:name="116502" table:display="true" table:show-details="true"/>
                <table:data-pilot-member table:name="117699" table:display="true" table:show-details="true"/>
                <table:data-pilot-member table:name="117916" table:display="true" table:show-details="true"/>
                <table:data-pilot-member table:name="123027" table:display="true" table:show-details="true"/>
                <table:data-pilot-member table:name="124029" table:display="true" table:show-details="true"/>
                <table:data-pilot-member table:name="127791" table:display="true" table:show-details="true"/>
                <table:data-pilot-member table:name="129588" table:display="true" table:show-details="true"/>
                <table:data-pilot-member table:name="131596" table:display="true" table:show-details="true"/>
                <table:data-pilot-member table:name="1329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avg" tableooo:display-name="reads_avg – 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55,9319" table:display="true" table:show-details="true"/>
                <table:data-pilot-member table:name="56,1236" table:display="true" table:show-details="true"/>
                <table:data-pilot-member table:name="56,14395" table:display="true" table:show-details="true"/>
                <table:data-pilot-member table:name="56,1545" table:display="true" table:show-details="true"/>
                <table:data-pilot-member table:name="56,17505" table:display="true" table:show-details="true"/>
                <table:data-pilot-member table:name="56,20535" table:display="true" table:show-details="true"/>
                <table:data-pilot-member table:name="56,21225" table:display="true" table:show-details="true"/>
                <table:data-pilot-member table:name="56,22055" table:display="true" table:show-details="true"/>
                <table:data-pilot-member table:name="56,2234" table:display="true" table:show-details="true"/>
                <table:data-pilot-member table:name="56,2312" table:display="true" table:show-details="true"/>
                <table:data-pilot-member table:name="56,27275" table:display="true" table:show-details="true"/>
                <table:data-pilot-member table:name="56,2814" table:display="true" table:show-details="true"/>
                <table:data-pilot-member table:name="56,29795" table:display="true" table:show-details="true"/>
                <table:data-pilot-member table:name="56,30435" table:display="true" table:show-details="true"/>
                <table:data-pilot-member table:name="56,30505" table:display="true" table:show-details="true"/>
                <table:data-pilot-member table:name="56,3405" table:display="true" table:show-details="true"/>
                <table:data-pilot-member table:name="56,3689" table:display="true" table:show-details="true"/>
                <table:data-pilot-member table:name="56,4294" table:display="true" table:show-details="true"/>
                <table:data-pilot-member table:name="56,48505" table:display="true" table:show-details="true"/>
                <table:data-pilot-member table:name="56,4885" table:display="true" table:show-details="true"/>
                <table:data-pilot-member table:name="60,3141" table:display="true" table:show-details="true"/>
                <table:data-pilot-member table:name="60,31505" table:display="true" table:show-details="true"/>
                <table:data-pilot-member table:name="60,359725" table:display="true" table:show-details="true"/>
                <table:data-pilot-member table:name="60,3748" table:display="true" table:show-details="true"/>
                <table:data-pilot-member table:name="60,388125" table:display="true" table:show-details="true"/>
                <table:data-pilot-member table:name="60,39475" table:display="true" table:show-details="true"/>
                <table:data-pilot-member table:name="60,395575" table:display="true" table:show-details="true"/>
                <table:data-pilot-member table:name="60,3989" table:display="true" table:show-details="true"/>
                <table:data-pilot-member table:name="60,413675" table:display="true" table:show-details="true"/>
                <table:data-pilot-member table:name="60,4203" table:display="true" table:show-details="true"/>
                <table:data-pilot-member table:name="60,42405" table:display="true" table:show-details="true"/>
                <table:data-pilot-member table:name="60,522025" table:display="true" table:show-details="true"/>
                <table:data-pilot-member table:name="60,52605" table:display="true" table:show-details="true"/>
                <table:data-pilot-member table:name="60,53325" table:display="true" table:show-details="true"/>
                <table:data-pilot-member table:name="60,5348" table:display="true" table:show-details="true"/>
                <table:data-pilot-member table:name="60,535575" table:display="true" table:show-details="true"/>
                <table:data-pilot-member table:name="60,54565" table:display="true" table:show-details="true"/>
                <table:data-pilot-member table:name="60,58315" table:display="true" table:show-details="true"/>
                <table:data-pilot-member table:name="60,62405" table:display="true" table:show-details="true"/>
                <table:data-pilot-member table:name="60,6873" table:display="true" table:show-details="true"/>
                <table:data-pilot-member table:name="62,695317" table:display="true" table:show-details="true"/>
                <table:data-pilot-member table:name="62,8035" table:display="true" table:show-details="true"/>
                <table:data-pilot-member table:name="62,837283" table:display="true" table:show-details="true"/>
                <table:data-pilot-member table:name="62,848133" table:display="true" table:show-details="true"/>
                <table:data-pilot-member table:name="62,853717" table:display="true" table:show-details="true"/>
                <table:data-pilot-member table:name="62,857633" table:display="true" table:show-details="true"/>
                <table:data-pilot-member table:name="62,8623" table:display="true" table:show-details="true"/>
                <table:data-pilot-member table:name="62,865283" table:display="true" table:show-details="true"/>
                <table:data-pilot-member table:name="62,895967" table:display="true" table:show-details="true"/>
                <table:data-pilot-member table:name="62,9018" table:display="true" table:show-details="true"/>
                <table:data-pilot-member table:name="62,935117" table:display="true" table:show-details="true"/>
                <table:data-pilot-member table:name="62,950567" table:display="true" table:show-details="true"/>
                <table:data-pilot-member table:name="62,973717" table:display="true" table:show-details="true"/>
                <table:data-pilot-member table:name="62,991117" table:display="true" table:show-details="true"/>
                <table:data-pilot-member table:name="62,991267" table:display="true" table:show-details="true"/>
                <table:data-pilot-member table:name="62,99435" table:display="true" table:show-details="true"/>
                <table:data-pilot-member table:name="63,011183" table:display="true" table:show-details="true"/>
                <table:data-pilot-member table:name="63,015983" table:display="true" table:show-details="true"/>
                <table:data-pilot-member table:name="63,024717" table:display="true" table:show-details="true"/>
                <table:data-pilot-member table:name="63,037983" table:display="true" table:show-details="true"/>
                <table:data-pilot-member table:name="64,599688" table:display="true" table:show-details="true"/>
                <table:data-pilot-member table:name="64,662787" table:display="true" table:show-details="true"/>
                <table:data-pilot-member table:name="64,6655" table:display="true" table:show-details="true"/>
                <table:data-pilot-member table:name="64,679775" table:display="true" table:show-details="true"/>
                <table:data-pilot-member table:name="64,684625" table:display="true" table:show-details="true"/>
                <table:data-pilot-member table:name="64,695625" table:display="true" table:show-details="true"/>
                <table:data-pilot-member table:name="64,712238" table:display="true" table:show-details="true"/>
                <table:data-pilot-member table:name="64,715563" table:display="true" table:show-details="true"/>
                <table:data-pilot-member table:name="64,719313" table:display="true" table:show-details="true"/>
                <table:data-pilot-member table:name="64,728088" table:display="true" table:show-details="true"/>
                <table:data-pilot-member table:name="64,7307" table:display="true" table:show-details="true"/>
                <table:data-pilot-member table:name="64,743013" table:display="true" table:show-details="true"/>
                <table:data-pilot-member table:name="64,758588" table:display="true" table:show-details="true"/>
                <table:data-pilot-member table:name="64,779538" table:display="true" table:show-details="true"/>
                <table:data-pilot-member table:name="64,780488" table:display="true" table:show-details="true"/>
                <table:data-pilot-member table:name="64,783987" table:display="true" table:show-details="true"/>
                <table:data-pilot-member table:name="64,79435" table:display="true" table:show-details="true"/>
                <table:data-pilot-member table:name="64,814638" table:display="true" table:show-details="true"/>
                <table:data-pilot-member table:name="64,840812" table:display="true" table:show-details="true"/>
                <table:data-pilot-member table:name="64,845988" table:display="true" table:show-details="true"/>
                <table:data-pilot-member table:name="65,90689" table:display="true" table:show-details="true"/>
                <table:data-pilot-member table:name="65,9918" table:display="true" table:show-details="true"/>
                <table:data-pilot-member table:name="66,04667" table:display="true" table:show-details="true"/>
                <table:data-pilot-member table:name="66,05183" table:display="true" table:show-details="true"/>
                <table:data-pilot-member table:name="66,05249" table:display="true" table:show-details="true"/>
                <table:data-pilot-member table:name="66,05978" table:display="true" table:show-details="true"/>
                <table:data-pilot-member table:name="66,07028" table:display="true" table:show-details="true"/>
                <table:data-pilot-member table:name="66,09119" table:display="true" table:show-details="true"/>
                <table:data-pilot-member table:name="66,10033" table:display="true" table:show-details="true"/>
                <table:data-pilot-member table:name="66,10506" table:display="true" table:show-details="true"/>
                <table:data-pilot-member table:name="66,1056" table:display="true" table:show-details="true"/>
                <table:data-pilot-member table:name="66,1101" table:display="true" table:show-details="true"/>
                <table:data-pilot-member table:name="66,11017" table:display="true" table:show-details="true"/>
                <table:data-pilot-member table:name="66,11085" table:display="true" table:show-details="true"/>
                <table:data-pilot-member table:name="66,12634" table:display="true" table:show-details="true"/>
                <table:data-pilot-member table:name="66,12654" table:display="true" table:show-details="true"/>
                <table:data-pilot-member table:name="66,18656" table:display="true" table:show-details="true"/>
                <table:data-pilot-member table:name="66,18669" table:display="true" table:show-details="true"/>
                <table:data-pilot-member table:name="66,25531" table:display="true" table:show-details="true"/>
                <table:data-pilot-member table:name="66,26169" table:display="true" table:show-details="true"/>
                <table:data-pilot-member table:name="67,124092" table:display="true" table:show-details="true"/>
                <table:data-pilot-member table:name="67,135483" table:display="true" table:show-details="true"/>
                <table:data-pilot-member table:name="67,152708" table:display="true" table:show-details="true"/>
                <table:data-pilot-member table:name="67,221567" table:display="true" table:show-details="true"/>
                <table:data-pilot-member table:name="67,231158" table:display="true" table:show-details="true"/>
                <table:data-pilot-member table:name="67,231817" table:display="true" table:show-details="true"/>
                <table:data-pilot-member table:name="67,243158" table:display="true" table:show-details="true"/>
                <table:data-pilot-member table:name="67,246525" table:display="true" table:show-details="true"/>
                <table:data-pilot-member table:name="67,259842" table:display="true" table:show-details="true"/>
                <table:data-pilot-member table:name="67,272308" table:display="true" table:show-details="true"/>
                <table:data-pilot-member table:name="67,275958" table:display="true" table:show-details="true"/>
                <table:data-pilot-member table:name="67,276308" table:display="true" table:show-details="true"/>
                <table:data-pilot-member table:name="67,286233" table:display="true" table:show-details="true"/>
                <table:data-pilot-member table:name="67,290175" table:display="true" table:show-details="true"/>
                <table:data-pilot-member table:name="67,293158" table:display="true" table:show-details="true"/>
                <table:data-pilot-member table:name="67,300742" table:display="true" table:show-details="true"/>
                <table:data-pilot-member table:name="67,301467" table:display="true" table:show-details="true"/>
                <table:data-pilot-member table:name="67,316883" table:display="true" table:show-details="true"/>
                <table:data-pilot-member table:name="67,317458" table:display="true" table:show-details="true"/>
                <table:data-pilot-member table:name="67,328258" table:display="true" table:show-details="true"/>
                <table:data-pilot-member table:name="68,074507" table:display="true" table:show-details="true"/>
                <table:data-pilot-member table:name="68,086364" table:display="true" table:show-details="true"/>
                <table:data-pilot-member table:name="68,110679" table:display="true" table:show-details="true"/>
                <table:data-pilot-member table:name="68,162071" table:display="true" table:show-details="true"/>
                <table:data-pilot-member table:name="68,1723" table:display="true" table:show-details="true"/>
                <table:data-pilot-member table:name="68,181157" table:display="true" table:show-details="true"/>
                <table:data-pilot-member table:name="68,185886" table:display="true" table:show-details="true"/>
                <table:data-pilot-member table:name="68,186886" table:display="true" table:show-details="true"/>
                <table:data-pilot-member table:name="68,188571" table:display="true" table:show-details="true"/>
                <table:data-pilot-member table:name="68,216014" table:display="true" table:show-details="true"/>
                <table:data-pilot-member table:name="68,217914" table:display="true" table:show-details="true"/>
                <table:data-pilot-member table:name="68,221093" table:display="true" table:show-details="true"/>
                <table:data-pilot-member table:name="68,226957" table:display="true" table:show-details="true"/>
                <table:data-pilot-member table:name="68,240779" table:display="true" table:show-details="true"/>
                <table:data-pilot-member table:name="68,253564" table:display="true" table:show-details="true"/>
                <table:data-pilot-member table:name="68,28035" table:display="true" table:show-details="true"/>
                <table:data-pilot-member table:name="68,28175" table:display="true" table:show-details="true"/>
                <table:data-pilot-member table:name="68,285707" table:display="true" table:show-details="true"/>
                <table:data-pilot-member table:name="68,293307" table:display="true" table:show-details="true"/>
                <table:data-pilot-member table:name="68,312071" table:display="true" table:show-details="true"/>
                <table:data-pilot-member table:name="68,890425" table:display="true" table:show-details="true"/>
                <table:data-pilot-member table:name="68,90935" table:display="true" table:show-details="true"/>
                <table:data-pilot-member table:name="68,930569" table:display="true" table:show-details="true"/>
                <table:data-pilot-member table:name="68,931025" table:display="true" table:show-details="true"/>
                <table:data-pilot-member table:name="68,937919" table:display="true" table:show-details="true"/>
                <table:data-pilot-member table:name="68,940494" table:display="true" table:show-details="true"/>
                <table:data-pilot-member table:name="68,9467" table:display="true" table:show-details="true"/>
                <table:data-pilot-member table:name="68,958975" table:display="true" table:show-details="true"/>
                <table:data-pilot-member table:name="68,980738" table:display="true" table:show-details="true"/>
                <table:data-pilot-member table:name="68,98445" table:display="true" table:show-details="true"/>
                <table:data-pilot-member table:name="68,984506" table:display="true" table:show-details="true"/>
                <table:data-pilot-member table:name="68,985563" table:display="true" table:show-details="true"/>
                <table:data-pilot-member table:name="68,988056" table:display="true" table:show-details="true"/>
                <table:data-pilot-member table:name="68,998919" table:display="true" table:show-details="true"/>
                <table:data-pilot-member table:name="69,014869" table:display="true" table:show-details="true"/>
                <table:data-pilot-member table:name="69,031413" table:display="true" table:show-details="true"/>
                <table:data-pilot-member table:name="69,032475" table:display="true" table:show-details="true"/>
                <table:data-pilot-member table:name="69,041944" table:display="true" table:show-details="true"/>
                <table:data-pilot-member table:name="69,045325" table:display="true" table:show-details="true"/>
                <table:data-pilot-member table:name="69,049262" table:display="true" table:show-details="true"/>
                <table:data-pilot-member table:name="69,635333" table:display="true" table:show-details="true"/>
                <table:data-pilot-member table:name="69,681706" table:display="true" table:show-details="true"/>
                <table:data-pilot-member table:name="69,690422" table:display="true" table:show-details="true"/>
                <table:data-pilot-member table:name="69,693889" table:display="true" table:show-details="true"/>
                <table:data-pilot-member table:name="69,695444" table:display="true" table:show-details="true"/>
                <table:data-pilot-member table:name="69,699278" table:display="true" table:show-details="true"/>
                <table:data-pilot-member table:name="69,713844" table:display="true" table:show-details="true"/>
                <table:data-pilot-member table:name="69,7196" table:display="true" table:show-details="true"/>
                <table:data-pilot-member table:name="69,722739" table:display="true" table:show-details="true"/>
                <table:data-pilot-member table:name="69,72625" table:display="true" table:show-details="true"/>
                <table:data-pilot-member table:name="69,738683" table:display="true" table:show-details="true"/>
                <table:data-pilot-member table:name="69,747211" table:display="true" table:show-details="true"/>
                <table:data-pilot-member table:name="69,750422" table:display="true" table:show-details="true"/>
                <table:data-pilot-member table:name="69,750778" table:display="true" table:show-details="true"/>
                <table:data-pilot-member table:name="69,758061" table:display="true" table:show-details="true"/>
                <table:data-pilot-member table:name="69,759333" table:display="true" table:show-details="true"/>
                <table:data-pilot-member table:name="69,776639" table:display="true" table:show-details="true"/>
                <table:data-pilot-member table:name="69,7782" table:display="true" table:show-details="true"/>
                <table:data-pilot-member table:name="69,811428" table:display="true" table:show-details="true"/>
                <table:data-pilot-member table:name="69,880394" table:display="true" table:show-details="true"/>
                <table:data-pilot-member table:name="70,28126" table:display="true" table:show-details="true"/>
                <table:data-pilot-member table:name="70,31813" table:display="true" table:show-details="true"/>
                <table:data-pilot-member table:name="70,32383" table:display="true" table:show-details="true"/>
                <table:data-pilot-member table:name="70,330845" table:display="true" table:show-details="true"/>
                <table:data-pilot-member table:name="70,33185" table:display="true" table:show-details="true"/>
                <table:data-pilot-member table:name="70,332345" table:display="true" table:show-details="true"/>
                <table:data-pilot-member table:name="70,34039" table:display="true" table:show-details="true"/>
                <table:data-pilot-member table:name="70,34199" table:display="true" table:show-details="true"/>
                <table:data-pilot-member table:name="70,363755" table:display="true" table:show-details="true"/>
                <table:data-pilot-member table:name="70,36412" table:display="true" table:show-details="true"/>
                <table:data-pilot-member table:name="70,373175" table:display="true" table:show-details="true"/>
                <table:data-pilot-member table:name="70,37841" table:display="true" table:show-details="true"/>
                <table:data-pilot-member table:name="70,39125" table:display="true" table:show-details="true"/>
                <table:data-pilot-member table:name="70,39938" table:display="true" table:show-details="true"/>
                <table:data-pilot-member table:name="70,404" table:display="true" table:show-details="true"/>
                <table:data-pilot-member table:name="70,40645" table:display="true" table:show-details="true"/>
                <table:data-pilot-member table:name="70,41048" table:display="true" table:show-details="true"/>
                <table:data-pilot-member table:name="70,416795" table:display="true" table:show-details="true"/>
                <table:data-pilot-member table:name="70,432765" table:display="true" table:show-details="true"/>
                <table:data-pilot-member table:name="70,433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maks" tableooo:display-name="reads_maks – 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16384" table:display="true" table:show-details="true"/>
                <table:data-pilot-member table:name="18896" table:display="true" table:show-details="true"/>
                <table:data-pilot-member table:name="19426" table:display="true" table:show-details="true"/>
                <table:data-pilot-member table:name="20052" table:display="true" table:show-details="true"/>
                <table:data-pilot-member table:name="20146" table:display="true" table:show-details="true"/>
                <table:data-pilot-member table:name="23204" table:display="true" table:show-details="true"/>
                <table:data-pilot-member table:name="23681" table:display="true" table:show-details="true"/>
                <table:data-pilot-member table:name="25205" table:display="true" table:show-details="true"/>
                <table:data-pilot-member table:name="25277" table:display="true" table:show-details="true"/>
                <table:data-pilot-member table:name="25780" table:display="true" table:show-details="true"/>
                <table:data-pilot-member table:name="27796" table:display="true" table:show-details="true"/>
                <table:data-pilot-member table:name="28750" table:display="true" table:show-details="true"/>
                <table:data-pilot-member table:name="28939" table:display="true" table:show-details="true"/>
                <table:data-pilot-member table:name="29430" table:display="true" table:show-details="true"/>
                <table:data-pilot-member table:name="31252" table:display="true" table:show-details="true"/>
                <table:data-pilot-member table:name="34682" table:display="true" table:show-details="true"/>
                <table:data-pilot-member table:name="35743" table:display="true" table:show-details="true"/>
                <table:data-pilot-member table:name="35885" table:display="true" table:show-details="true"/>
                <table:data-pilot-member table:name="36707" table:display="true" table:show-details="true"/>
                <table:data-pilot-member table:name="37651" table:display="true" table:show-details="true"/>
                <table:data-pilot-member table:name="38165" table:display="true" table:show-details="true"/>
                <table:data-pilot-member table:name="38322" table:display="true" table:show-details="true"/>
                <table:data-pilot-member table:name="38425" table:display="true" table:show-details="true"/>
                <table:data-pilot-member table:name="42831" table:display="true" table:show-details="true"/>
                <table:data-pilot-member table:name="45427" table:display="true" table:show-details="true"/>
                <table:data-pilot-member table:name="47677" table:display="true" table:show-details="true"/>
                <table:data-pilot-member table:name="48596" table:display="true" table:show-details="true"/>
                <table:data-pilot-member table:name="48668" table:display="true" table:show-details="true"/>
                <table:data-pilot-member table:name="48703" table:display="true" table:show-details="true"/>
                <table:data-pilot-member table:name="49482" table:display="true" table:show-details="true"/>
                <table:data-pilot-member table:name="52267" table:display="true" table:show-details="true"/>
                <table:data-pilot-member table:name="53879" table:display="true" table:show-details="true"/>
                <table:data-pilot-member table:name="55336" table:display="true" table:show-details="true"/>
                <table:data-pilot-member table:name="56138" table:display="true" table:show-details="true"/>
                <table:data-pilot-member table:name="56857" table:display="true" table:show-details="true"/>
                <table:data-pilot-member table:name="57053" table:display="true" table:show-details="true"/>
                <table:data-pilot-member table:name="57521" table:display="true" table:show-details="true"/>
                <table:data-pilot-member table:name="58619" table:display="true" table:show-details="true"/>
                <table:data-pilot-member table:name="61132" table:display="true" table:show-details="true"/>
                <table:data-pilot-member table:name="61218" table:display="true" table:show-details="true"/>
                <table:data-pilot-member table:name="62725" table:display="true" table:show-details="true"/>
                <table:data-pilot-member table:name="63018" table:display="true" table:show-details="true"/>
                <table:data-pilot-member table:name="64143" table:display="true" table:show-details="true"/>
                <table:data-pilot-member table:name="64814" table:display="true" table:show-details="true"/>
                <table:data-pilot-member table:name="67815" table:display="true" table:show-details="true"/>
                <table:data-pilot-member table:name="69462" table:display="true" table:show-details="true"/>
                <table:data-pilot-member table:name="70259" table:display="true" table:show-details="true"/>
                <table:data-pilot-member table:name="71982" table:display="true" table:show-details="true"/>
                <table:data-pilot-member table:name="72549" table:display="true" table:show-details="true"/>
                <table:data-pilot-member table:name="73337" table:display="true" table:show-details="true"/>
                <table:data-pilot-member table:name="75069" table:display="true" table:show-details="true"/>
                <table:data-pilot-member table:name="76865" table:display="true" table:show-details="true"/>
                <table:data-pilot-member table:name="77049" table:display="true" table:show-details="true"/>
                <table:data-pilot-member table:name="82800" table:display="true" table:show-details="true"/>
                <table:data-pilot-member table:name="83939" table:display="true" table:show-details="true"/>
                <table:data-pilot-member table:name="85900" table:display="true" table:show-details="true"/>
                <table:data-pilot-member table:name="86330" table:display="true" table:show-details="true"/>
                <table:data-pilot-member table:name="87124" table:display="true" table:show-details="true"/>
                <table:data-pilot-member table:name="88290" table:display="true" table:show-details="true"/>
                <table:data-pilot-member table:name="88857" table:display="true" table:show-details="true"/>
                <table:data-pilot-member table:name="89843" table:display="true" table:show-details="true"/>
                <table:data-pilot-member table:name="91427" table:display="true" table:show-details="true"/>
                <table:data-pilot-member table:name="92858" table:display="true" table:show-details="true"/>
                <table:data-pilot-member table:name="100413" table:display="true" table:show-details="true"/>
                <table:data-pilot-member table:name="102568" table:display="true" table:show-details="true"/>
                <table:data-pilot-member table:name="104706" table:display="true" table:show-details="true"/>
                <table:data-pilot-member table:name="105998" table:display="true" table:show-details="true"/>
                <table:data-pilot-member table:name="108839" table:display="true" table:show-details="true"/>
                <table:data-pilot-member table:name="109404" table:display="true" table:show-details="true"/>
                <table:data-pilot-member table:name="114583" table:display="true" table:show-details="true"/>
                <table:data-pilot-member table:name="115132" table:display="true" table:show-details="true"/>
                <table:data-pilot-member table:name="116104" table:display="true" table:show-details="true"/>
                <table:data-pilot-member table:name="116505" table:display="true" table:show-details="true"/>
                <table:data-pilot-member table:name="116741" table:display="true" table:show-details="true"/>
                <table:data-pilot-member table:name="118469" table:display="true" table:show-details="true"/>
                <table:data-pilot-member table:name="119880" table:display="true" table:show-details="true"/>
                <table:data-pilot-member table:name="119900" table:display="true" table:show-details="true"/>
                <table:data-pilot-member table:name="121018" table:display="true" table:show-details="true"/>
                <table:data-pilot-member table:name="122441" table:display="true" table:show-details="true"/>
                <table:data-pilot-member table:name="123203" table:display="true" table:show-details="true"/>
                <table:data-pilot-member table:name="123581" table:display="true" table:show-details="true"/>
                <table:data-pilot-member table:name="126050" table:display="true" table:show-details="true"/>
                <table:data-pilot-member table:name="127062" table:display="true" table:show-details="true"/>
                <table:data-pilot-member table:name="128349" table:display="true" table:show-details="true"/>
                <table:data-pilot-member table:name="128443" table:display="true" table:show-details="true"/>
                <table:data-pilot-member table:name="131321" table:display="true" table:show-details="true"/>
                <table:data-pilot-member table:name="131492" table:display="true" table:show-details="true"/>
                <table:data-pilot-member table:name="131798" table:display="true" table:show-details="true"/>
                <table:data-pilot-member table:name="132764" table:display="true" table:show-details="true"/>
                <table:data-pilot-member table:name="133409" table:display="true" table:show-details="true"/>
                <table:data-pilot-member table:name="135956" table:display="true" table:show-details="true"/>
                <table:data-pilot-member table:name="136404" table:display="true" table:show-details="true"/>
                <table:data-pilot-member table:name="136472" table:display="true" table:show-details="true"/>
                <table:data-pilot-member table:name="140211" table:display="true" table:show-details="true"/>
                <table:data-pilot-member table:name="144499" table:display="true" table:show-details="true"/>
                <table:data-pilot-member table:name="145768" table:display="true" table:show-details="true"/>
                <table:data-pilot-member table:name="147386" table:display="true" table:show-details="true"/>
                <table:data-pilot-member table:name="148878" table:display="true" table:show-details="true"/>
                <table:data-pilot-member table:name="153148" table:display="true" table:show-details="true"/>
                <table:data-pilot-member table:name="153461" table:display="true" table:show-details="true"/>
                <table:data-pilot-member table:name="154184" table:display="true" table:show-details="true"/>
                <table:data-pilot-member table:name="157054" table:display="true" table:show-details="true"/>
                <table:data-pilot-member table:name="159156" table:display="true" table:show-details="true"/>
                <table:data-pilot-member table:name="159257" table:display="true" table:show-details="true"/>
                <table:data-pilot-member table:name="159347" table:display="true" table:show-details="true"/>
                <table:data-pilot-member table:name="160249" table:display="true" table:show-details="true"/>
                <table:data-pilot-member table:name="160461" table:display="true" table:show-details="true"/>
                <table:data-pilot-member table:name="161384" table:display="true" table:show-details="true"/>
                <table:data-pilot-member table:name="162477" table:display="true" table:show-details="true"/>
                <table:data-pilot-member table:name="163035" table:display="true" table:show-details="true"/>
                <table:data-pilot-member table:name="164200" table:display="true" table:show-details="true"/>
                <table:data-pilot-member table:name="166874" table:display="true" table:show-details="true"/>
                <table:data-pilot-member table:name="168732" table:display="true" table:show-details="true"/>
                <table:data-pilot-member table:name="169850" table:display="true" table:show-details="true"/>
                <table:data-pilot-member table:name="170552" table:display="true" table:show-details="true"/>
                <table:data-pilot-member table:name="170820" table:display="true" table:show-details="true"/>
                <table:data-pilot-member table:name="170930" table:display="true" table:show-details="true"/>
                <table:data-pilot-member table:name="171864" table:display="true" table:show-details="true"/>
                <table:data-pilot-member table:name="172445" table:display="true" table:show-details="true"/>
                <table:data-pilot-member table:name="172485" table:display="true" table:show-details="true"/>
                <table:data-pilot-member table:name="172796" table:display="true" table:show-details="true"/>
                <table:data-pilot-member table:name="175059" table:display="true" table:show-details="true"/>
                <table:data-pilot-member table:name="175689" table:display="true" table:show-details="true"/>
                <table:data-pilot-member table:name="176339" table:display="true" table:show-details="true"/>
                <table:data-pilot-member table:name="176450" table:display="true" table:show-details="true"/>
                <table:data-pilot-member table:name="176843" table:display="true" table:show-details="true"/>
                <table:data-pilot-member table:name="176926" table:display="true" table:show-details="true"/>
                <table:data-pilot-member table:name="178880" table:display="true" table:show-details="true"/>
                <table:data-pilot-member table:name="179586" table:display="true" table:show-details="true"/>
                <table:data-pilot-member table:name="184351" table:display="true" table:show-details="true"/>
                <table:data-pilot-member table:name="184918" table:display="true" table:show-details="true"/>
                <table:data-pilot-member table:name="186151" table:display="true" table:show-details="true"/>
                <table:data-pilot-member table:name="187727" table:display="true" table:show-details="true"/>
                <table:data-pilot-member table:name="188217" table:display="true" table:show-details="true"/>
                <table:data-pilot-member table:name="190424" table:display="true" table:show-details="true"/>
                <table:data-pilot-member table:name="191774" table:display="true" table:show-details="true"/>
                <table:data-pilot-member table:name="196402" table:display="true" table:show-details="true"/>
                <table:data-pilot-member table:name="197599" table:display="true" table:show-details="true"/>
                <table:data-pilot-member table:name="203303" table:display="true" table:show-details="true"/>
                <table:data-pilot-member table:name="206696" table:display="true" table:show-details="true"/>
                <table:data-pilot-member table:name="209099" table:display="true" table:show-details="true"/>
                <table:data-pilot-member table:name="211538" table:display="true" table:show-details="true"/>
                <table:data-pilot-member table:name="213305" table:display="true" table:show-details="true"/>
                <table:data-pilot-member table:name="213984" table:display="true" table:show-details="true"/>
                <table:data-pilot-member table:name="214942" table:display="true" table:show-details="true"/>
                <table:data-pilot-member table:name="216002" table:display="true" table:show-details="true"/>
                <table:data-pilot-member table:name="221508" table:display="true" table:show-details="true"/>
                <table:data-pilot-member table:name="223589" table:display="true" table:show-details="true"/>
                <table:data-pilot-member table:name="224752" table:display="true" table:show-details="true"/>
                <table:data-pilot-member table:name="227954" table:display="true" table:show-details="true"/>
                <table:data-pilot-member table:name="228240" table:display="true" table:show-details="true"/>
                <table:data-pilot-member table:name="232456" table:display="true" table:show-details="true"/>
                <table:data-pilot-member table:name="232726" table:display="true" table:show-details="true"/>
                <table:data-pilot-member table:name="237663" table:display="true" table:show-details="true"/>
                <table:data-pilot-member table:name="238608" table:display="true" table:show-details="true"/>
                <table:data-pilot-member table:name="240905" table:display="true" table:show-details="true"/>
                <table:data-pilot-member table:name="242307" table:display="true" table:show-details="true"/>
                <table:data-pilot-member table:name="242644" table:display="true" table:show-details="true"/>
                <table:data-pilot-member table:name="244469" table:display="true" table:show-details="true"/>
                <table:data-pilot-member table:name="244613" table:display="true" table:show-details="true"/>
                <table:data-pilot-member table:name="246776" table:display="true" table:show-details="true"/>
                <table:data-pilot-member table:name="250832" table:display="true" table:show-details="true"/>
                <table:data-pilot-member table:name="251802" table:display="true" table:show-details="true"/>
                <table:data-pilot-member table:name="253089" table:display="true" table:show-details="true"/>
                <table:data-pilot-member table:name="255267" table:display="true" table:show-details="true"/>
                <table:data-pilot-member table:name="256482" table:display="true" table:show-details="true"/>
                <table:data-pilot-member table:name="257535" table:display="true" table:show-details="true"/>
                <table:data-pilot-member table:name="262085" table:display="true" table:show-details="true"/>
                <table:data-pilot-member table:name="262129" table:display="true" table:show-details="true"/>
                <table:data-pilot-member table:name="264955" table:display="true" table:show-details="true"/>
                <table:data-pilot-member table:name="267993" table:display="true" table:show-details="true"/>
                <table:data-pilot-member table:name="272975" table:display="true" table:show-details="true"/>
                <table:data-pilot-member table:name="278897" table:display="true" table:show-details="true"/>
                <table:data-pilot-member table:name="278960" table:display="true" table:show-details="true"/>
                <table:data-pilot-member table:name="284402" table:display="true" table:show-details="true"/>
                <table:data-pilot-member table:name="289012" table:display="true" table:show-details="true"/>
                <table:data-pilot-member table:name="292889" table:display="true" table:show-details="true"/>
                <table:data-pilot-member table:name="293609" table:display="true" table:show-details="true"/>
                <table:data-pilot-member table:name="294428" table:display="true" table:show-details="true"/>
                <table:data-pilot-member table:name="295232" table:display="true" table:show-details="true"/>
                <table:data-pilot-member table:name="296199" table:display="true" table:show-details="true"/>
                <table:data-pilot-member table:name="299196" table:display="true" table:show-details="true"/>
                <table:data-pilot-member table:name="300485" table:display="true" table:show-details="true"/>
                <table:data-pilot-member table:name="309901" table:display="true" table:show-details="true"/>
                <table:data-pilot-member table:name="319180" table:display="true" table:show-details="true"/>
                <table:data-pilot-member table:name="323563" table:display="true" table:show-details="true"/>
                <table:data-pilot-member table:name="325793" table:display="true" table:show-details="true"/>
                <table:data-pilot-member table:name="330368" table:display="true" table:show-details="true"/>
                <table:data-pilot-member table:name="336519" table:display="true" table:show-details="true"/>
                <table:data-pilot-member table:name="342612" table:display="true" table:show-details="true"/>
                <table:data-pilot-member table:name="346329" table:display="true" table:show-details="true"/>
                <table:data-pilot-member table:name="349501" table:display="true" table:show-details="true"/>
                <table:data-pilot-member table:name="353090" table:display="true" table:show-details="true"/>
                <table:data-pilot-member table:name="353745" table:display="true" table:show-details="true"/>
                <table:data-pilot-member table:name="369074" table:display="true" table:show-details="true"/>
                <table:data-pilot-member table:name="372083" table:display="true" table:show-details="true"/>
                <table:data-pilot-member table:name="383369" table:display="true" table:show-details="true"/>
                <table:data-pilot-member table:name="388760" table:display="true" table:show-details="true"/>
                <table:data-pilot-member table:name="394785" table:display="true" table:show-details="true"/>
                <table:data-pilot-member table:name="3988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avg" tableooo:display-name="h_avg  - 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2508,09705" table:display="true" table:show-details="true"/>
                <table:data-pilot-member table:name="2508,61555" table:display="true" table:show-details="true"/>
                <table:data-pilot-member table:name="2508,74945" table:display="true" table:show-details="true"/>
                <table:data-pilot-member table:name="2509,26565" table:display="true" table:show-details="true"/>
                <table:data-pilot-member table:name="2509,4538" table:display="true" table:show-details="true"/>
                <table:data-pilot-member table:name="2509,48665" table:display="true" table:show-details="true"/>
                <table:data-pilot-member table:name="2509,5014" table:display="true" table:show-details="true"/>
                <table:data-pilot-member table:name="2509,6066" table:display="true" table:show-details="true"/>
                <table:data-pilot-member table:name="2509,8444" table:display="true" table:show-details="true"/>
                <table:data-pilot-member table:name="2509,8666" table:display="true" table:show-details="true"/>
                <table:data-pilot-member table:name="2510,07865" table:display="true" table:show-details="true"/>
                <table:data-pilot-member table:name="2510,09555" table:display="true" table:show-details="true"/>
                <table:data-pilot-member table:name="2510,19675" table:display="true" table:show-details="true"/>
                <table:data-pilot-member table:name="2510,2082" table:display="true" table:show-details="true"/>
                <table:data-pilot-member table:name="2510,3052" table:display="true" table:show-details="true"/>
                <table:data-pilot-member table:name="2510,38785" table:display="true" table:show-details="true"/>
                <table:data-pilot-member table:name="2510,7076" table:display="true" table:show-details="true"/>
                <table:data-pilot-member table:name="2510,7216" table:display="true" table:show-details="true"/>
                <table:data-pilot-member table:name="2510,821" table:display="true" table:show-details="true"/>
                <table:data-pilot-member table:name="2511,45185" table:display="true" table:show-details="true"/>
                <table:data-pilot-member table:name="5008,598975" table:display="true" table:show-details="true"/>
                <table:data-pilot-member table:name="5009,363125" table:display="true" table:show-details="true"/>
                <table:data-pilot-member table:name="5009,725825" table:display="true" table:show-details="true"/>
                <table:data-pilot-member table:name="5009,8572" table:display="true" table:show-details="true"/>
                <table:data-pilot-member table:name="5010,037175" table:display="true" table:show-details="true"/>
                <table:data-pilot-member table:name="5010,200675" table:display="true" table:show-details="true"/>
                <table:data-pilot-member table:name="5010,390625" table:display="true" table:show-details="true"/>
                <table:data-pilot-member table:name="5010,452325" table:display="true" table:show-details="true"/>
                <table:data-pilot-member table:name="5010,613575" table:display="true" table:show-details="true"/>
                <table:data-pilot-member table:name="5010,748075" table:display="true" table:show-details="true"/>
                <table:data-pilot-member table:name="5010,96105" table:display="true" table:show-details="true"/>
                <table:data-pilot-member table:name="5011,2172" table:display="true" table:show-details="true"/>
                <table:data-pilot-member table:name="5011,235525" table:display="true" table:show-details="true"/>
                <table:data-pilot-member table:name="5011,3692" table:display="true" table:show-details="true"/>
                <table:data-pilot-member table:name="5011,505325" table:display="true" table:show-details="true"/>
                <table:data-pilot-member table:name="5011,79845" table:display="true" table:show-details="true"/>
                <table:data-pilot-member table:name="5012,056625" table:display="true" table:show-details="true"/>
                <table:data-pilot-member table:name="5012,22705" table:display="true" table:show-details="true"/>
                <table:data-pilot-member table:name="5012,375325" table:display="true" table:show-details="true"/>
                <table:data-pilot-member table:name="5015,142075" table:display="true" table:show-details="true"/>
                <table:data-pilot-member table:name="7509,38005" table:display="true" table:show-details="true"/>
                <table:data-pilot-member table:name="7509,944833" table:display="true" table:show-details="true"/>
                <table:data-pilot-member table:name="7510,594933" table:display="true" table:show-details="true"/>
                <table:data-pilot-member table:name="7510,600567" table:display="true" table:show-details="true"/>
                <table:data-pilot-member table:name="7511,0034" table:display="true" table:show-details="true"/>
                <table:data-pilot-member table:name="7511,134083" table:display="true" table:show-details="true"/>
                <table:data-pilot-member table:name="7511,421433" table:display="true" table:show-details="true"/>
                <table:data-pilot-member table:name="7511,463167" table:display="true" table:show-details="true"/>
                <table:data-pilot-member table:name="7511,616867" table:display="true" table:show-details="true"/>
                <table:data-pilot-member table:name="7511,767967" table:display="true" table:show-details="true"/>
                <table:data-pilot-member table:name="7511,98745" table:display="true" table:show-details="true"/>
                <table:data-pilot-member table:name="7512,459383" table:display="true" table:show-details="true"/>
                <table:data-pilot-member table:name="7512,512333" table:display="true" table:show-details="true"/>
                <table:data-pilot-member table:name="7512,563717" table:display="true" table:show-details="true"/>
                <table:data-pilot-member table:name="7513,079183" table:display="true" table:show-details="true"/>
                <table:data-pilot-member table:name="7513,228667" table:display="true" table:show-details="true"/>
                <table:data-pilot-member table:name="7513,366167" table:display="true" table:show-details="true"/>
                <table:data-pilot-member table:name="7513,611183" table:display="true" table:show-details="true"/>
                <table:data-pilot-member table:name="7513,802333" table:display="true" table:show-details="true"/>
                <table:data-pilot-member table:name="7514,653583" table:display="true" table:show-details="true"/>
                <table:data-pilot-member table:name="10010,07965" table:display="true" table:show-details="true"/>
                <table:data-pilot-member table:name="10011,044088" table:display="true" table:show-details="true"/>
                <table:data-pilot-member table:name="10011,1047" table:display="true" table:show-details="true"/>
                <table:data-pilot-member table:name="10011,336425" table:display="true" table:show-details="true"/>
                <table:data-pilot-member table:name="10011,530025" table:display="true" table:show-details="true"/>
                <table:data-pilot-member table:name="10011,587863" table:display="true" table:show-details="true"/>
                <table:data-pilot-member table:name="10011,6003" table:display="true" table:show-details="true"/>
                <table:data-pilot-member table:name="10011,645388" table:display="true" table:show-details="true"/>
                <table:data-pilot-member table:name="10011,742125" table:display="true" table:show-details="true"/>
                <table:data-pilot-member table:name="10011,889625" table:display="true" table:show-details="true"/>
                <table:data-pilot-member table:name="10012,096638" table:display="true" table:show-details="true"/>
                <table:data-pilot-member table:name="10012,551462" table:display="true" table:show-details="true"/>
                <table:data-pilot-member table:name="10012,602563" table:display="true" table:show-details="true"/>
                <table:data-pilot-member table:name="10012,794025" table:display="true" table:show-details="true"/>
                <table:data-pilot-member table:name="10012,831538" table:display="true" table:show-details="true"/>
                <table:data-pilot-member table:name="10012,992425" table:display="true" table:show-details="true"/>
                <table:data-pilot-member table:name="10013,241725" table:display="true" table:show-details="true"/>
                <table:data-pilot-member table:name="10013,436063" table:display="true" table:show-details="true"/>
                <table:data-pilot-member table:name="10014,259013" table:display="true" table:show-details="true"/>
                <table:data-pilot-member table:name="10016,617513" table:display="true" table:show-details="true"/>
                <table:data-pilot-member table:name="12510,56586" table:display="true" table:show-details="true"/>
                <table:data-pilot-member table:name="12510,88766" table:display="true" table:show-details="true"/>
                <table:data-pilot-member table:name="12511,39313" table:display="true" table:show-details="true"/>
                <table:data-pilot-member table:name="12511,88746" table:display="true" table:show-details="true"/>
                <table:data-pilot-member table:name="12512,10045" table:display="true" table:show-details="true"/>
                <table:data-pilot-member table:name="12512,17232" table:display="true" table:show-details="true"/>
                <table:data-pilot-member table:name="12512,22531" table:display="true" table:show-details="true"/>
                <table:data-pilot-member table:name="12512,4719" table:display="true" table:show-details="true"/>
                <table:data-pilot-member table:name="12512,55326" table:display="true" table:show-details="true"/>
                <table:data-pilot-member table:name="12512,70692" table:display="true" table:show-details="true"/>
                <table:data-pilot-member table:name="12512,87288" table:display="true" table:show-details="true"/>
                <table:data-pilot-member table:name="12513,21497" table:display="true" table:show-details="true"/>
                <table:data-pilot-member table:name="12513,26771" table:display="true" table:show-details="true"/>
                <table:data-pilot-member table:name="12513,54621" table:display="true" table:show-details="true"/>
                <table:data-pilot-member table:name="12513,78757" table:display="true" table:show-details="true"/>
                <table:data-pilot-member table:name="12513,84678" table:display="true" table:show-details="true"/>
                <table:data-pilot-member table:name="12513,98734" table:display="true" table:show-details="true"/>
                <table:data-pilot-member table:name="12514,30703" table:display="true" table:show-details="true"/>
                <table:data-pilot-member table:name="12515,39892" table:display="true" table:show-details="true"/>
                <table:data-pilot-member table:name="12516,81048" table:display="true" table:show-details="true"/>
                <table:data-pilot-member table:name="15011,355567" table:display="true" table:show-details="true"/>
                <table:data-pilot-member table:name="15011,647975" table:display="true" table:show-details="true"/>
                <table:data-pilot-member table:name="15012,121083" table:display="true" table:show-details="true"/>
                <table:data-pilot-member table:name="15012,227675" table:display="true" table:show-details="true"/>
                <table:data-pilot-member table:name="15012,789192" table:display="true" table:show-details="true"/>
                <table:data-pilot-member table:name="15012,982125" table:display="true" table:show-details="true"/>
                <table:data-pilot-member table:name="15013,152525" table:display="true" table:show-details="true"/>
                <table:data-pilot-member table:name="15013,341325" table:display="true" table:show-details="true"/>
                <table:data-pilot-member table:name="15013,589158" table:display="true" table:show-details="true"/>
                <table:data-pilot-member table:name="15013,591883" table:display="true" table:show-details="true"/>
                <table:data-pilot-member table:name="15013,775092" table:display="true" table:show-details="true"/>
                <table:data-pilot-member table:name="15013,808067" table:display="true" table:show-details="true"/>
                <table:data-pilot-member table:name="15013,854592" table:display="true" table:show-details="true"/>
                <table:data-pilot-member table:name="15014,00725" table:display="true" table:show-details="true"/>
                <table:data-pilot-member table:name="15014,229008" table:display="true" table:show-details="true"/>
                <table:data-pilot-member table:name="15014,293575" table:display="true" table:show-details="true"/>
                <table:data-pilot-member table:name="15014,460542" table:display="true" table:show-details="true"/>
                <table:data-pilot-member table:name="15015,61285" table:display="true" table:show-details="true"/>
                <table:data-pilot-member table:name="15015,872783" table:display="true" table:show-details="true"/>
                <table:data-pilot-member table:name="15016,979358" table:display="true" table:show-details="true"/>
                <table:data-pilot-member table:name="17511,299593" table:display="true" table:show-details="true"/>
                <table:data-pilot-member table:name="17511,877993" table:display="true" table:show-details="true"/>
                <table:data-pilot-member table:name="17512,154779" table:display="true" table:show-details="true"/>
                <table:data-pilot-member table:name="17512,998343" table:display="true" table:show-details="true"/>
                <table:data-pilot-member table:name="17513,065729" table:display="true" table:show-details="true"/>
                <table:data-pilot-member table:name="17513,314986" table:display="true" table:show-details="true"/>
                <table:data-pilot-member table:name="17513,320557" table:display="true" table:show-details="true"/>
                <table:data-pilot-member table:name="17513,367329" table:display="true" table:show-details="true"/>
                <table:data-pilot-member table:name="17513,368914" table:display="true" table:show-details="true"/>
                <table:data-pilot-member table:name="17513,409486" table:display="true" table:show-details="true"/>
                <table:data-pilot-member table:name="17513,769386" table:display="true" table:show-details="true"/>
                <table:data-pilot-member table:name="17513,785607" table:display="true" table:show-details="true"/>
                <table:data-pilot-member table:name="17513,950043" table:display="true" table:show-details="true"/>
                <table:data-pilot-member table:name="17514,2379" table:display="true" table:show-details="true"/>
                <table:data-pilot-member table:name="17514,308529" table:display="true" table:show-details="true"/>
                <table:data-pilot-member table:name="17514,595793" table:display="true" table:show-details="true"/>
                <table:data-pilot-member table:name="17514,983936" table:display="true" table:show-details="true"/>
                <table:data-pilot-member table:name="17515,208836" table:display="true" table:show-details="true"/>
                <table:data-pilot-member table:name="17515,602057" table:display="true" table:show-details="true"/>
                <table:data-pilot-member table:name="17517,563536" table:display="true" table:show-details="true"/>
                <table:data-pilot-member table:name="20012,1437" table:display="true" table:show-details="true"/>
                <table:data-pilot-member table:name="20012,400975" table:display="true" table:show-details="true"/>
                <table:data-pilot-member table:name="20012,578681" table:display="true" table:show-details="true"/>
                <table:data-pilot-member table:name="20012,760431" table:display="true" table:show-details="true"/>
                <table:data-pilot-member table:name="20013,117619" table:display="true" table:show-details="true"/>
                <table:data-pilot-member table:name="20013,140244" table:display="true" table:show-details="true"/>
                <table:data-pilot-member table:name="20013,345206" table:display="true" table:show-details="true"/>
                <table:data-pilot-member table:name="20013,465638" table:display="true" table:show-details="true"/>
                <table:data-pilot-member table:name="20013,639387" table:display="true" table:show-details="true"/>
                <table:data-pilot-member table:name="20014,063069" table:display="true" table:show-details="true"/>
                <table:data-pilot-member table:name="20014,086194" table:display="true" table:show-details="true"/>
                <table:data-pilot-member table:name="20014,471869" table:display="true" table:show-details="true"/>
                <table:data-pilot-member table:name="20014,491237" table:display="true" table:show-details="true"/>
                <table:data-pilot-member table:name="20015,214969" table:display="true" table:show-details="true"/>
                <table:data-pilot-member table:name="20015,297819" table:display="true" table:show-details="true"/>
                <table:data-pilot-member table:name="20015,456056" table:display="true" table:show-details="true"/>
                <table:data-pilot-member table:name="20015,494837" table:display="true" table:show-details="true"/>
                <table:data-pilot-member table:name="20015,586925" table:display="true" table:show-details="true"/>
                <table:data-pilot-member table:name="20015,829894" table:display="true" table:show-details="true"/>
                <table:data-pilot-member table:name="20016,302981" table:display="true" table:show-details="true"/>
                <table:data-pilot-member table:name="22511,41675" table:display="true" table:show-details="true"/>
                <table:data-pilot-member table:name="22512,467367" table:display="true" table:show-details="true"/>
                <table:data-pilot-member table:name="22512,656383" table:display="true" table:show-details="true"/>
                <table:data-pilot-member table:name="22512,694217" table:display="true" table:show-details="true"/>
                <table:data-pilot-member table:name="22512,728139" table:display="true" table:show-details="true"/>
                <table:data-pilot-member table:name="22512,778178" table:display="true" table:show-details="true"/>
                <table:data-pilot-member table:name="22513,226839" table:display="true" table:show-details="true"/>
                <table:data-pilot-member table:name="22513,267822" table:display="true" table:show-details="true"/>
                <table:data-pilot-member table:name="22513,335889" table:display="true" table:show-details="true"/>
                <table:data-pilot-member table:name="22513,379072" table:display="true" table:show-details="true"/>
                <table:data-pilot-member table:name="22513,802306" table:display="true" table:show-details="true"/>
                <table:data-pilot-member table:name="22513,829283" table:display="true" table:show-details="true"/>
                <table:data-pilot-member table:name="22514,089861" table:display="true" table:show-details="true"/>
                <table:data-pilot-member table:name="22514,556817" table:display="true" table:show-details="true"/>
                <table:data-pilot-member table:name="22514,599317" table:display="true" table:show-details="true"/>
                <table:data-pilot-member table:name="22514,958606" table:display="true" table:show-details="true"/>
                <table:data-pilot-member table:name="22514,989711" table:display="true" table:show-details="true"/>
                <table:data-pilot-member table:name="22515,395672" table:display="true" table:show-details="true"/>
                <table:data-pilot-member table:name="22516,583517" table:display="true" table:show-details="true"/>
                <table:data-pilot-member table:name="22517,6217" table:display="true" table:show-details="true"/>
                <table:data-pilot-member table:name="25011,923765" table:display="true" table:show-details="true"/>
                <table:data-pilot-member table:name="25012,383275" table:display="true" table:show-details="true"/>
                <table:data-pilot-member table:name="25012,752855" table:display="true" table:show-details="true"/>
                <table:data-pilot-member table:name="25012,828655" table:display="true" table:show-details="true"/>
                <table:data-pilot-member table:name="25013,04917" table:display="true" table:show-details="true"/>
                <table:data-pilot-member table:name="25013,61054" table:display="true" table:show-details="true"/>
                <table:data-pilot-member table:name="25013,79171" table:display="true" table:show-details="true"/>
                <table:data-pilot-member table:name="25013,81355" table:display="true" table:show-details="true"/>
                <table:data-pilot-member table:name="25014,153115" table:display="true" table:show-details="true"/>
                <table:data-pilot-member table:name="25014,318235" table:display="true" table:show-details="true"/>
                <table:data-pilot-member table:name="25014,954175" table:display="true" table:show-details="true"/>
                <table:data-pilot-member table:name="25015,034605" table:display="true" table:show-details="true"/>
                <table:data-pilot-member table:name="25015,24931" table:display="true" table:show-details="true"/>
                <table:data-pilot-member table:name="25015,2845" table:display="true" table:show-details="true"/>
                <table:data-pilot-member table:name="25015,916955" table:display="true" table:show-details="true"/>
                <table:data-pilot-member table:name="25016,116855" table:display="true" table:show-details="true"/>
                <table:data-pilot-member table:name="25016,33151" table:display="true" table:show-details="true"/>
                <table:data-pilot-member table:name="25016,389445" table:display="true" table:show-details="true"/>
                <table:data-pilot-member table:name="25017,03225" table:display="true" table:show-details="true"/>
                <table:data-pilot-member table:name="25019,4059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final" tableooo:display-name="h_final  - 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maks" tableooo:display-name="h_maks - 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9950" table:display="true" table:show-details="true"/>
                <table:data-pilot-member table:name="19950" table:display="true" table:show-details="true"/>
                <table:data-pilot-member table:name="29950" table:display="true" table:show-details="true"/>
                <table:data-pilot-member table:name="39950" table:display="true" table:show-details="true"/>
                <table:data-pilot-member table:name="49950" table:display="true" table:show-details="true"/>
                <table:data-pilot-member table:name="59950" table:display="true" table:show-details="true"/>
                <table:data-pilot-member table:name="69950" table:display="true" table:show-details="true"/>
                <table:data-pilot-member table:name="79950" table:display="true" table:show-details="true"/>
                <table:data-pilot-member table:name="89950" table:display="true" table:show-details="true"/>
                <table:data-pilot-member table:name="999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00:59:57.0469738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01:01:44.892127870</dc:date>
    <meta:editing-duration>PT4M43S</meta:editing-duration>
    <meta:editing-cycles>2</meta:editing-cycles>
    <meta:generator>LibreOffice/6.4.7.2$Linux_X86_64 LibreOffice_project/40$Build-2</meta:generator>
    <meta:document-statistic meta:table-count="2" meta:cell-count="1706" meta:object-count="0"/>
  </office:meta>
</office:document-meta>
</file>